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42250000319CFC169A83.svm" manifest:media-type=""/>
  <manifest:file-entry manifest:full-path="Pictures/20000009000042250000319C4B9C4BBB.svm" manifest:media-type=""/>
  <manifest:file-entry manifest:full-path="Pictures/20000009000042250000319C4FB39236.svm" manifest:media-type=""/>
  <manifest:file-entry manifest:full-path="Pictures/20000009000042250000319CEE6A074C.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charset="x-symbol"/>
    <style:font-face style:name="Mangal1" svg:font-family="Mangal"/>
    <style:font-face style:name="Courier" svg:font-family="Courier" style:font-family-generic="modern"/>
    <style:font-face style:name="Courier New" svg:font-family="'Courier New'" style:font-family-generic="modern"/>
    <style:font-face style:name="Courier New Greek" svg:font-family="'Courier New Greek'"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5.626cm" fo:margin-left="-0.123cm" table:align="left" style:writing-mode="lr-tb"/>
    </style:style>
    <style:style style:name="Tabelle1.A" style:family="table-column">
      <style:table-column-properties style:column-width="7.625cm"/>
    </style:style>
    <style:style style:name="Tabelle1.B" style:family="table-column">
      <style:table-column-properties style:column-width="8.001cm"/>
    </style:style>
    <style:style style:name="Tabelle1.1" style:family="table-row">
      <style:table-row-properties fo:keep-together="auto"/>
    </style:style>
    <style:style style:name="Tabelle1.A1" style:family="table-cell">
      <style:table-cell-properties style:vertical-align="top" fo:padding-left="0.123cm" fo:padding-right="0.123cm" fo:padding-top="0cm" fo:padding-bottom="0cm" fo:border="none" style:writing-mode="lr-tb"/>
    </style:style>
    <style:style style:name="Tabelle2" style:family="table">
      <style:table-properties style:width="16.849cm" fo:margin-left="-0.123cm" table:align="left" style:writing-mode="lr-tb"/>
    </style:style>
    <style:style style:name="Tabelle2.A" style:family="table-column">
      <style:table-column-properties style:column-width="0.624cm"/>
    </style:style>
    <style:style style:name="Tabelle2.B" style:family="table-column">
      <style:table-column-properties style:column-width="16.224cm"/>
    </style:style>
    <style:style style:name="Tabelle2.1" style:family="table-row">
      <style:table-row-properties fo:keep-together="auto"/>
    </style:style>
    <style:style style:name="Tabelle2.A1" style:family="table-cell">
      <style:table-cell-properties style:vertical-align="top" fo:padding-left="0.123cm" fo:padding-right="0.123cm" fo:padding-top="0cm" fo:padding-bottom="0cm" fo:border="none" style:writing-mode="lr-tb"/>
    </style:style>
    <style:style style:name="Tabelle3" style:family="table">
      <style:table-properties style:width="16.877cm" fo:margin-left="-0.123cm" table:align="left" style:writing-mode="lr-tb"/>
    </style:style>
    <style:style style:name="Tabelle3.A" style:family="table-column">
      <style:table-column-properties style:column-width="0.624cm"/>
    </style:style>
    <style:style style:name="Tabelle3.B" style:family="table-column">
      <style:table-column-properties style:column-width="16.252cm"/>
    </style:style>
    <style:style style:name="Tabelle3.1" style:family="table-row">
      <style:table-row-properties fo:keep-together="auto"/>
    </style:style>
    <style:style style:name="Tabelle3.A1" style:family="table-cell">
      <style:table-cell-properties style:vertical-align="top" fo:padding-left="0.123cm" fo:padding-right="0.123cm" fo:padding-top="0cm" fo:padding-bottom="0cm" fo:border="none" style:writing-mode="lr-tb"/>
    </style:style>
    <style:style style:name="Tabelle4" style:family="table">
      <style:table-properties style:width="16.849cm" fo:margin-left="-0.123cm" table:align="left" style:writing-mode="lr-tb"/>
    </style:style>
    <style:style style:name="Tabelle4.A" style:family="table-column">
      <style:table-column-properties style:column-width="0.624cm"/>
    </style:style>
    <style:style style:name="Tabelle4.B" style:family="table-column">
      <style:table-column-properties style:column-width="16.224cm"/>
    </style:style>
    <style:style style:name="Tabelle4.1" style:family="table-row">
      <style:table-row-properties fo:keep-together="auto"/>
    </style:style>
    <style:style style:name="Tabelle4.A1" style:family="table-cell">
      <style:table-cell-properties style:vertical-align="top" fo:padding-left="0.123cm" fo:padding-right="0.123cm" fo:padding-top="0cm" fo:padding-bottom="0cm" fo:border="none" style:writing-mode="lr-tb"/>
    </style:style>
    <style:style style:name="Tabelle5" style:family="table">
      <style:table-properties style:width="16.626cm" fo:margin-left="-0.123cm" table:align="left" style:writing-mode="lr-tb"/>
    </style:style>
    <style:style style:name="Tabelle5.A" style:family="table-column">
      <style:table-column-properties style:column-width="16.626cm"/>
    </style:style>
    <style:style style:name="Tabelle5.1" style:family="table-row">
      <style:table-row-properties fo:keep-together="auto"/>
    </style:style>
    <style:style style:name="Tabelle5.A1" style:family="table-cell">
      <style:table-cell-properties style:vertical-align="top" fo:padding-left="0.123cm" fo:padding-right="0.123cm" fo:padding-top="0cm" fo:padding-bottom="0cm" fo:border="none" style:writing-mode="lr-tb"/>
    </style:style>
    <style:style style:name="Tabelle6" style:family="table">
      <style:table-properties style:width="16.849cm" fo:margin-left="-0.123cm" table:align="left" style:writing-mode="lr-tb"/>
    </style:style>
    <style:style style:name="Tabelle6.A" style:family="table-column">
      <style:table-column-properties style:column-width="0.374cm"/>
    </style:style>
    <style:style style:name="Tabelle6.B" style:family="table-column">
      <style:table-column-properties style:column-width="16.475cm"/>
    </style:style>
    <style:style style:name="Tabelle6.1" style:family="table-row">
      <style:table-row-properties fo:keep-together="auto"/>
    </style:style>
    <style:style style:name="Tabelle6.A1" style:family="table-cell">
      <style:table-cell-properties style:vertical-align="top" fo:padding-left="0.123cm" fo:padding-right="0.123cm" fo:padding-top="0cm" fo:padding-bottom="0cm" fo:border="none" style:writing-mode="lr-tb"/>
    </style:style>
    <style:style style:name="Tabelle7" style:family="table">
      <style:table-properties style:width="16.849cm" fo:margin-left="-0.123cm" table:align="left" style:writing-mode="lr-tb"/>
    </style:style>
    <style:style style:name="Tabelle7.A" style:family="table-column">
      <style:table-column-properties style:column-width="0.374cm"/>
    </style:style>
    <style:style style:name="Tabelle7.B" style:family="table-column">
      <style:table-column-properties style:column-width="16.475cm"/>
    </style:style>
    <style:style style:name="Tabelle7.1" style:family="table-row">
      <style:table-row-properties fo:keep-together="auto"/>
    </style:style>
    <style:style style:name="Tabelle7.A1" style:family="table-cell">
      <style:table-cell-properties style:vertical-align="top" fo:padding-left="0.123cm" fo:padding-right="0.123cm" fo:padding-top="0cm" fo:padding-bottom="0cm" fo:border="none" style:writing-mode="lr-tb"/>
    </style:style>
    <style:style style:name="Tabelle8" style:family="table">
      <style:table-properties style:width="16.849cm" fo:margin-left="-0.123cm" table:align="left" style:writing-mode="lr-tb"/>
    </style:style>
    <style:style style:name="Tabelle8.A" style:family="table-column">
      <style:table-column-properties style:column-width="0.374cm"/>
    </style:style>
    <style:style style:name="Tabelle8.B" style:family="table-column">
      <style:table-column-properties style:column-width="16.475cm"/>
    </style:style>
    <style:style style:name="Tabelle8.1" style:family="table-row">
      <style:table-row-properties fo:keep-together="auto"/>
    </style:style>
    <style:style style:name="Tabelle8.A1" style:family="table-cell">
      <style:table-cell-properties style:vertical-align="top" fo:padding-left="0.123cm" fo:padding-right="0.123cm" fo:padding-top="0cm" fo:padding-bottom="0cm" fo:border="none" style:writing-mode="lr-tb"/>
    </style:style>
    <style:style style:name="Tabelle9" style:family="table">
      <style:table-properties style:width="16.849cm" fo:margin-left="-0.123cm" table:align="left" style:writing-mode="lr-tb"/>
    </style:style>
    <style:style style:name="Tabelle9.A" style:family="table-column">
      <style:table-column-properties style:column-width="1.124cm"/>
    </style:style>
    <style:style style:name="Tabelle9.B" style:family="table-column">
      <style:table-column-properties style:column-width="15.725cm"/>
    </style:style>
    <style:style style:name="Tabelle9.1" style:family="table-row">
      <style:table-row-properties fo:keep-together="auto"/>
    </style:style>
    <style:style style:name="Tabelle9.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text-align="justify"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style>
    <style:style style:name="P2" style:family="paragraph" style:parent-style-name="Standard">
      <style:paragraph-properties fo:text-align="justify"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Times New Roman" style:font-name-asian="Times New Roman" style:font-name-complex="Times New Roman"/>
    </style:style>
    <style:style style:name="P3" style:family="paragraph" style:parent-style-name="Standard">
      <style:paragraph-properties>
        <style:tab-stops>
          <style:tab-stop style:position="0.762cm"/>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Times New Roman" style:font-name-asian="Times New Roman" style:font-name-complex="Times New Roman"/>
    </style:style>
    <style:style style:name="P4"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Times New Roman" style:font-name-asian="Times New Roman" style:font-name-complex="Times New Roman"/>
    </style:style>
    <style:style style:name="P5" style:family="paragraph" style:parent-style-name="Standard">
      <style:paragraph-properties fo:line-height="0.423cm">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Times New Roman" fo:font-size="14pt" style:font-name-asian="Times New Roman" style:font-size-asian="14pt" style:font-name-complex="Times New Roman" style:font-size-complex="14pt"/>
    </style:style>
    <style:style style:name="P6" style:family="paragraph" style:parent-style-name="Standard">
      <style:paragraph-properties fo:text-align="justify"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Times New Roman" fo:font-size="14pt" fo:font-weight="bold" style:font-name-asian="Times New Roman" style:font-size-asian="14pt" style:font-weight-asian="bold" style:font-name-complex="Times New Roman" style:font-size-complex="14pt" style:font-weight-complex="bold" text:display="none"/>
    </style:style>
    <style:style style:name="P7" style:family="paragraph" style:parent-style-name="Standard">
      <style:paragraph-properties fo:text-align="center" style:justify-single-word="false">
        <style:tab-stops>
          <style:tab-stop style:position="0.762cm"/>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Times New Roman" fo:font-weight="bold" style:font-name-asian="Times New Roman" style:font-weight-asian="bold" style:font-name-complex="Times New Roman" style:font-weight-complex="bold"/>
    </style:style>
    <style:style style:name="P8"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Times New Roman" fo:font-weight="bold" style:font-name-asian="Times New Roman" style:font-weight-asian="bold" style:font-name-complex="Times New Roman" style:font-weight-complex="bold"/>
    </style:style>
    <style:style style:name="P9" style:family="paragraph" style:parent-style-name="Standard">
      <style:paragraph-properties fo:text-align="justify"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Times New Roman" fo:font-weight="bold" style:font-name-asian="Times New Roman" style:font-weight-asian="bold" style:font-name-complex="Times New Roman" style:font-weight-complex="bold"/>
    </style:style>
    <style:style style:name="P10" style:family="paragraph" style:parent-style-name="Standard">
      <style:text-properties style:font-name="Times New Roman" fo:font-size="10pt" style:font-name-asian="Times New Roman" style:font-size-asian="10pt" style:font-name-complex="Times New Roman" style:font-size-complex="10pt"/>
    </style:style>
    <style:style style:name="P11" style:family="paragraph" style:parent-style-name="Standard">
      <style:paragraph-properties fo:text-align="justify" style:justify-single-word="false"/>
      <style:text-properties style:font-name="Times New Roman" fo:font-size="10pt" style:font-name-asian="Times New Roman" style:font-size-asian="10pt" style:font-name-complex="Times New Roman" style:font-size-complex="10pt"/>
    </style:style>
    <style:style style:name="P12" style:family="paragraph" style:parent-style-name="Standard">
      <style:paragraph-properties fo:text-align="justify"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Times New Roman" fo:font-size="10pt" style:font-name-asian="Times New Roman" style:font-size-asian="10pt" style:font-name-complex="Times New Roman" style:font-size-complex="10pt"/>
    </style:style>
    <style:style style:name="P13"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Times New Roman" fo:font-size="10pt" style:font-name-asian="Times New Roman" style:font-size-asian="10pt" style:font-name-complex="Times New Roman" style:font-size-complex="10pt"/>
    </style:style>
    <style:style style:name="P14" style:family="paragraph" style:parent-style-name="Standard">
      <style:paragraph-properties fo:text-align="center"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Times New Roman" fo:font-size="10pt" style:font-name-asian="Times New Roman" style:font-size-asian="10pt" style:font-name-complex="Times New Roman" style:font-size-complex="10pt"/>
    </style:style>
    <style:style style:name="P15" style:family="paragraph" style:parent-style-name="Standard">
      <style:paragraph-properties fo:text-align="center"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4.478cm"/>
          <style:tab-stop style:position="15.002cm"/>
          <style:tab-stop style:position="16.002cm"/>
          <style:tab-stop style:position="17.002cm"/>
          <style:tab-stop style:position="18.002cm"/>
          <style:tab-stop style:position="18.542cm"/>
          <style:tab-stop style:position="18.796cm"/>
          <style:tab-stop style:position="19.002cm"/>
          <style:tab-stop style:position="20.003cm"/>
        </style:tab-stops>
      </style:paragraph-properties>
      <style:text-properties style:font-name="Times New Roman" fo:font-size="10pt" style:font-name-asian="Times New Roman" style:font-size-asian="10pt" style:font-name-complex="Times New Roman" style:font-size-complex="10pt"/>
    </style:style>
    <style:style style:name="P16" style:family="paragraph" style:parent-style-name="Standard">
      <style:paragraph-properties fo:line-height="0.353cm" fo:text-align="justify" style:justify-single-word="false"/>
      <style:text-properties style:font-name="Times New Roman" fo:font-size="10pt" style:font-name-asian="Times New Roman" style:font-size-asian="10pt" style:font-name-complex="Times New Roman" style:font-size-complex="10pt"/>
    </style:style>
    <style:style style:name="P17"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4.478cm"/>
          <style:tab-stop style:position="15.002cm"/>
          <style:tab-stop style:position="16.002cm"/>
          <style:tab-stop style:position="17.002cm"/>
          <style:tab-stop style:position="18.002cm"/>
          <style:tab-stop style:position="18.542cm"/>
          <style:tab-stop style:position="18.796cm"/>
          <style:tab-stop style:position="19.002cm"/>
          <style:tab-stop style:position="20.003cm"/>
        </style:tab-stops>
      </style:paragraph-properties>
      <style:text-properties style:font-name="Times New Roman" fo:font-size="10pt" style:font-name-asian="Times New Roman" style:font-size-asian="10pt" style:font-name-complex="Times New Roman" style:font-size-complex="10pt"/>
    </style:style>
    <style:style style:name="P18"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P19" style:family="paragraph" style:parent-style-name="Standard">
      <style:paragraph-properties fo:text-align="justify"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Times New Roman" fo:font-size="10pt" fo:font-style="italic" style:font-name-asian="Times New Roman" style:font-size-asian="10pt" style:font-style-asian="italic" style:font-name-complex="Times New Roman" style:font-size-complex="10pt" style:font-style-complex="italic"/>
    </style:style>
    <style:style style:name="P20" style:family="paragraph" style:parent-style-name="Standard">
      <style:paragraph-properties fo:line-height="0.423cm"/>
      <style:text-properties style:font-name="Times New Roman" fo:font-size="11pt" style:font-name-asian="Times New Roman" style:font-size-asian="11pt" style:font-name-complex="Times New Roman" style:font-size-complex="11pt"/>
    </style:style>
    <style:style style:name="P21" style:family="paragraph" style:parent-style-name="Standard">
      <style:paragraph-properties fo:line-height="0.423cm" fo:text-align="end" style:justify-single-word="false"/>
      <style:text-properties style:font-name="Times New Roman" fo:font-size="11pt" style:font-name-asian="Times New Roman" style:font-size-asian="11pt" style:font-name-complex="Times New Roman" style:font-size-complex="11pt"/>
    </style:style>
    <style:style style:name="P22" style:family="paragraph" style:parent-style-name="Standard">
      <style:paragraph-properties fo:line-height="0.423cm" fo:text-align="center" style:justify-single-word="false"/>
      <style:text-properties style:font-name="Times New Roman" fo:font-size="11pt" fo:font-weight="bold" style:font-name-asian="Times New Roman" style:font-size-asian="11pt" style:font-weight-asian="bold" style:font-name-complex="Times New Roman" style:font-size-complex="11pt" style:font-weight-complex="bold"/>
    </style:style>
    <style:style style:name="P23" style:family="paragraph" style:parent-style-name="Standard">
      <style:paragraph-properties fo:line-height="0.423cm">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style>
    <style:style style:name="P24" style:family="paragraph" style:parent-style-name="Standard">
      <style:paragraph-properties fo:line-height="0.423cm" fo:text-align="center" style:justify-single-word="false"/>
    </style:style>
    <style:style style:name="P25" style:family="paragraph" style:parent-style-name="Standard">
      <style:paragraph-properties fo:line-height="0.423cm" fo:text-align="end" style:justify-single-word="false"/>
    </style:style>
    <style:style style:name="P26" style:family="paragraph" style:parent-style-name="Standard">
      <style:text-properties style:font-name="Courier New" fo:font-size="10pt" style:font-name-asian="Courier New" style:font-size-asian="10pt" style:font-name-complex="Courier New" style:font-size-complex="10pt"/>
    </style:style>
    <style:style style:name="P27"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28" style:family="paragraph" style:parent-style-name="Standard">
      <style:paragraph-properties fo:line-height="0.353cm"/>
    </style:style>
    <style:style style:name="P29" style:family="paragraph" style:parent-style-name="Standard">
      <style:paragraph-properties fo:line-height="0.353cm" fo:text-align="justify" style:justify-single-word="false"/>
    </style:style>
    <style:style style:name="P30" style:family="paragraph" style:parent-style-name="Standard">
      <style:paragraph-properties fo:margin-left="0cm" fo:margin-right="1cm" fo:text-align="justify"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style>
    <style:style style:name="P31" style:family="paragraph" style:parent-style-name="Standard">
      <style:paragraph-properties fo:margin-left="0cm" fo:margin-right="1cm" fo:line-height="0.423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style>
    <style:style style:name="P32" style:family="paragraph" style:parent-style-name="Standard">
      <style:paragraph-properties fo:margin-left="0cm" fo:margin-right="1cm" fo:line-height="0.423cm" fo:text-align="justify"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Times New Roman" style:font-name-asian="Times New Roman" style:font-name-complex="Times New Roman"/>
    </style:style>
    <style:style style:name="P33" style:family="paragraph" style:parent-style-name="Standard">
      <style:paragraph-properties fo:margin-left="0cm" fo:margin-right="1cm" fo:text-align="justify"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Times New Roman" style:font-name-asian="Times New Roman" style:font-name-complex="Times New Roman"/>
    </style:style>
    <style:style style:name="P34" style:family="paragraph" style:parent-style-name="Standard">
      <style:paragraph-properties fo:margin-left="0cm" fo:margin-right="1cm" fo:text-align="justify"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P35" style:family="paragraph" style:parent-style-name="Standard">
      <style:paragraph-properties fo:margin-left="0cm" fo:margin-right="1cm" fo:line-height="0.423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Times New Roman" fo:font-size="14pt" style:font-name-asian="Times New Roman" style:font-size-asian="14pt" style:font-name-complex="Times New Roman" style:font-size-complex="14pt"/>
    </style:style>
    <style:style style:name="P36" style:family="paragraph" style:parent-style-name="Standard" style:master-page-name="First_20_Page">
      <style:paragraph-properties fo:margin-left="0cm" fo:margin-right="1cm" fo:line-height="0.423cm" fo:text-align="justify" style:justify-single-word="false" fo:text-indent="0cm" style:auto-text-indent="false" style:page-number="auto">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Times New Roman" style:font-name-asian="Times New Roman" style:font-name-complex="Times New Roman"/>
    </style:style>
    <style:style style:name="P37" style:family="paragraph" style:parent-style-name="Standard">
      <style:paragraph-properties fo:break-before="page">
        <style:tab-stops>
          <style:tab-stop style:position="0.762cm"/>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Times New Roman" style:font-name-asian="Times New Roman" style:font-name-complex="Times New Roman"/>
    </style:style>
    <style:style style:name="P38" style:family="paragraph" style:parent-style-name="Standard">
      <style:paragraph-properties fo:text-align="justify" style:justify-single-word="false" fo:keep-together="always" fo:keep-with-next="always"/>
    </style:style>
    <style:style style:name="P39" style:family="paragraph" style:parent-style-name="Standard">
      <style:paragraph-properties fo:text-align="justify" style:justify-single-word="false" fo:keep-together="always" fo:keep-with-next="alway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style>
    <style:style style:name="P40" style:family="paragraph" style:parent-style-name="Standard">
      <style:paragraph-properties fo:text-align="justify" style:justify-single-word="false" fo:keep-together="always" fo:keep-with-next="alway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Times New Roman" fo:font-size="10pt" style:font-name-asian="Times New Roman" style:font-size-asian="10pt" style:font-name-complex="Times New Roman" style:font-size-complex="10pt"/>
    </style:style>
    <style:style style:name="P41" style:family="paragraph" style:parent-style-name="Standard">
      <style:paragraph-properties fo:text-align="justify" style:justify-single-word="false" fo:keep-together="always" fo:keep-with-next="always" style:snap-to-layout-grid="false"/>
      <style:text-properties style:font-name="Times New Roman" fo:font-size="10pt" style:font-name-asian="Times New Roman" style:font-size-asian="10pt" style:font-name-complex="Times New Roman" style:font-size-complex="10pt"/>
    </style:style>
    <style:style style:name="P42" style:family="paragraph" style:parent-style-name="Standard">
      <style:paragraph-properties fo:text-align="justify" style:justify-single-word="false" fo:keep-together="always" fo:keep-with-next="alway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8.89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Times New Roman" fo:font-size="10pt" style:font-name-asian="Times New Roman" style:font-size-asian="10pt" style:font-name-complex="Times New Roman" style:font-size-complex="10pt"/>
    </style:style>
    <style:style style:name="P43" style:family="paragraph" style:parent-style-name="Standard">
      <style:paragraph-properties fo:text-align="center" style:justify-single-word="false" fo:keep-together="always" fo:keep-with-next="always"/>
      <style:text-properties style:font-name="Times New Roman" fo:font-size="10pt" style:font-name-asian="Times New Roman" style:font-size-asian="10pt" style:font-name-complex="Times New Roman" style:font-size-complex="10pt"/>
    </style:style>
    <style:style style:name="P44" style:family="paragraph" style:parent-style-name="Standard">
      <style:paragraph-properties fo:text-align="center" style:justify-single-word="false" fo:keep-together="always" fo:keep-with-next="alway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Times New Roman" fo:font-size="10pt" style:font-name-asian="Times New Roman" style:font-size-asian="10pt" style:font-name-complex="Times New Roman" style:font-size-complex="10pt"/>
    </style:style>
    <style:style style:name="P45" style:family="paragraph" style:parent-style-name="Standard">
      <style:paragraph-properties fo:text-align="center" style:justify-single-word="false" fo:keep-together="always" fo:keep-with-next="alway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4.478cm"/>
          <style:tab-stop style:position="15.002cm"/>
          <style:tab-stop style:position="16.002cm"/>
          <style:tab-stop style:position="17.002cm"/>
          <style:tab-stop style:position="18.002cm"/>
          <style:tab-stop style:position="18.542cm"/>
          <style:tab-stop style:position="18.796cm"/>
          <style:tab-stop style:position="19.002cm"/>
          <style:tab-stop style:position="20.003cm"/>
        </style:tab-stops>
      </style:paragraph-properties>
      <style:text-properties style:font-name="Times New Roman" fo:font-size="10pt" style:font-name-asian="Times New Roman" style:font-size-asian="10pt" style:font-name-complex="Times New Roman" style:font-size-complex="10pt"/>
    </style:style>
    <style:style style:name="P46" style:family="paragraph" style:parent-style-name="Standard">
      <style:paragraph-properties fo:keep-together="always" fo:keep-with-next="always"/>
      <style:text-properties style:font-name="Times New Roman" fo:font-size="10pt" style:font-name-asian="Times New Roman" style:font-size-asian="10pt" style:font-name-complex="Times New Roman" style:font-size-complex="10pt"/>
    </style:style>
    <style:style style:name="P47" style:family="paragraph" style:parent-style-name="Standard">
      <style:paragraph-properties fo:keep-together="always" fo:keep-with-next="alway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Times New Roman" fo:font-size="10pt" style:font-name-asian="Times New Roman" style:font-size-asian="10pt" style:font-name-complex="Times New Roman" style:font-size-complex="10pt"/>
    </style:style>
    <style:style style:name="P48" style:family="paragraph" style:parent-style-name="Standard">
      <style:paragraph-properties fo:keep-together="always" fo:keep-with-next="always" style:snap-to-layout-grid="false"/>
      <style:text-properties style:font-name="Times New Roman" fo:font-size="10pt" style:font-name-asian="Times New Roman" style:font-size-asian="10pt" style:font-name-complex="Times New Roman" style:font-size-complex="10pt"/>
    </style:style>
    <style:style style:name="P49" style:family="paragraph" style:parent-style-name="Standard">
      <style:paragraph-properties fo:line-height="0.353cm" fo:text-align="center" style:justify-single-word="false" fo:keep-together="always" fo:keep-with-next="always"/>
      <style:text-properties style:font-name="Times New Roman" fo:font-size="10pt" style:font-name-asian="Times New Roman" style:font-size-asian="10pt" style:font-name-complex="Times New Roman" style:font-size-complex="10pt"/>
    </style:style>
    <style:style style:name="P50" style:family="paragraph" style:parent-style-name="Standard">
      <style:paragraph-properties fo:line-height="0.353cm" fo:text-align="justify" style:justify-single-word="false" fo:keep-together="always" fo:keep-with-next="always"/>
      <style:text-properties style:font-name="Times New Roman" fo:font-size="10pt" style:font-name-asian="Times New Roman" style:font-size-asian="10pt" style:font-name-complex="Times New Roman" style:font-size-complex="10pt"/>
    </style:style>
    <style:style style:name="P51" style:family="paragraph" style:parent-style-name="Standard">
      <style:paragraph-properties fo:line-height="0.353cm" fo:text-align="center" style:justify-single-word="false" fo:keep-together="always" fo:keep-with-next="always"/>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P52" style:family="paragraph" style:parent-style-name="Standard">
      <style:paragraph-properties fo:text-align="justify" style:justify-single-word="false" fo:keep-together="always" fo:keep-with-next="alway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P53" style:family="paragraph" style:parent-style-name="Standard">
      <style:paragraph-properties fo:line-height="0.353cm" fo:text-align="justify" style:justify-single-word="false" fo:keep-together="always" fo:keep-with-next="always"/>
      <style:text-properties style:font-name="Times New Roman" fo:font-size="10pt" fo:font-style="italic" style:font-name-asian="Times New Roman" style:font-size-asian="10pt" style:font-style-asian="italic" style:font-name-complex="Times New Roman" style:font-size-complex="10pt" style:font-style-complex="italic"/>
    </style:style>
    <style:style style:name="P54" style:family="paragraph" style:parent-style-name="Standard">
      <style:paragraph-properties fo:text-align="justify" style:justify-single-word="false" fo:keep-together="always" fo:keep-with-next="alway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Times New Roman" style:font-name-asian="Times New Roman" style:font-name-complex="Times New Roman"/>
    </style:style>
    <style:style style:name="P55" style:family="paragraph" style:parent-style-name="Standard">
      <style:paragraph-properties fo:line-height="0.353cm" fo:text-align="justify" style:justify-single-word="false" fo:keep-together="always" fo:keep-with-next="always"/>
    </style:style>
    <style:style style:name="P56" style:family="paragraph" style:parent-style-name="Standard">
      <style:paragraph-properties fo:line-height="0.353cm" fo:text-align="justify" style:justify-single-word="false" fo:keep-together="always" fo:keep-with-next="alway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style>
    <style:style style:name="P57" style:family="paragraph" style:parent-style-name="Standard">
      <style:paragraph-properties fo:line-height="0.353cm" fo:keep-together="always" fo:keep-with-next="always"/>
    </style:style>
    <style:style style:name="P58" style:family="paragraph" style:parent-style-name="Standard">
      <style:paragraph-properties fo:line-height="0.353cm" fo:keep-together="always" fo:keep-with-next="alway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style>
    <style:style style:name="P59" style:family="paragraph" style:parent-style-name="Standard">
      <style:paragraph-properties fo:line-height="0.353cm" fo:text-align="center" style:justify-single-word="false" fo:keep-together="always" fo:keep-with-next="always"/>
    </style:style>
    <style:style style:name="P60" style:family="paragraph" style:parent-style-name="Standard">
      <style:paragraph-properties fo:keep-together="always" fo:keep-with-next="always"/>
    </style:style>
    <style:style style:name="P61" style:family="paragraph" style:parent-style-name="Standard">
      <style:paragraph-properties fo:keep-together="always" fo:keep-with-next="alway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style>
    <style:style style:name="P62" style:family="paragraph" style:parent-style-name="Standard">
      <style:paragraph-properties fo:line-height="0.353cm" fo:text-align="justify" style:justify-single-word="false" fo:keep-together="always" fo:keep-with-next="always"/>
      <style:text-properties style:font-name="Courier New" fo:font-size="10pt" style:font-name-asian="Courier New" style:font-size-asian="10pt" style:font-name-complex="Courier New" style:font-size-complex="10pt"/>
    </style:style>
    <style:style style:name="P63" style:family="paragraph" style:parent-style-name="Standard">
      <style:paragraph-properties fo:line-height="0.353cm" fo:text-align="justify" style:justify-single-word="false" fo:keep-together="always" fo:keep-with-next="alway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Courier New" fo:font-size="10pt" style:font-name-asian="Courier New" style:font-size-asian="10pt" style:font-name-complex="Courier New" style:font-size-complex="10pt"/>
    </style:style>
    <style:style style:name="P64" style:family="paragraph" style:parent-style-name="Standard">
      <style:paragraph-properties fo:line-height="0.353cm" fo:keep-together="always" fo:keep-with-next="always"/>
      <style:text-properties style:font-name="Courier New" fo:font-size="10pt" style:font-name-asian="Courier New" style:font-size-asian="10pt" style:font-name-complex="Courier New" style:font-size-complex="10pt"/>
    </style:style>
    <style:style style:name="P65" style:family="paragraph" style:parent-style-name="Standard">
      <style:paragraph-properties fo:line-height="0.353cm" fo:keep-together="always" fo:keep-with-next="alway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Courier New" fo:font-size="10pt" style:font-name-asian="Courier New" style:font-size-asian="10pt" style:font-name-complex="Courier New" style:font-size-complex="10pt"/>
    </style:style>
    <style:style style:name="P66" style:family="paragraph" style:parent-style-name="Standard">
      <style:paragraph-properties fo:line-height="0.353cm" fo:text-align="center" style:justify-single-word="false" fo:keep-together="always" fo:keep-with-next="always"/>
      <style:text-properties style:font-name="Courier New" fo:font-size="10pt" style:font-name-asian="Courier New" style:font-size-asian="10pt" style:font-name-complex="Courier New" style:font-size-complex="10pt"/>
    </style:style>
    <style:style style:name="P67" style:family="paragraph" style:parent-style-name="Standard">
      <style:paragraph-properties fo:line-height="0.353cm" fo:text-align="center" style:justify-single-word="false" fo:keep-together="always" fo:keep-with-next="alway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Courier New" fo:font-size="10pt" style:font-name-asian="Courier New" style:font-size-asian="10pt" style:font-name-complex="Courier New" style:font-size-complex="10pt"/>
    </style:style>
    <style:style style:name="P68" style:family="paragraph" style:parent-style-name="Standard">
      <style:paragraph-properties fo:text-align="justify" style:justify-single-word="false" fo:keep-together="always" fo:keep-with-next="always"/>
      <style:text-properties style:font-name="Courier New" fo:font-size="10pt" style:font-name-asian="Courier New" style:font-size-asian="10pt" style:font-name-complex="Courier New" style:font-size-complex="10pt"/>
    </style:style>
    <style:style style:name="P69" style:family="paragraph" style:parent-style-name="Standard">
      <style:paragraph-properties fo:text-align="justify" style:justify-single-word="false" fo:keep-together="always" fo:keep-with-next="alway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Courier New" fo:font-size="10pt" style:font-name-asian="Courier New" style:font-size-asian="10pt" style:font-name-complex="Courier New" style:font-size-complex="10pt"/>
    </style:style>
    <style:style style:name="P70" style:family="paragraph" style:parent-style-name="Standard">
      <style:paragraph-properties fo:text-align="center" style:justify-single-word="false" fo:keep-together="always" fo:keep-with-next="always"/>
      <style:text-properties style:font-name="Courier New" fo:font-size="10pt" style:font-name-asian="Courier New" style:font-size-asian="10pt" style:font-name-complex="Courier New" style:font-size-complex="10pt"/>
    </style:style>
    <style:style style:name="P71" style:family="paragraph" style:parent-style-name="Standard">
      <style:paragraph-properties fo:text-align="center" style:justify-single-word="false" fo:keep-together="always" fo:keep-with-next="alway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4.478cm"/>
          <style:tab-stop style:position="15.002cm"/>
          <style:tab-stop style:position="16.002cm"/>
          <style:tab-stop style:position="17.002cm"/>
          <style:tab-stop style:position="18.002cm"/>
          <style:tab-stop style:position="18.542cm"/>
          <style:tab-stop style:position="18.796cm"/>
          <style:tab-stop style:position="19.002cm"/>
          <style:tab-stop style:position="20.003cm"/>
        </style:tab-stops>
      </style:paragraph-properties>
      <style:text-properties style:font-name="Courier New" fo:font-size="10pt" style:font-name-asian="Courier New" style:font-size-asian="10pt" style:font-name-complex="Courier New" style:font-size-complex="10pt"/>
    </style:style>
    <style:style style:name="P72" style:family="paragraph" style:parent-style-name="Standard">
      <style:paragraph-properties fo:keep-together="always" fo:keep-with-next="always"/>
      <style:text-properties style:font-name="Courier New" fo:font-size="10pt" style:font-name-asian="Courier New" style:font-size-asian="10pt" style:font-name-complex="Courier New" style:font-size-complex="10pt"/>
    </style:style>
    <style:style style:name="P73" style:family="paragraph" style:parent-style-name="Standard">
      <style:paragraph-properties fo:keep-together="always" fo:keep-with-next="alway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Courier New" fo:font-size="10pt" style:font-name-asian="Courier New" style:font-size-asian="10pt" style:font-name-complex="Courier New" style:font-size-complex="10pt"/>
    </style:style>
    <style:style style:name="P74" style:family="paragraph" style:parent-style-name="Standard">
      <style:paragraph-properties fo:line-height="0.353cm" fo:keep-together="always" fo:keep-with-next="always"/>
      <style:text-properties style:font-name="Courier New" fo:font-size="10pt" fo:font-weight="bold" style:font-name-asian="Courier New" style:font-size-asian="10pt" style:font-weight-asian="bold" style:font-name-complex="Courier New" style:font-size-complex="10pt" style:font-weight-complex="bold"/>
    </style:style>
    <style:style style:name="P75" style:family="paragraph" style:parent-style-name="Standard">
      <style:paragraph-properties fo:line-height="0.353cm" fo:keep-together="always" fo:keep-with-next="always" style:snap-to-layout-grid="false"/>
      <style:text-properties style:font-name="Courier New" fo:font-size="10pt" fo:font-weight="bold" style:font-name-asian="Courier New" style:font-size-asian="10pt" style:font-weight-asian="bold" style:font-name-complex="Courier New" style:font-size-complex="10pt" style:font-weight-complex="bold"/>
    </style:style>
    <style:style style:name="P76" style:family="paragraph" style:parent-style-name="Standard">
      <style:paragraph-properties fo:text-align="center" style:justify-single-word="false" fo:keep-together="always" fo:keep-with-next="always"/>
    </style:style>
    <style:style style:name="P77" style:family="paragraph" style:parent-style-name="Standard">
      <style:paragraph-properties fo:text-align="center" style:justify-single-word="false" fo:keep-together="always" fo:keep-with-next="alway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4.478cm"/>
          <style:tab-stop style:position="15.002cm"/>
          <style:tab-stop style:position="16.002cm"/>
          <style:tab-stop style:position="17.002cm"/>
          <style:tab-stop style:position="18.002cm"/>
          <style:tab-stop style:position="18.542cm"/>
          <style:tab-stop style:position="18.796cm"/>
          <style:tab-stop style:position="19.002cm"/>
          <style:tab-stop style:position="20.003cm"/>
        </style:tab-stops>
      </style:paragraph-properties>
    </style:style>
    <style:style style:name="P78" style:family="paragraph" style:parent-style-name="Standard">
      <style:paragraph-properties fo:line-height="0.353cm" fo:keep-together="always" fo:keep-with-next="alway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Courier New Greek" fo:font-size="10pt" style:font-name-asian="Courier New Greek" style:font-size-asian="10pt" style:font-name-complex="Courier New Greek" style:font-size-complex="10pt"/>
    </style:style>
    <style:style style:name="P79" style:family="paragraph" style:parent-style-name="Standard">
      <style:paragraph-properties fo:line-height="0.353cm" fo:text-align="center" style:justify-single-word="false" fo:keep-together="always" fo:keep-with-next="always"/>
      <style:text-properties style:font-name="Courier New Greek" fo:font-size="10pt" style:font-name-asian="Courier New Greek" style:font-size-asian="10pt" style:font-name-complex="Courier New Greek" style:font-size-complex="10pt"/>
    </style:style>
    <style:style style:name="P80" style:family="paragraph" style:parent-style-name="Standard">
      <style:paragraph-properties fo:margin-left="11.001cm" fo:margin-right="0cm" fo:line-height="0.353cm" fo:text-align="center" style:justify-single-word="false" fo:keep-together="always" fo:text-indent="1cm" style:auto-text-indent="false" fo:keep-with-next="always"/>
      <style:text-properties style:font-name="Courier New" fo:font-size="10pt" style:font-name-asian="Courier New" style:font-size-asian="10pt" style:font-name-complex="Courier New" style:font-size-complex="10pt"/>
    </style:style>
    <style:style style:name="P81" style:family="paragraph" style:parent-style-name="Standard">
      <style:paragraph-properties fo:margin-left="0.6cm" fo:margin-right="0cm" fo:text-align="justify" style:justify-single-word="false" fo:text-indent="-0.6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style>
    <style:style style:name="P82" style:family="paragraph" style:parent-style-name="Heading_20_1">
      <style:text-properties fo:font-size="14pt" style:font-size-asian="14pt" style:font-size-complex="14pt"/>
    </style:style>
    <style:style style:name="P83" style:family="paragraph" style:parent-style-name="Heading_20_1">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fo:font-size="14pt" style:font-size-asian="14pt" style:font-size-complex="14pt"/>
    </style:style>
    <style:style style:name="P84" style:family="paragraph" style:parent-style-name="Heading_20_1">
      <style:paragraph-properties fo:break-before="pag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fo:font-size="14pt" style:font-size-asian="14pt" style:font-size-complex="14pt"/>
    </style:style>
    <style:style style:name="P85" style:family="paragraph" style:parent-style-name="Heading_20_1">
      <style:paragraph-properties fo:margin-top="0cm" fo:margin-bottom="0cm" style:contextual-spacing="false" fo:keep-together="always"/>
    </style:style>
    <style:style style:name="P86" style:family="paragraph" style:parent-style-name="Heading_20_1">
      <style:paragraph-properties fo:margin-top="0cm" fo:margin-bottom="0cm" style:contextual-spacing="false" fo:keep-together="always"/>
      <style:text-properties fo:font-size="14pt" style:font-size-asian="14pt" style:font-size-complex="14pt"/>
    </style:style>
    <style:style style:name="P87" style:family="paragraph" style:parent-style-name="Footer">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Times New Roman" style:font-name-asian="Times New Roman" style:font-name-complex="Times New Roman"/>
    </style:style>
    <style:style style:name="P88" style:family="paragraph" style:parent-style-name="Footer">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Times New Roman" fo:font-size="10pt" style:font-name-asian="Times New Roman" style:font-size-asian="10pt" style:font-name-complex="Times New Roman" style:font-size-complex="10pt"/>
    </style:style>
    <style:style style:name="P89" style:family="paragraph">
      <style:paragraph-properties fo:text-align="center"/>
    </style:style>
    <style:style style:name="T1" style:family="text">
      <style:text-properties style:font-name="Times New Roman" style:font-name-asian="Times New Roman" style:font-name-complex="Times New Roman"/>
    </style:style>
    <style:style style:name="T2" style:family="text">
      <style:text-properties style:font-name="Times New Roman" fo:font-weight="bold" style:font-name-asian="Times New Roman" style:font-weight-asian="bold" style:font-name-complex="Times New Roman" style:font-weight-complex="bold"/>
    </style:style>
    <style:style style:name="T3" style:family="text">
      <style:text-properties style:font-name="Times New Roman" fo:font-size="22pt" fo:font-weight="bold" style:font-name-asian="Times New Roman" style:font-size-asian="22pt" style:font-weight-asian="bold" style:font-name-complex="Times New Roman" style:font-size-complex="22pt" style:font-weight-complex="bold"/>
    </style:style>
    <style:style style:name="T4" style:family="text">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T5" style:family="text">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T6" style:family="text">
      <style:text-properties style:font-name="Times New Roman" fo:font-size="14pt" style:font-name-asian="Times New Roman" style:font-size-asian="14pt" style:font-name-complex="Times New Roman" style:font-size-complex="14pt"/>
    </style:style>
    <style:style style:name="T7"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8" style:family="text">
      <style:text-properties style:font-name="Times New Roman" fo:font-size="10pt" style:font-name-asian="Times New Roman" style:font-size-asian="10pt" style:font-name-complex="Times New Roman" style:font-size-complex="10pt"/>
    </style:style>
    <style:style style:name="T9" style:family="text">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T10" style:family="text">
      <style:text-properties style:font-name="Times New Roman" fo:font-size="10pt" fo:font-style="italic" style:font-name-asian="Times New Roman" style:font-size-asian="10pt" style:font-style-asian="italic" style:font-name-complex="Times New Roman" style:font-size-complex="10pt" style:font-style-complex="italic"/>
    </style:style>
    <style:style style:name="T11" style:family="text">
      <style:text-properties style:font-name="Times New Roman" fo:font-size="11pt" style:font-name-asian="Times New Roman" style:font-size-asian="11pt" style:font-name-complex="Times New Roman" style:font-size-complex="11pt"/>
    </style:style>
    <style:style style:name="T12" style:family="text">
      <style:text-properties fo:font-size="14pt" style:font-size-asian="14pt" style:font-size-complex="14pt"/>
    </style:style>
    <style:style style:name="T13" style:family="text">
      <style:text-properties fo:font-size="14pt" fo:font-style="italic" style:font-size-asian="14pt" style:font-style-asian="italic" style:font-size-complex="14pt" style:font-style-complex="italic"/>
    </style:style>
    <style:style style:name="T14" style:family="text">
      <style:text-properties style:text-position="-30% 100%" style:font-name="Times New Roman" fo:font-size="10pt" fo:font-weight="bold" style:font-name-asian="Times New Roman" style:font-size-asian="10pt" style:font-weight-asian="bold" style:font-name-complex="Times New Roman" style:font-size-complex="10pt" style:font-weight-complex="bold"/>
    </style:style>
    <style:style style:name="T15" style:family="text">
      <style:text-properties style:text-position="-30% 100%" style:font-name="Times New Roman" fo:font-size="10pt" style:font-name-asian="Times New Roman" style:font-size-asian="10pt" style:font-name-complex="Times New Roman" style:font-size-complex="10pt"/>
    </style:style>
    <style:style style:name="T16" style:family="text">
      <style:text-properties style:text-position="-30% 100%" style:font-name="Courier New" fo:font-size="10pt" style:font-name-asian="Courier New" style:font-size-asian="10pt" style:font-name-complex="Courier New" style:font-size-complex="10pt"/>
    </style:style>
    <style:style style:name="T17" style:family="text">
      <style:text-properties style:font-name="Courier New" style:font-name-asian="Courier New" style:font-name-complex="Courier New"/>
    </style:style>
    <style:style style:name="T18" style:family="text">
      <style:text-properties style:font-name="Courier New" fo:font-size="10pt" style:font-name-asian="Courier New" style:font-size-asian="10pt" style:font-name-complex="Courier New" style:font-size-complex="10pt"/>
    </style:style>
    <style:style style:name="T19" style:family="text">
      <style:text-properties style:font-name="Courier New" fo:font-size="10pt" fo:font-style="italic" style:font-name-asian="Courier New" style:font-size-asian="10pt" style:font-style-asian="italic" style:font-name-complex="Courier New" style:font-size-complex="10pt" style:font-style-complex="italic"/>
    </style:style>
    <style:style style:name="T20" style:family="text">
      <style:text-properties style:font-name="Courier New" fo:font-size="10pt" style:font-size-asian="10pt" style:font-size-complex="10pt"/>
    </style:style>
    <style:style style:name="T21"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T22" style:family="text">
      <style:text-properties style:font-name="Courier New" fo:font-size="10pt" style:text-underline-style="solid" style:text-underline-width="auto" style:text-underline-color="font-color" style:font-name-asian="Courier New" style:font-size-asian="10pt" style:font-name-complex="Courier New" style:font-size-complex="10pt"/>
    </style:style>
    <style:style style:name="T23" style:family="text">
      <style:text-properties style:font-name="Courier New Greek" fo:font-size="10pt" style:font-name-asian="Courier New Greek" style:font-size-asian="10pt" style:font-name-complex="Courier New Greek" style:font-size-complex="10pt"/>
    </style:style>
    <style:style style:name="T24" style:family="text">
      <style:text-properties style:font-name="Courier New Greek" fo:font-size="10pt" fo:font-weight="bold" style:font-name-asian="Courier New Greek" style:font-size-asian="10pt" style:font-weight-asian="bold" style:font-name-complex="Courier New Greek" style:font-size-complex="10pt" style:font-weight-complex="bold"/>
    </style:style>
    <style:style style:name="T25" style:family="text">
      <style:text-properties style:font-name="Arial" fo:font-size="8pt" style:font-name-asian="Arial" style:font-size-asian="8pt" style:font-name-complex="Arial" style:font-size-complex="8pt"/>
    </style:style>
    <style:style style:name="T26" style:family="text">
      <style:text-properties style:text-position="sub 58%" style:font-name="Courier New" style:font-name-asian="Courier New" style:font-name-complex="Courier New"/>
    </style:style>
    <style:style style:name="T27" style:family="text">
      <style:text-properties style:text-position="sub 58%" style:font-name="Courier New" fo:font-size="10pt" style:font-name-asian="Courier New" style:font-size-asian="10pt" style:font-name-complex="Courier New" style:font-size-complex="10pt"/>
    </style:style>
    <style:style style:name="T28" style:family="text">
      <style:text-properties style:text-position="30% 100%" style:font-name="Times New Roman" fo:font-size="10pt" style:font-name-asian="Times New Roman" style:font-size-asian="10pt" style:font-name-complex="Times New Roman" style:font-size-complex="10pt"/>
    </style:style>
    <style:style style:name="T29" style:family="text">
      <style:text-properties style:font-name="Symbol" fo:font-size="10pt" style:font-name-asian="Symbol" style:font-size-asian="10pt" style:font-name-complex="Symbol" style:font-size-complex="10pt"/>
    </style:style>
    <style:style style:name="fr1"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fill="solid" draw:fill-color="#ffffff" draw:textarea-horizontal-align="center" draw:textarea-vertical-align="middle" fo:padding-top="0.012cm" fo:padding-bottom="0.012cm" fo:padding-left="0.012cm" fo:padding-right="0.012cm" style:run-through="foreground" style:wrap="run-through" style:number-wrapped-paragraphs="no-limit" style:vertical-pos="from-top" style:vertical-rel="page-content" style:horizontal-pos="from-left" style:horizontal-rel="paragraph-content"/>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polygon text:anchor-type="page" text:anchor-page-number="1" draw:z-index="4" draw:style-name="gr1" draw:text-style-name="P89" svg:width="1.941cm" svg:height="1.422cm" svg:x="3.821cm" svg:y="2.614cm" svg:viewBox="0 0 1942 1423" draw:points="0,0 1942,0 1942,1423 0,1423">
        <text:p/>
      </draw:polygon>
      <text:p text:style-name="P36"/>
      <text:p text:style-name="P30"><text:span text:style-name="T1"><text:tab/><text:tab/><text:tab/><text:tab/></text:span><text:span text:style-name="T3">Fachhochschule Hannover</text:span></text:p>
      <text:p text:style-name="P30"><text:span text:style-name="T1"><text:tab/><text:tab/><text:tab/><text:tab/></text:span><text:span text:style-name="T4">Fachgebiet Datenverarbeitung</text:span></text:p>
      <text:p text:style-name="P32"/>
      <text:p text:style-name="P32"/>
      <text:p text:style-name="P32"/>
      <text:p text:style-name="P33"/>
      <text:p text:style-name="P33"/>
      <text:p text:style-name="P33"/>
      <text:p text:style-name="P33"/>
      <text:p text:style-name="P33"/>
      <text:p text:style-name="P30"><text:span text:style-name="T2"><text:tab/><text:tab/><text:tab/><text:tab/></text:span><text:span text:style-name="T5">Labor für Datenverarbeitung</text:span></text:p>
      <text:p text:style-name="P33"/>
      <text:p text:style-name="P34"><text:tab/><text:tab/><text:tab/><text:tab/>Labor für Prozeßdatenverarbeitung 1</text:p>
      <text:p text:style-name="P33"/>
      <text:p text:style-name="P30"><text:span text:style-name="T5"><text:tab/><text:tab/><text:tab/><text:tab/>Labor für Prozeßdatenverarbeitung (Ing.Inf.)</text:span><text:span text:style-name="T1"> </text:span></text:p>
      <text:p text:style-name="P33"/>
      <text:p text:style-name="P33"/>
      <text:p text:style-name="P33"/>
      <text:p text:style-name="P33"/>
      <text:p text:style-name="P33"/>
      <text:p text:style-name="P33"/>
      <text:p text:style-name="P33"/>
      <text:p text:style-name="P33"/>
      <text:p text:style-name="P33"/>
      <text:p text:style-name="P33"/>
      <text:p text:style-name="P31"><text:span text:style-name="T6"><text:tab/><text:tab/><text:tab/><text:tab/></text:span><text:span text:style-name="T7">Versuch</text:span><text:span text:style-name="T6">:<text:tab/><text:tab/>Nr. 12 - </text:span><text:span text:style-name="T7">Datenkompression</text:span></text:p>
      <text:p text:style-name="P35"/>
      <text:p text:style-name="P31"><text:span text:style-name="T6"><text:tab/><text:tab/><text:tab/><text:tab/></text:span><text:span text:style-name="T7">Umfang</text:span><text:span text:style-name="T6">:<text:tab/><text:tab/>24 Seiten</text:span></text:p>
      <text:p text:style-name="P35"/>
      <text:p text:style-name="P31"><text:span text:style-name="T6"><text:tab/><text:tab/><text:tab/><text:tab/></text:span><text:span text:style-name="T7">Stand</text:span><text:span text:style-name="T6">: <text:tab/><text:tab/></text:span><text:span text:style-name="T6"><text:date style:data-style-name="N36" text:date-value="2015-03-26T16:11:47.44">26.03.2015</text:date></text:span></text:p>
      <text:p text:style-name="P5"/>
      <text:p text:style-name="P23"><text:span text:style-name="T6"><text:tab/><text:tab/><text:tab/><text:tab/></text:span><text:span text:style-name="T7">Datei</text:span><text:span text:style-name="T6">: <text:tab/><text:tab/></text:span><text:span text:style-name="T6"><text:file-name text:display="name-and-extension">LAB12.DOC</text:file-name></text:span></text:p>
      <text:p text:style-name="P33"/>
      <text:p text:style-name="P33"/>
      <text:p text:style-name="P37"/>
      <text:p text:style-name="P7">Inhaltsverzeichnis</text:p>
      <text:p text:style-name="P3"/>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tab-stop style:type="left" style:position="16.602cm" style:leader-char=" "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tab-stop style:type="left" style:position="16.602cm" style:leader-char=" " style:with-tab="false"/>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tab-stop style:type="left" style:position="16.602cm" style:leader-char=" "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602cm" style:leader-char=" "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602cm" style:leader-char=" "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602cm" style:leader-char=" "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602cm" style:leader-char=" "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602cm" style:leader-char=" "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602cm" style:leader-char=" "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Text_20_body"/>
        </text:index-body>
      </text:table-of-content>
      <text:p text:style-name="P87"/>
      <text:p text:style-name="P84">Allgemeines</text:p>
      <text:p text:style-name="P12">Programme zur Kompression und Dekompression digitaler Daten verschiedenster Art sind in vielen Gebieten anzutreffen. Sie komprimieren und dekomprimieren Daten um so den Aufwand (Kosten, Zeit) für ihre Archivierung und ihren Transfer zu minimieren.</text:p>
      <text:p text:style-name="P12">Sinn und Ziel dieses Versuches ist es, anhand einiger ausgewählter und beispielhaft vorgestellter Kompressionsalgorithmen eine softwaremäßige Realisierung zu ermöglichen, deren Leistungsfähigkeit und auch deren Grenzen zu zeigen.</text:p>
      <text:p text:style-name="P1"><text:span text:style-name="T8">Es wird an dieser Stelle nachdrücklich auf die </text:span><text:span text:style-name="T9">Literaturliste</text:span><text:span text:style-name="T8"> (Seite 24) hingewiesen, da die Versuchsanleitung nur einen kleinen, keinesfalls erschöpfenden <text:s/>Einblick in die Thematik geben kann.</text:span></text:p>
      <text:p text:style-name="P2"/>
      <text:p text:style-name="P83">Komprimierungsgrad</text:p>
      <text:p text:style-name="P12">In der einschlägigen Literatur finden sich unterschiedliche Formeln zur Berechnung von Komprimierungsgraden. Einige verwenden Bit pro Byte (Eine Datei von X Byte Länge wird auf Y Bit Länge komprimiert.), andere bevorzugen Quotienten wie 2:1 oder 3:1 (Alte Dateigröße:Neue Dateigröße umgerechnet auf das Verhältnis X:1).</text:p>
      <text:p text:style-name="P12">Im Versuch ist der Prozentsatz als Maßstab für den Grad der Komprimierung zu verwenden. </text:p>
      <text:p text:style-name="P39"><text:span text:style-name="T9">Formel des Komprimierungsgrades</text:span><text:span text:style-name="T8">:</text:span></text:p>
      <text:p text:style-name="P40"/>
      <text:p text:style-name="P63"><text:s text:c="17"/>+-----------------------------------------+</text:p>
      <text:p text:style-name="P65"><text:s text:c="17"/>¦ <text:s text:c="11"/>komprimierte Größe <text:s text:c="10"/>¦</text:p>
      <text:p text:style-name="P65"><text:s text:c="17"/>¦ K = ( 1 - --------------------- ) * 100 ¦</text:p>
      <text:p text:style-name="P63"><text:s text:c="17"/>¦ <text:s text:c="11"/>ursprüngliche Größe <text:s text:c="9"/>¦</text:p>
      <text:p text:style-name="P63"><text:s text:c="17"/>+-----------------------------------------+ <text:s text:c="14"/>F.1</text:p>
      <text:p text:style-name="P12"/>
      <text:p text:style-name="P12">Das bedeutet, eine Datei, die sich in ihrer Größe durch Komprimierung nicht verändert, hat den Komprimierungsgrad 0%. Eine auf ein Drittel ihrer Originalgröße komprimierte Datei hat den Komprimierungsgrad 67%. Eine auf 0 Byte geschrumpfte Datei hat demnach den Komprimierungsgrad 100% und eine größer als ihre Ursprungsdatei gewordene, einen negativen Komprimierungsgrad.</text:p>
      <text:p text:style-name="P12"/>
      <text:p text:style-name="P83">Verlustlose und verlustbehaftete Komprimierung</text:p>
      <text:p text:style-name="P12">Datenkomprimierung kann in zwei Bereiche eingeteilt werden: verlustbehaftete und verlustlose. Verlustbehaftete Komprimierung tauscht einen gewissen Genauigkeitsverlust zugunsten stark erhöhter Komprimierungsgrade ein. Dies ist insbesondere bei digitalisierten Audio- und Videosignalen der Fall. Da die digitale Darstellung analoger Signale prinzipiell verlustbehaftet ist (Bandbegrenzung, Quantisierungsfehler), ist der Gedanke, daß Ein- und Ausgabe nicht exakt übereinstimmen, akzeptabel. Verlustbehaftete Komprimierung wurde bis vor kurzem fast ausschließlich als Hardwarelösung realisiert.</text:p>
      <text:p text:style-name="P12">Bei verlustloser Komprimierung wird nach dem Komprimierungs-/Dekomprimierungszyklus ein exaktes (bitidentisches) Abbild des Originals erzeugt.</text:p>
      <text:p text:style-name="P12"/>
      <text:p text:style-name="P83">Modellierung und Codierung</text:p>
      <text:p text:style-name="P12">Das Verfahren der Datenkomprimierung, eine Zeichenfolge/Nachricht in eine komprimierte (kürzere) Zeichenfolge/codierte Nachricht umwandeln, kann in zwei Schritte eingeteilt werden: modellieren und codieren. </text:p>
      <text:p text:style-name="P12">Bei der Modellierung wird der eingehende Strom von Zeichen statistisch untersucht. Durch die Ergebnisse werden die Regeln und Daten eines Modells festgelegt, anhand derer der Encoder (Codierer) während der Codierung den eingehenden Zeichen oder Zeichengruppen entsprechende Codes zuweist.</text:p>
      <text:p text:style-name="P12">Es ist sinnvoll, Modellierung und Codierung exakt zu unterscheiden, da es möglich, ist für eine Art der Codierung unterschiedliche Modelle zu verwenden.</text:p>
      <text:p text:style-name="P1"><text:span text:style-name="T8">Das schematisch in Bild 1 gezeigte Modellierungsverfahren ist </text:span><text:span text:style-name="T9">dynamisch</text:span><text:span text:style-name="T8">. Erst wird statistisch untersucht, dann ein Modell erzeugt und anschließend codiert. Der Nachteil dieses Verfahrens ist, daß das jedesmal neu erstellte Modell mitübertragen werden muß.</text:span></text:p>
      <text:p text:style-name="P69"><text:soft-page-break/></text:p>
      <text:p text:style-name="P67">+-------------------------------------------------------------------+</text:p>
      <text:p text:style-name="P67">¦ <text:s text:c="17"/>Modellierung <text:s text:c="7"/>Codierung <text:s text:c="19"/>¦</text:p>
      <text:p text:style-name="P67">¦ +-------+ <text:s text:c="6"/>+------------+ <text:s text:c="5"/>+---------+ <text:s text:c="5"/>+----------+ ¦</text:p>
      <text:p text:style-name="P67">¦ ¦Eingabe¦Zeichen¦statistische¦Modell¦ Encoder ¦ komp.¦ codierte ¦ ¦</text:p>
      <text:p text:style-name="P67">¦ ¦ <text:s/>der <text:s/>¦------&gt;¦Untersuchung¦-----&gt;¦ benutzt ¦ Code ¦ Ausgabe- ¦ ¦</text:p>
      <text:p text:style-name="P67">¦ ¦Zeichen¦ <text:s text:c="6"/>¦ <text:s/>erzeugt <text:s text:c="2"/>¦ <text:s text:c="5"/>¦ Modell <text:s/>¦-----&gt;¦ <text:s/>folge <text:s text:c="2"/>¦ ¦</text:p>
      <text:p text:style-name="P67">¦ ¦ folge ¦ <text:s text:c="6"/>¦ <text:s/>Modell <text:s text:c="3"/>¦ <text:s text:c="5"/>¦ <text:s text:c="8"/>¦ <text:s text:c="5"/>¦ <text:s text:c="9"/>¦ ¦</text:p>
      <text:p text:style-name="P67">¦ +-------+ <text:s text:c="6"/>+------------+ <text:s text:c="5"/>+---------+ <text:s text:c="5"/>+----------+ ¦</text:p>
      <text:p text:style-name="P67">¦ <text:s text:c="66"/>¦</text:p>
      <text:p text:style-name="P67">+-------------------------------------------------------------------+</text:p>
      <text:p text:style-name="P44">Schematische Darstellung einer dynamischen Kompression <text:s text:c="54"/>Bild 1</text:p>
      <text:p text:style-name="P12"/>
      <text:p text:style-name="P1"><text:span text:style-name="T9">Statische</text:span><text:span text:style-name="T8"> Modellierungsverfahren nehmen keine statistischen Untersuchungen der zu codierenden Nachricht vor, sondern verwenden für alle Nachrichten dasselbe, vorgegebene Modell. Der Nachteil ist, daß der Code nicht optimal komprimiert ist, weil er nicht auf die Nachricht eingeht. Allerdings braucht das Modell auch nicht mitübertragen werden, da es immer gleich ist.</text:span></text:p>
      <text:p text:style-name="P1"><text:span text:style-name="T8">Wesentlich leistungsfähiger sind allerdings sogenannte </text:span><text:span text:style-name="T9">adaptive</text:span><text:span text:style-name="T8"> Modellierungs­verfahren. Dabei wird von einem vordefinierten Startmodell ausgegangen, welches während des Codiervorgangs modelliert (verändert) wird. Das Modell wird sozusagen </text:span><text:span text:style-name="T10">unterwegs</text:span><text:span text:style-name="T8"> an die zu codierende Nachricht angepasst; eine Mischung aus statischem und dynamischen Verfahren. Der Vorteil ist, daß nicht wie beim dynamischen Verfahren, die Codetabelle mitübertragen werden muß und so der Kompressionsgrad leidet. Außerdem wird durch die statistische Untersuchung, die während der Codierung erfolgt, das </text:span><text:span text:style-name="T10">unteroptimale</text:span><text:span text:style-name="T8"> Codierungsmodell verbessert. Die softwaremäßige Realisierung des adaptiven Verfahrens ist allerdings schwieriger als die des statischen oder des dynamischen Verfahrens.</text:span></text:p>
      <text:p text:style-name="P40"/>
      <text:p text:style-name="P67">+-------------------------------------------------------------------+</text:p>
      <text:p text:style-name="P67">¦ <text:s text:c="17"/>Codierung <text:s text:c="7"/>Modellierung <text:s text:c="19"/>¦</text:p>
      <text:p text:style-name="P67">¦ +-------+ <text:s text:c="6"/>+---------+ <text:s text:c="5"/>+------------+ <text:s text:c="5"/>+----------+ ¦</text:p>
      <text:p text:style-name="P67">¦ ¦Eingabe¦Zeichen¦ Encoder ¦ <text:s text:c="5"/>¦statistische¦ komp.¦ codierte ¦ ¦</text:p>
      <text:p text:style-name="P67">¦ ¦ <text:s/>der <text:s/>¦------&gt;¦ benutzt ¦-----&gt;¦Untersuchung¦ Code ¦ Ausgabe- ¦ ¦</text:p>
      <text:p text:style-name="P67">¦ ¦Zeichen¦ <text:s text:c="2"/>+--&gt;¦ Modell <text:s/>¦ <text:s text:c="5"/>¦ <text:s/>paßt das <text:s/>¦-----&gt;¦ <text:s/>folge <text:s text:c="2"/>¦ ¦</text:p>
      <text:p text:style-name="P67">¦ ¦ folge ¦ <text:s text:c="2"/>¦ <text:s text:c="2"/>¦ <text:s text:c="8"/>¦ <text:s text:c="5"/>¦ Modell an <text:s/>¦ <text:s text:c="5"/>¦ <text:s text:c="9"/>¦ ¦</text:p>
      <text:p text:style-name="P67">¦ +-------+ <text:s text:c="2"/>¦ <text:s text:c="2"/>+---------+ <text:s text:c="5"/>+------------+ <text:s text:c="5"/>+----------+ ¦</text:p>
      <text:p text:style-name="P67">¦ <text:s text:c="12"/>¦ <text:s text:c="11"/>+--------+ <text:s text:c="3"/>¦ <text:s text:c="25"/>¦</text:p>
      <text:p text:style-name="P67">¦ <text:s text:c="12"/>+------------¦ Modell +----+ <text:s text:c="25"/>¦</text:p>
      <text:p text:style-name="P67">¦ <text:s text:c="25"/>+--------+ <text:s text:c="30"/>¦</text:p>
      <text:p text:style-name="P67">+-------------------------------------------------------------------+</text:p>
      <text:p text:style-name="P44">Schematische Darstellung einer adaptiven Kompression <text:s text:c="60"/>Bild 2</text:p>
      <text:p text:style-name="P13"/>
      <text:p text:style-name="P12">Auf statische und adaptive Modellierungsverfahren wird hier nicht weiter eingegangen.</text:p>
      <text:p text:style-name="P6"/>
      <text:p text:style-name="P83">Informationstheorie</text:p>
      <text:p text:style-name="P12">Datenkompression ist nur sinnvoll zu betreiben, wenn vorher einige Über­legungen zu den zu komprimierenden Daten stattfinden. Die Fragen, die dabei auftreten und die mathematische Grundlagen kommen aus dem Bereich der Informationstheorie und sind in [1], [2] und [3] ausführlich erläutert.</text:p>
      <text:p text:style-name="Text_20_body">Hier werden nur einige wenige Definitionen und Ableitungen aufgeführt und erklärt, die für das grundlegende Verständnis notwendig sind.</text:p>
      <text:p text:style-name="P1"><text:span text:style-name="T8">Die Informationstheorie ist Zweig der Mathematik und entstand Ende der vierziger Jahre aus den Arbeiten von Claude </text:span><text:span text:style-name="T9">Shannon</text:span><text:span text:style-name="T8"> an den Bell Laboratorien. </text:span></text:p>
      <text:p text:style-name="P1"><text:span text:style-name="T8">Datenkomprimierung basiert auf der Informationstheorie, da die Datenkom­primierung sich mit dem </text:span><text:span text:style-name="T9">Informationsgehalt</text:span><text:span text:style-name="T8"> der zu komprimierenden Daten beschäftigt.</text:span></text:p>
      <text:p text:style-name="P18"/>
      <text:p text:style-name="Heading_20_2"><text:soft-page-break/>Begriffe</text:p>
      <text:p text:style-name="P39"><text:span text:style-name="T9">Zeichen</text:span><text:span text:style-name="T8">: <text:tab/><text:tab/>Ein vereinbartes Element zur Darstellung einer Nachricht.</text:span></text:p>
      <text:p text:style-name="P39"><text:span text:style-name="T9">Alphabet</text:span><text:span text:style-name="T8">: <text:tab/><text:tab/>Zeichenvorrat - vereinbarte, festgelegte Liste (Menge) von Zeichen.</text:span></text:p>
      <text:p text:style-name="P39"><text:span text:style-name="T8"><text:tab/><text:tab/><text:tab/></text:span><text:span text:style-name="T10">Bsp.:</text:span><text:span text:style-name="T8"> Nachricht: AFFE, A={A, F, E} </text:span></text:p>
      <text:p text:style-name="P39"><text:span text:style-name="T9">Zeichenumfang</text:span><text:span text:style-name="T8">:<text:tab/>Die Anzahl der Zeichen eines Alphabetes heißt Zeichenumfang </text:span><text:span text:style-name="T9">b</text:span><text:span text:style-name="T14">q</text:span><text:span text:style-name="T8">.</text:span></text:p>
      <text:p text:style-name="P39"><text:span text:style-name="T8"><text:tab/><text:tab/><text:tab/>Bsp.: Nachricht: AFFE, b</text:span><text:span text:style-name="T15">q</text:span><text:span text:style-name="T8"> = 3</text:span></text:p>
      <text:p text:style-name="Heading_20_2">Auftrittswahrscheinlichkeit</text:p>
      <text:p text:style-name="P1"><text:span text:style-name="T8">Die </text:span><text:span text:style-name="T9">Auftrittswahrscheinlichkeit</text:span><text:span text:style-name="T8"> </text:span><text:span text:style-name="T9">p</text:span><text:span text:style-name="T15">i</text:span><text:span text:style-name="T8"> eines Zeichens </text:span><text:span text:style-name="T9">I</text:span><text:span text:style-name="T8"> in einer Nachricht/Meldung/Zeichenfolge, die aus N Zeichen besteht, ist das Verhältnis der Summe des Auftretens des Zeichens I in der Nachricht zur Gesamtanzahl aller in der Nachricht vorkommenden Zeichen N. Die Wahrscheinlichkeit ist als Größe dimensionslos.</text:span></text:p>
      <text:p text:style-name="P69"/>
      <text:p text:style-name="P65"><text:s text:c="29"/>+------------+</text:p>
      <text:p text:style-name="P78"><text:s text:c="29"/>¦ <text:s text:c="6"/>Σ I <text:s/>¦</text:p>
      <text:p text:style-name="P58"><text:span text:style-name="T18"><text:s text:c="29"/>¦ p</text:span><text:span text:style-name="T16">i</text:span><text:span text:style-name="T18"> = ----- ¦</text:span></text:p>
      <text:p text:style-name="P65"><text:s text:c="29"/>¦ <text:s text:c="7"/>N <text:s text:c="2"/>¦</text:p>
      <text:p text:style-name="P65"><text:s text:c="29"/>+------------+ <text:s text:c="31"/>F.2</text:p>
      <text:p text:style-name="P73"/>
      <text:p text:style-name="P61"><text:span text:style-name="T10">Bsp.:</text:span><text:span text:style-name="T8"> Nachricht: AFFE, N = 4 <text:s/>=&gt; <text:s/>p</text:span><text:span text:style-name="T15">A</text:span><text:span text:style-name="T8"> = 1/4, p</text:span><text:span text:style-name="T15">F</text:span><text:span text:style-name="T8"> = 2/4 = 1/2, p</text:span><text:span text:style-name="T15">E</text:span><text:span text:style-name="T8"> = 1/4</text:span></text:p>
      <text:p text:style-name="P13"/>
      <text:p text:style-name="Heading_20_2"><text:tab/>Entscheidungsgehalt eines Zeichens</text:p>
      <text:p text:style-name="P1"><text:span text:style-name="T8">Der Entscheidungsgehalt eines Zeichens</text:span><text:span text:style-name="T9"> H</text:span><text:span text:style-name="T15">i</text:span><text:span text:style-name="T8"> (auch Informationsgehalt) eines Zeichens I ist definiert als der Logarithmus des Kehrwertes der Auftrittswahrscheinlichkeit p</text:span><text:span text:style-name="T15">i</text:span><text:span text:style-name="T8"> diese Zeichens. Die Basis des Logarithmus ist Zwei. Die Informationsgehalt ist als Größe dimensionslos und erhält die </text:span><text:span text:style-name="T10">Pseudoeinheit</text:span><text:span text:style-name="T8"> </text:span><text:span text:style-name="T9">bit/Zeichen</text:span><text:span text:style-name="T8">.</text:span></text:p>
      <text:p text:style-name="P69"/>
      <text:p text:style-name="P65"><text:s text:c="25"/>+------------------------+</text:p>
      <text:p text:style-name="P65"><text:s text:c="25"/>¦ <text:s text:c="9"/>1 <text:s text:c="12"/>¦</text:p>
      <text:p text:style-name="P58"><text:span text:style-name="T18"><text:s text:c="25"/>¦ H</text:span><text:span text:style-name="T16">i</text:span><text:span text:style-name="T18"> = ld ---- = - ld p</text:span><text:span text:style-name="T16">i</text:span><text:span text:style-name="T18"> ¦</text:span></text:p>
      <text:p text:style-name="P58"><text:span text:style-name="T18"><text:s text:c="25"/>¦ <text:s text:c="9"/>p</text:span><text:span text:style-name="T16">i</text:span><text:span text:style-name="T18"> <text:s text:c="11"/>¦</text:span></text:p>
      <text:p text:style-name="P65"><text:s text:c="25"/>+------------------------+ <text:s text:c="23"/>F.3</text:p>
      <text:p text:style-name="P69"/>
      <text:p text:style-name="P39"><text:span text:style-name="T10">Umrechnung:</text:span><text:span text:style-name="T8"> ld x = ln x / ln 2 = lg x / lg 2</text:span></text:p>
      <text:p text:style-name="P47"/>
      <text:p text:style-name="P61"><text:span text:style-name="T9">Bsp.:</text:span><text:span text:style-name="T8"> Nachricht: AFFE, H</text:span><text:span text:style-name="T15">A</text:span><text:span text:style-name="T8"> = ld 4 = 2 , H</text:span><text:span text:style-name="T15">F</text:span><text:span text:style-name="T8"> = ld 2 = 1, <text:s/>H</text:span><text:span text:style-name="T15">E</text:span><text:span text:style-name="T8"> = ld 4 = 2</text:span></text:p>
      <text:p text:style-name="P13"/>
      <text:p text:style-name="Heading_20_2"><text:tab/>Entropie</text:p>
      <text:p text:style-name="P1"><text:span text:style-name="T8">In der Informationstheorie dient der Begriff </text:span><text:span text:style-name="T9">Entropie</text:span><text:span text:style-name="T8"> als Maß für den Informationsgehalt einer Nachricht. Je mehr Informationsgehalt, um so größer <text:s/>die Entropie.</text:span></text:p>
      <text:p text:style-name="P1"><text:span text:style-name="T8">Die Entropie eines Zeichens ist der mit der Auftrittswahrscheinlichkeit p</text:span><text:span text:style-name="T15">i</text:span><text:span text:style-name="T8"> gewichtete Entscheidungsgehalt H</text:span><text:span text:style-name="T15">i</text:span><text:span text:style-name="T8"> des Zeichens. Die Entropie einer Nachricht ist die Summe der einzele Entropien der Zeichen. Die Entropie ist als Größe dimensionslos und erhält die </text:span><text:span text:style-name="T10">Pseudoeinheit</text:span><text:span text:style-name="T8"> </text:span><text:span text:style-name="T9">bit</text:span><text:span text:style-name="T8">. Es wird dabei unterschieden zwischen der Entropie eines Zeichens [bit/Zeichen] und der Entropie einer Nachricht [bit/Nachricht].</text:span></text:p>
      <text:p text:style-name="P12"/>
      <text:p text:style-name="P40">Entropie eines Zeichens: </text:p>
      <text:p text:style-name="P65"><text:s text:c="21"/>+---------------------------------+</text:p>
      <text:p text:style-name="P65"><text:s text:c="21"/>¦ <text:s text:c="13"/>1 <text:s text:c="17"/>¦</text:p>
      <text:p text:style-name="P58"><text:span text:style-name="T18"><text:s text:c="21"/>¦ H = p</text:span><text:span text:style-name="T16">i</text:span><text:span text:style-name="T18"> * ld ---- = - p</text:span><text:span text:style-name="T16">i</text:span><text:span text:style-name="T18"> * ld p</text:span><text:span text:style-name="T16">i</text:span><text:span text:style-name="T18"> ¦</text:span></text:p>
      <text:p text:style-name="P58"><text:span text:style-name="T18"><text:s text:c="21"/>¦ <text:s text:c="13"/>p</text:span><text:span text:style-name="T16">i</text:span><text:span text:style-name="T18"> <text:s text:c="16"/>¦</text:span></text:p>
      <text:p text:style-name="P65"><text:s text:c="21"/>+---------------------------------+ <text:s text:c="18"/>F.4</text:p>
      <text:p text:style-name="P12"/>
      <text:p text:style-name="P40">Entropie einer Nachricht: </text:p>
      <text:p text:style-name="P65"><text:s text:c="16"/>+------------------------------------------+</text:p>
      <text:p text:style-name="P58"><text:span text:style-name="T18"><text:s text:c="16"/>¦ <text:s text:c="6"/>b</text:span><text:span text:style-name="T16">q</text:span><text:span text:style-name="T18"> <text:s text:c="9"/>1 <text:s text:c="5"/>b</text:span><text:span text:style-name="T16">q</text:span><text:span text:style-name="T18"> <text:s text:c="13"/>¦</text:span></text:p>
      <text:p text:style-name="P58"><text:span text:style-name="T18"><text:s text:c="16"/>¦ H</text:span><text:span text:style-name="T16">N</text:span><text:span text:style-name="T23"> = <text:s/>Σ <text:s/>p</text:span><text:span text:style-name="T16">i</text:span><text:span text:style-name="T23"> * ld ---- = <text:s/>Σ <text:s/>- p</text:span><text:span text:style-name="T16">i</text:span><text:span text:style-name="T18"> * ld p</text:span><text:span text:style-name="T16">i</text:span><text:span text:style-name="T18"> ¦</text:span></text:p>
      <text:p text:style-name="P58"><text:span text:style-name="T18"><text:s text:c="16"/>¦ <text:s text:c="5"/>i=1 <text:s text:c="9"/>p</text:span><text:span text:style-name="T16">i</text:span><text:span text:style-name="T18"> <text:s text:c="3"/>i=1 <text:s text:c="13"/>¦</text:span></text:p>
      <text:p text:style-name="P65"><text:s text:c="16"/>+------------------------------------------+ <text:s text:c="14"/>F.5</text:p>
      <text:p text:style-name="P12"/>
      <text:p text:style-name="P1"><text:span text:style-name="T8">Für gleiche Wahrscheinlichkeiten der einzelnen möglichen Zeichen p</text:span><text:span text:style-name="T15">i</text:span><text:span text:style-name="T8"> = p = 1/b</text:span><text:span text:style-name="T15">q</text:span><text:span text:style-name="T8"> erhält man die maximale Entropie einer Nachricht, den Entscheidungsgehalt H</text:span><text:span text:style-name="T15">o</text:span><text:span text:style-name="T8">.</text:span></text:p>
      <text:p text:style-name="P12"><text:soft-page-break/></text:p>
      <text:p text:style-name="P40">Maximale Entropie:</text:p>
      <text:p text:style-name="P65"><text:s text:c="18"/>+--------------------------------------+</text:p>
      <text:p text:style-name="P58"><text:span text:style-name="T18"><text:s text:c="18"/>¦ <text:s text:c="8"/>b</text:span><text:span text:style-name="T16">q</text:span><text:span text:style-name="T18"> <text:s text:c="2"/>1 <text:s text:c="22"/>¦</text:span></text:p>
      <text:p text:style-name="P58"><text:span text:style-name="T18"><text:s text:c="18"/>¦ H</text:span><text:span text:style-name="T16">max</text:span><text:span text:style-name="T23"> = <text:s/>Σ <text:s/>---- * ld b</text:span><text:span text:style-name="T16">q</text:span><text:span text:style-name="T18"> = ld b</text:span><text:span text:style-name="T16">q</text:span><text:span text:style-name="T18"> = H</text:span><text:span text:style-name="T16">o</text:span><text:span text:style-name="T18"> ¦</text:span></text:p>
      <text:p text:style-name="P58"><text:span text:style-name="T18"><text:s text:c="18"/>¦ <text:s text:c="7"/>i=1 <text:s/>b</text:span><text:span text:style-name="T16">q</text:span><text:span text:style-name="T18"> <text:s text:c="22"/>¦</text:span></text:p>
      <text:p text:style-name="P65"><text:s text:c="18"/>+--------------------------------------+ <text:s text:c="16"/>F.6</text:p>
      <text:p text:style-name="P13"/>
      <text:p text:style-name="P40">Eine Abweichung von der Gleichverteilung der Wahrscheinlichkeit bewirkt eine Verringerung der Entropie.</text:p>
      <text:p text:style-name="P65"/>
      <text:p text:style-name="P65"><text:s text:c="33"/>+------------+</text:p>
      <text:p text:style-name="P58"><text:span text:style-name="T18"><text:s text:c="33"/>¦ H</text:span><text:span text:style-name="T16">N</text:span><text:span text:style-name="T18"> &lt;= H</text:span><text:span text:style-name="T16">max</text:span><text:span text:style-name="T18"> ¦</text:span></text:p>
      <text:p text:style-name="P65"><text:s text:c="33"/>+------------+ <text:s text:c="27"/>F.7</text:p>
      <text:p text:style-name="P13"/>
      <text:p text:style-name="P12">Jede Nachrichtenquelle besitzt eine maximale Entropie, wenn die Zeichen gleichwahrscheinlich und statistisch unabhängig voneinander auftreten; es kann am wenigsten genau vorhergesagt werden, welches Zeichen als nächstes folgt. Jede Abweichung von der Gleichverteilung und der statistischen Unabhängigkeit bewirkt eine Verringerung der Entropie.</text:p>
      <text:p text:style-name="P13"/>
      <text:p text:style-name="Heading_20_2"><text:tab/>Redundanz</text:p>
      <text:p text:style-name="P1"><text:span text:style-name="T8">Die Differenz zwischen der maximalen Entropie H</text:span><text:span text:style-name="T15">max</text:span><text:span text:style-name="T8"> und der tatsächlich vorhandenen H</text:span><text:span text:style-name="T15">N</text:span><text:span text:style-name="T8"> bezeichnet man als </text:span><text:span text:style-name="T9">absolute Redundanz</text:span><text:span text:style-name="T8"> </text:span><text:span text:style-name="T9">R</text:span><text:span text:style-name="T8"> einer Nachricht. Die Redundanz ist als Größe dimensionslos und erhält die </text:span><text:span text:style-name="T10">Pseudoeinheit</text:span><text:span text:style-name="T8"> </text:span><text:span text:style-name="T9">bit</text:span><text:span text:style-name="T8">. Es wird dabei unterschieden zwischen der Redundanz eines Zeichens [bit/Zeichen] und der Redundanz einer Nachricht [bit/Nachricht].</text:span></text:p>
      <text:p text:style-name="P40">Absolute Redundanz:</text:p>
      <text:p text:style-name="P63"/>
      <text:p text:style-name="P65"><text:s text:c="28"/>+-------------------+</text:p>
      <text:p text:style-name="P58"><text:span text:style-name="T18"><text:s text:c="28"/>¦ 0 &lt;= R = H</text:span><text:span text:style-name="T16">max</text:span><text:span text:style-name="T18">- H</text:span><text:span text:style-name="T16">N</text:span><text:span text:style-name="T18"> ¦</text:span></text:p>
      <text:p text:style-name="P65"><text:s text:c="28"/>+-------------------+ <text:s text:c="25"/>F.8</text:p>
      <text:p text:style-name="P12"/>
      <text:p text:style-name="P1"><text:span text:style-name="T8">Die auf H</text:span><text:span text:style-name="T15">max</text:span><text:span text:style-name="T8"> bezogene absolute Redundanz R wird als </text:span><text:span text:style-name="T9">relative Redundanz r</text:span><text:span text:style-name="T8"> bezeichnet. Die relative Redundanz ist als Größe dimensions- und einheitslos.</text:span></text:p>
      <text:p text:style-name="P12"/>
      <text:p text:style-name="P65"><text:s text:c="18"/>+---------------------------------------+</text:p>
      <text:p text:style-name="P58"><text:span text:style-name="T18"><text:s text:c="18"/>¦ <text:s text:c="7"/>R <text:s text:c="5"/>H</text:span><text:span text:style-name="T16">max</text:span><text:span text:style-name="T18"> - H</text:span><text:span text:style-name="T16">N</text:span><text:span text:style-name="T18"> <text:s text:c="9"/>H</text:span><text:span text:style-name="T16">N</text:span><text:span text:style-name="T18"> <text:s text:c="2"/>¦</text:span></text:p>
      <text:p text:style-name="P65"><text:s text:c="18"/>¦ r = ------ = ----------- = 1 - ------ ¦</text:p>
      <text:p text:style-name="P58"><text:span text:style-name="T18"><text:s text:c="18"/>¦ <text:s text:c="5"/>H</text:span><text:span text:style-name="T16">max</text:span><text:span text:style-name="T18"> <text:s text:c="5"/>H</text:span><text:span text:style-name="T16">max</text:span><text:span text:style-name="T18"> <text:s text:c="12"/>H</text:span><text:span text:style-name="T16">max</text:span><text:span text:style-name="T18"> <text:s/>¦</text:span></text:p>
      <text:p text:style-name="P65"><text:s text:c="18"/>+---------------------------------------+ <text:s text:c="15"/>F.9</text:p>
      <text:p text:style-name="P12"/>
      <text:p text:style-name="P1"><text:span text:style-name="T8">Für redundante (</text:span><text:span text:style-name="T10">überflüssige</text:span><text:span text:style-name="T8">) Informationen werden in einer Nachricht zusätzliche Zeichen benutzt. Gelingt es, diese zusätzlichen Zeichen zu eliminieren, wird der Umfang der Nachricht reduziert; Kompression findet statt.</text:span></text:p>
      <text:p text:style-name="P12"/>
      <text:p text:style-name="Heading_20_2"><text:tab/>Beispiel: Palindrom<text:span text:style-name="Footnote_20_Symbol"><text:note text:id="ftn1" text:note-class="footnote"><text:note-citation>1</text:note-citation><text:note-body><text:p text:style-name="Footnote"><text:span text:style-name="T25">Palindrom: Wort, das vorwärts wie rückwärts gelesen einen Sinn ergibt. Bsp.: REGAL - LAGER</text:span></text:p></text:note-body></text:note></text:span> </text:p>
      <text:p text:style-name="P40">Es soll folgendes Palindrom auf Redundanz untersucht werden:</text:p>
      <text:p text:style-name="P56"><text:span text:style-name="T18"><text:s text:c="20"/>+------------------------------------------+</text:span><text:span text:style-name="Footnote_20_Symbol"><text:span text:style-name="T18"><text:note text:id="ftn2" text:note-class="footnote"><text:note-citation>2</text:note-citation><text:note-body><text:p text:style-name="Footnote"><text:span text:style-name="T25">Das oben genannte Palindrom wird in der Infomationstheorie benutzt, da alle vorkommenden Zeichen mit einer Häufigkeit auftreten, die <text:s/>ein Vielfaches von Zwei ist (siehe Tabelle 1). So werden Beispiele nicht noch zusätzlich durch Brüche und Komazahlen komplizierter. Menschen mit dem Palindrom in irgendeiner Weise zu diskriminieren, liegt dem Autor fern! <text:tab/>Dipl.-Ing. S. Böker, 28.05.95</text:span></text:p></text:note-body></text:note></text:span></text:span></text:p>
      <text:p text:style-name="P65"><text:s text:c="20"/>¦ EIN NEGER MIT GAZELLE ZAGT IM REGEN NIE. ¦</text:p>
      <text:p text:style-name="P63"><text:s text:c="20"/>+------------------------------------------+</text:p>
      <text:p text:style-name="P44">Text 1</text:p>
      <text:p text:style-name="P40"/>
      <text:p text:style-name="P40">Unberücksichtigt bleiben sollen dabei Groß- und Kleinschreibung sowie Leer- und Satzzeichen.</text:p>
      <text:p text:style-name="P39"><text:span text:style-name="T8">Alphabet: A = {</text:span><text:span text:style-name="T18">E, I, N, G, R, M, T, A, Z, L</text:span><text:span text:style-name="T8">}, Zeichenumfang: b</text:span><text:span text:style-name="T15">q</text:span><text:span text:style-name="T8"> = 10, Länge der Nachricht: N = 32</text:span></text:p>
      <text:p text:style-name="P12"/>
      <text:p text:style-name="P39"><text:soft-page-break/><text:span text:style-name="T8">Wird von einer Gleichwahrscheinlichkeit ausgegangen, so beträgt die Auftritts­wahrscheinlichkeit für jedes Zeichen im Palindrom p</text:span><text:span text:style-name="T15">i</text:span><text:span text:style-name="T8"> = 1/10. <text:s/>Die maximale Entropie beträgt folglich: </text:span></text:p>
      <text:p text:style-name="P39"><text:span text:style-name="T18">H</text:span><text:span text:style-name="T16">max</text:span><text:span text:style-name="T18"> = ld 10 = 3.322 bit/Zeichen.</text:span></text:p>
      <text:p text:style-name="P40">Das bedeutet, will man dieses Palindrom anhand der Gleichwahrscheinlichkeit binär codieren, so muß man Codewörter mit der Codewordlänge (Anzahl der Bits, mit denen ein Zeichen/Buchstabe codiert wird.) von 3.322 bit/Zeichen aufwenden.</text:p>
      <text:p text:style-name="P12"/>
      <text:p text:style-name="P40">Statistische Untersuchung des Palindroms:</text:p>
      <text:p text:style-name="P62"><text:s text:c="12"/>+-------------------------------------------------------+</text:p>
      <text:p text:style-name="P57"><text:span text:style-name="T23"><text:s text:c="12"/>¦ Nr.¦Zeichen¦ ΣI ¦ <text:s text:c="4"/>p</text:span><text:span text:style-name="T16">i</text:span><text:span text:style-name="T18"> <text:s text:c="5"/>¦ld(1/p</text:span><text:span text:style-name="T16">i</text:span><text:span text:style-name="T18">)¦ <text:s/>p</text:span><text:span text:style-name="T16">i</text:span><text:span text:style-name="T18">*ld(1/p</text:span><text:span text:style-name="T16">i</text:span><text:span text:style-name="T18">) ¦</text:span></text:p>
      <text:p text:style-name="P64"><text:s text:c="12"/>+----+-------+----+-------------+--------+--------------¦</text:p>
      <text:p text:style-name="P62"><text:s text:c="12"/>¦ <text:s/>1 ¦ <text:s text:c="2"/>E <text:s text:c="2"/>¦ <text:s/>8 ¦ 8/32 = <text:s/>1/4 ¦ <text:s text:c="3"/>2 <text:s text:c="2"/>¦ <text:s/>2/4 = 0.5 <text:s text:c="2"/>¦</text:p>
      <text:p text:style-name="P62"><text:s text:c="12"/>¦ <text:s/>2 ¦ <text:s text:c="2"/>I <text:s text:c="2"/>¦ <text:s/>4 ¦ 4/32 = <text:s/>1/8 ¦ <text:s text:c="3"/>3 <text:s text:c="2"/>¦ <text:s/>3/8 = 0.375 ¦</text:p>
      <text:p text:style-name="P62"><text:s text:c="12"/>¦ <text:s/>3 ¦ <text:s text:c="2"/>N <text:s text:c="2"/>¦ <text:s/>4 ¦ 4/32 = <text:s/>1/8 ¦ <text:s text:c="3"/>3 <text:s text:c="2"/>¦ <text:s/>3/8 = 0.375 ¦</text:p>
      <text:p text:style-name="P62"><text:s text:c="12"/>¦ <text:s/>4 ¦ <text:s text:c="2"/>G <text:s text:c="2"/>¦ <text:s/>4 ¦ 4/32 = <text:s/>1/8 ¦ <text:s text:c="3"/>3 <text:s text:c="2"/>¦ <text:s/>3/8 = 0.375 ¦</text:p>
      <text:p text:style-name="P62"><text:s text:c="12"/>¦ <text:s/>5 ¦ <text:s text:c="2"/>R <text:s text:c="2"/>¦ <text:s/>2 ¦ 2/32 = 1/16 ¦ <text:s text:c="3"/>4 <text:s text:c="2"/>¦ 4/16 = 0.25 <text:s/>¦</text:p>
      <text:p text:style-name="P62"><text:s text:c="12"/>¦ <text:s/>6 ¦ <text:s text:c="2"/>M <text:s text:c="2"/>¦ <text:s/>2 ¦ 2/32 = 1/16 ¦ <text:s text:c="3"/>4 <text:s text:c="2"/>¦ 4/16 = 0.25 <text:s/>¦</text:p>
      <text:p text:style-name="P62"><text:s text:c="12"/>¦ <text:s/>7 ¦ <text:s text:c="2"/>T <text:s text:c="2"/>¦ <text:s/>2 ¦ 2/32 = 1/16 ¦ <text:s text:c="3"/>4 <text:s text:c="2"/>¦ 4/16 = 0.25 <text:s/>¦</text:p>
      <text:p text:style-name="P62"><text:s text:c="12"/>¦ <text:s/>8 ¦ <text:s text:c="2"/>A <text:s text:c="2"/>¦ <text:s/>2 ¦ 2/32 = 1/16 ¦ <text:s text:c="3"/>4 <text:s text:c="2"/>¦ 4/16 = 0.25 <text:s/>¦</text:p>
      <text:p text:style-name="P62"><text:s text:c="12"/>¦ <text:s/>9 ¦ <text:s text:c="2"/>Z <text:s text:c="2"/>¦ <text:s/>2 ¦ 2/32 = 1/16 ¦ <text:s text:c="3"/>4 <text:s text:c="2"/>¦ 4/16 = 0.25 <text:s/>¦</text:p>
      <text:p text:style-name="P62"><text:s text:c="12"/>¦ 10 ¦ <text:s text:c="2"/>L <text:s text:c="2"/>¦ <text:s/>2 ¦ 2/32 = 1/16 ¦ <text:s text:c="3"/>4 <text:s text:c="2"/>¦ 4/16 = 0.25 <text:s/>¦</text:p>
      <text:p text:style-name="P62"><text:s text:c="12"/>+----------------------------------------+--------------¦</text:p>
      <text:p text:style-name="P62"><text:s text:c="53"/>¦ Summe: 3.125 ¦</text:p>
      <text:p text:style-name="P55"><text:span text:style-name="T18"><text:s text:c="5"/>b</text:span><text:span text:style-name="T16">q</text:span><text:span text:style-name="T18"> <text:s text:c="8"/>1 <text:s text:c="35"/>+--------------+</text:span></text:p>
      <text:p text:style-name="P55"><text:span text:style-name="T18">H</text:span><text:span text:style-name="T26">N</text:span><text:span text:style-name="T23"> = <text:s/>Σ <text:s/>p</text:span><text:span text:style-name="T16">i</text:span><text:span text:style-name="T18"> ld ---- = 3,125 bit/Zeichen <text:s text:c="21"/>Tabelle 1</text:span></text:p>
      <text:p text:style-name="P55"><text:span text:style-name="T18"><text:s text:c="4"/>i=1 <text:s text:c="7"/>p</text:span><text:span text:style-name="T16">i</text:span></text:p>
      <text:p text:style-name="P68"/>
      <text:p text:style-name="P55"><text:span text:style-name="T8">Die absolute Redundanz beträgt:<text:tab/></text:span><text:span text:style-name="T18">R = H</text:span><text:span text:style-name="T16">max</text:span><text:span text:style-name="T18">- H</text:span><text:span text:style-name="T16">N</text:span><text:span text:style-name="T18"> = 0,197 bit/Zeichen.</text:span></text:p>
      <text:p text:style-name="P55"><text:span text:style-name="T8">Die relative Redundanz beträgt:</text:span><text:span text:style-name="T18"><text:tab/></text:span><text:span text:style-name="T8">r = R / H</text:span><text:span text:style-name="T15">max</text:span><text:span text:style-name="T8"> = 0.06</text:span></text:p>
      <text:p text:style-name="P12"/>
      <text:p text:style-name="P12">Soll das Palindrom anhand der Auftrittswahrscheinlichkeit codiert werden, so muß man Codewörter mit der Codewordlänge 3.125 bit/Zeichen verwenden. Es werden gegenüber der Gleichwahrscheinlichkeit 6% der Datenmenge eingespart. Nun sind Angaben wie 0.197 bit/Zeichen Ersparnis nicht unbedingt sinnvoll; das Palindrom ist aber auch nur ein Beispiel.</text:p>
      <text:p text:style-name="P12"/>
      <text:p text:style-name="P1"><text:span text:style-name="T8">Untersuchungen zur Zeichenentropie in der deutschen Sprache von Küpfmüller [8] haben folgendes festgestellt: für die Gleichwahrscheinlichkeit ergibt sich </text:span><text:span text:style-name="T18">H</text:span><text:span text:style-name="T16">max</text:span><text:span text:style-name="T18"> = 4,1 bit/Zeichen.</text:span></text:p>
      <text:p text:style-name="P1"><text:span text:style-name="T8">Wird dagegen die deutsche Sprache statistisch untersucht, ergibt sich nach Küpfmüller eine Zeichenentropie von </text:span><text:span text:style-name="T18">H</text:span><text:span text:style-name="T16">deu</text:span><text:span text:style-name="T18"> = 1,3 bit/Zeichen.</text:span></text:p>
      <text:p text:style-name="P12">r = 0.72 =&gt; D. h. 72% der deutschen Sprache sind redundant. Zur Übermittlung oder Speicherung eines Textes sind somit bei optimaler Codierung gerade 28% einer 4,1 Bit pro Zeichen-Codierung ausreichend.</text:p>
      <text:p text:style-name="P1"><text:span text:style-name="T8">Im ASCII-Code werden 8 Bit pro Zeichen verwendet; betrachtet unter dem Gesichtspunkt der Datenkompression ist dies </text:span><text:span text:style-name="T10">Platzverschwendung</text:span><text:span text:style-name="T8">. Jedoch liegen den Überlegungen, die zur Entscheidung für den ASCII-Code geführt haben, andere Aspekte als die der Datenkompression zugrunde.</text:span></text:p>
      <text:p text:style-name="P88"/>
      <text:p text:style-name="P83"><text:tab/>Datenaufbereitung</text:p>
      <text:p text:style-name="P12">Manchmal ist es sinnvoll Daten zu manipulieren, bevor sie einem Kompressionsverfahren unterworfen werden, um so den Kompressionsgrad zu verbessern.</text:p>
      <text:p text:style-name="P12">So wurde z.B. in der Bildverarbeitung ein Verfahren zur Codierung der Bild­signale eingeführt, welches nicht das Bild selbst, sondern nur Bildveränderungen codiert und überträgt. Dadurch brauchen beispielsweise Über­wachungskameras nur einmal das Bild eines Überwachungsbereiches aufzunehmen und an den Empfänger weiterzuleiten. Das darauf folgende Datenaufkommen ist, solange sich nichts ereignet, null. Erst wenn der Bankräuber den Tresorraum betritt und der der Kamera nachgeschaltete Videosignalcodierer eine Veränderung feststellt, werden Daten übertragen.</text:p>
      <text:p text:style-name="P12"/>
      <text:p text:style-name="Heading_20_2"><text:tab/>Differenzverfahren</text:p>
      <text:p text:style-name="P12">Im Differenzverfahren wird nicht das Originalsignal übertragen, sondern die ersten oder zweiten Differenzen des Originalsignales. Es werden dabei zwei aufeinander folgende Werte voneinander abgezogen und diese Differenz wird übertragen.</text:p>
      <text:p text:style-name="P12">Damit wird beabsichtigt, den Zeichenumfang zu reduzieren, was zur Folge hat, daß die Auftrittswahrscheinlichkeit einzelner Zeichen sich erhöht und so die Entropie der Zeichen sinkt.</text:p>
      <text:p text:style-name="P12"><text:soft-page-break/>Bei zweiten Differenzen wird das Verfahren der Differenzbildung nocheinmal auf die schon erzeugten ersten Differenzen angewendet; es hat prinzipiell die gleiche Auswirkung wie die ersten Differenzen underhöht meist den Effekt der Reduktion des Zeichenumfangs. Untersuchungen ergeben, das Differenzen höherer Ordnung keine weitere signifikante Steigerung bringen.</text:p>
      <text:p text:style-name="P12">Mathematisch sind diese beiden Verfahren vergleichbar mit den Ableitungen einer Gleichung. Die ersten Differenzen entsprechen dabei der ersten, die zweiten Differenzen der zweiten Ableitung.</text:p>
      <text:p text:style-name="P1"><text:span text:style-name="T8">Das Differenzverfahren ist somit </text:span><text:span text:style-name="T9">kein</text:span><text:span text:style-name="T8"> Kompressionsverfahren (K = 0). Es bereitet Daten für eine nachfolgende Kompression vor, indem es die Entropie manipuliert, ohne einen Informationsverlust zu verursachen.</text:span></text:p>
      <text:p text:style-name="P12"/>
      <text:p text:style-name="P12"/>
      <text:p text:style-name="P66">+-------------------------------------------------------------------+</text:p>
      <text:p text:style-name="P66">¦ +--------+ <text:s text:c="4"/>+-------+ <text:s text:c="16"/>+-------+ <text:s text:c="4"/>+--------+ ¦</text:p>
      <text:p text:style-name="P66">¦ ¦ <text:s text:c="7"/>¦ <text:s text:c="4"/>¦ Erste ¦ <text:s text:c="3"/>+-------+ <text:s text:c="3"/>¦ Erste ¦ <text:s text:c="4"/>¦ <text:s text:c="7"/>¦ ¦</text:p>
      <text:p text:style-name="P66">¦ ¦Original¦----&gt;¦ <text:s/>oder ¦---&gt;¦ Komp. ¦---&gt;¦ <text:s/>oder ¦----&gt;¦Original¦ ¦</text:p>
      <text:p text:style-name="P66">¦ ¦ signal ¦----&gt;¦ Zweite¦---&gt;¦ Datei ¦---&gt;¦ Zweite¦----&gt;¦ signal ¦ ¦</text:p>
      <text:p text:style-name="P66">¦ ¦ <text:s text:c="7"/>¦ <text:s text:c="4"/>¦ Diff. ¦ <text:s text:c="3"/>+-------+ <text:s text:c="3"/>¦ Diff. ¦ <text:s text:c="4"/>¦ <text:s text:c="7"/>¦ ¦</text:p>
      <text:p text:style-name="P66">¦ +--------+Diff.+-------+komp- <text:s text:c="4"/>dekomp-+-------+ Org.+--------+ ¦</text:p>
      <text:p text:style-name="P66">¦ <text:s text:c="9"/>bilden <text:s text:c="6"/>rimieren <text:s text:c="3"/>rimieren <text:s text:c="5"/>berechnen <text:s text:c="8"/>¦</text:p>
      <text:p text:style-name="P66">+-------------------------------------------------------------------+</text:p>
      <text:p text:style-name="P47"><text:tab/>Schematische Darstellung einer Kompression mit Differenzbildung <text:s text:c="3"/><text:tab/><text:tab/><text:tab/> <text:s text:c="6"/>Bild 3</text:p>
      <text:p text:style-name="P14"/>
      <text:p text:style-name="P12"/>
      <text:p text:style-name="P12">Bei Berechnung von Differenzen ist auf eventuelle Überschreitungen des möglichen Wertebereichs zu achten! </text:p>
      <text:p text:style-name="P12"/>
      <text:p text:style-name="P1"><text:span text:style-name="T9">Beispiel:</text:span><text:span text:style-name="T8"> Ein 8-Bit-A/D-Wandler codiert die gewandelten analogen Werte im Bereich von 0 bis 255. Werden daraus Differenzen gebildet, so können sowohl Sprünge von 255 nach 0 auftreten, (Differenz: 255 - 0 = 255) als auch Sprünge von 0 nach 255 (Differenz: 0 - 255 = </text:span><text:span text:style-name="T9">-</text:span><text:span text:style-name="T8">255).</text:span></text:p>
      <text:p text:style-name="P12">Mögliche Vorzeichenfehler sind also bei der Konzeption eines Berechnungsprogrammes zu bedenken.</text:p>
      <text:p text:style-name="P13"/>
      <text:p text:style-name="Heading_20_2"><text:soft-page-break/>Beispiel: Dreiecksignal</text:p>
      <text:p text:style-name="P47"/>
      <table:table table:name="Tabelle1" table:style-name="Tabelle1">
        <table:table-column table:style-name="Tabelle1.A"/>
        <table:table-column table:style-name="Tabelle1.B"/>
        <table:table-row table:style-name="Tabelle1.1">
          <table:table-cell table:style-name="Tabelle1.A1" office:value-type="string">
            <text:p text:style-name="P41"/>
            <text:p text:style-name="P38"><text:span text:style-name="T8">Der Vorteil der Differenzbildung wird deutlich, wenn man sich ein zu codierendes (digitales) Dreiecksignal vorstellt. Das Dreieck wird durch Differenzbildung zu einem Rechteck</text:span><text:span text:style-name="T9"> </text:span><text:span text:style-name="T8">(erste Differenzen) oder einer Geraden, die von einzelnen </text:span><text:span text:style-name="T10">Spikes</text:span><text:span text:style-name="T8"> unterbrochen wird (zweite Differenzen.).</text:span></text:p>
            <text:p text:style-name="P74"/>
            <text:p text:style-name="P74"/>
            <text:p text:style-name="P51">Numerische Darstellung</text:p>
            <text:p text:style-name="P66">+---------------------------+</text:p>
            <text:p text:style-name="P66">¦ <text:s/>Nr. ¦Orig.-¦Erste ¦Zweite¦</text:p>
            <text:p text:style-name="P66">¦ <text:s text:c="5"/>¦Werte ¦ Diff.¦ Diff.¦</text:p>
            <text:p text:style-name="P66">+------+------+------+------¦</text:p>
            <text:p text:style-name="P66">¦ <text:s text:c="2"/>0 <text:s/>¦ <text:s text:c="2"/>0 <text:s/>¦ <text:s text:c="2"/>0 <text:s/>¦ <text:s text:c="2"/>0 <text:s/>¦</text:p>
            <text:p text:style-name="P66">¦ <text:s text:c="2"/>1 <text:s/>¦ <text:s text:c="2"/>1 <text:s/>¦ <text:s text:c="2"/>1 <text:s/>¦ <text:s text:c="2"/>1 <text:s/>¦</text:p>
            <text:p text:style-name="P66">¦ <text:s text:c="2"/>2 <text:s/>¦ <text:s text:c="2"/>2 <text:s/>¦ <text:s text:c="2"/>1 <text:s/>¦ <text:s text:c="2"/>0 <text:s/>¦</text:p>
            <text:p text:style-name="P66">¦ <text:s text:c="2"/>3 <text:s/>¦ <text:s text:c="2"/>3 <text:s/>¦ <text:s text:c="2"/>1 <text:s/>¦ <text:s text:c="2"/>0 <text:s/>¦</text:p>
            <text:p text:style-name="P66">¦ <text:s text:c="2"/>4 <text:s/>¦ <text:s text:c="2"/>4 <text:s/>¦ <text:s text:c="2"/>1 <text:s/>¦ <text:s text:c="2"/>0 <text:s/>¦</text:p>
            <text:p text:style-name="P66">¦ <text:s text:c="2"/>5 <text:s/>¦ <text:s text:c="2"/>5 <text:s/>¦ <text:s text:c="2"/>1 <text:s/>¦ <text:s text:c="2"/>0 <text:s/>¦</text:p>
            <text:p text:style-name="P66">¦ <text:s text:c="2"/>6 <text:s/>¦ <text:s text:c="2"/>4 <text:s/>¦ <text:s/>-1 <text:s/>¦ <text:s/>-2 <text:s/>¦</text:p>
            <text:p text:style-name="P66">¦ <text:s text:c="2"/>7 <text:s/>¦ <text:s text:c="2"/>3 <text:s/>¦ <text:s/>-1 <text:s/>¦ <text:s text:c="2"/>0 <text:s/>¦</text:p>
            <text:p text:style-name="P66">¦ <text:s text:c="2"/>8 <text:s/>¦ <text:s text:c="2"/>2 <text:s/>¦ <text:s/>-1 <text:s/>¦ <text:s text:c="2"/>0 <text:s/>¦</text:p>
            <text:p text:style-name="P66">¦ <text:s text:c="2"/>9 <text:s/>¦ <text:s text:c="2"/>1 <text:s/>¦ <text:s/>-1 <text:s/>¦ <text:s text:c="2"/>0 <text:s/>¦</text:p>
            <text:p text:style-name="P66">¦ <text:s/>10 <text:s/>¦ <text:s text:c="2"/>0 <text:s/>¦ <text:s/>-1 <text:s/>¦ <text:s text:c="2"/>0 <text:s/>¦</text:p>
            <text:p text:style-name="P66">¦ <text:s/>11 <text:s/>¦ <text:s/>-1 <text:s/>¦ <text:s/>-1 <text:s/>¦ <text:s text:c="2"/>0 <text:s/>¦</text:p>
            <text:p text:style-name="P66">¦ <text:s/>12 <text:s/>¦ <text:s/>-2 <text:s/>¦ <text:s/>-1 <text:s/>¦ <text:s text:c="2"/>0 <text:s/>¦</text:p>
            <text:p text:style-name="P66">¦ <text:s/>13 <text:s/>¦ <text:s/>-3 <text:s/>¦ <text:s/>-1 <text:s/>¦ <text:s text:c="2"/>0 <text:s/>¦</text:p>
            <text:p text:style-name="P66">¦ <text:s/>14 <text:s/>¦ <text:s/>-4 <text:s/>¦ <text:s/>-1 <text:s/>¦ <text:s text:c="2"/>0 <text:s/>¦</text:p>
            <text:p text:style-name="P66">¦ <text:s/>15 <text:s/>¦ <text:s/>-5 <text:s/>¦ <text:s/>-1 <text:s/>¦ <text:s text:c="2"/>0 <text:s/>¦</text:p>
            <text:p text:style-name="P66">¦ <text:s/>16 <text:s/>¦ <text:s/>-4 <text:s/>¦ <text:s text:c="2"/>1 <text:s/>¦ <text:s text:c="2"/>2 <text:s/>¦</text:p>
            <text:p text:style-name="P66">¦ <text:s/>17 <text:s/>¦ <text:s/>-3 <text:s/>¦ <text:s text:c="2"/>1 <text:s/>¦ <text:s text:c="2"/>0 <text:s/>¦</text:p>
            <text:p text:style-name="P66">¦ <text:s/>18 <text:s/>¦ <text:s/>-2 <text:s/>¦ <text:s text:c="2"/>1 <text:s/>¦ <text:s text:c="2"/>0 <text:s/>¦</text:p>
            <text:p text:style-name="P66">¦ <text:s/>19 <text:s/>¦ <text:s/>-1 <text:s/>¦ <text:s text:c="2"/>1 <text:s/>¦ <text:s text:c="2"/>0 <text:s/>¦</text:p>
            <text:p text:style-name="P66">¦ <text:s/>20 <text:s/>¦ <text:s text:c="2"/>0 <text:s/>¦ <text:s text:c="2"/>1 <text:s/>¦ <text:s text:c="2"/>0 <text:s/>¦</text:p>
            <text:p text:style-name="P66">¦ <text:s/>21 <text:s/>¦ <text:s text:c="2"/>1 <text:s/>¦ <text:s text:c="2"/>1 <text:s/>¦ <text:s text:c="2"/>0 <text:s/>¦</text:p>
            <text:p text:style-name="P66">¦ <text:s/>22 <text:s/>¦ <text:s text:c="2"/>2 <text:s/>¦ <text:s text:c="2"/>1 <text:s/>¦ <text:s text:c="2"/>0 <text:s/>¦</text:p>
            <text:p text:style-name="P66">¦ <text:s/>23 <text:s/>¦ <text:s text:c="2"/>3 <text:s/>¦ <text:s text:c="2"/>1 <text:s/>¦ <text:s text:c="2"/>0 <text:s/>¦</text:p>
            <text:p text:style-name="P66">¦ <text:s/>24 <text:s/>¦ <text:s text:c="2"/>4 <text:s/>¦ <text:s text:c="2"/>1 <text:s/>¦ <text:s text:c="2"/>0 <text:s/>¦</text:p>
            <text:p text:style-name="P66">¦ <text:s/>25 <text:s/>¦ <text:s text:c="2"/>5 <text:s/>¦ <text:s text:c="2"/>1 <text:s/>¦ <text:s text:c="2"/>0 <text:s/>¦</text:p>
            <text:p text:style-name="P66">¦ <text:s/>26 <text:s/>¦ <text:s text:c="2"/>4 <text:s/>¦ <text:s/>-1 <text:s/>¦ <text:s/>-2 <text:s/>¦</text:p>
            <text:p text:style-name="P66">+------+------+------+------¦</text:p>
            <text:p text:style-name="P59"><text:span text:style-name="T18">¦ <text:s/>b</text:span><text:span text:style-name="T16">q</text:span><text:span text:style-name="T18"> <text:s/>¦ <text:s/>11 <text:s/>¦ <text:s text:c="2"/>3 <text:s/>¦ <text:s text:c="2"/>4 <text:s/>¦</text:span></text:p>
            <text:p text:style-name="P59"><text:span text:style-name="T18">¦ <text:s/>H</text:span><text:span text:style-name="T16">o</text:span><text:span text:style-name="T18"> <text:s/>¦ 3.459¦ 1.585¦ <text:s text:c="2"/>2 <text:s/>¦</text:span></text:p>
            <text:p text:style-name="P59"><text:span text:style-name="T18">¦ <text:s/>H</text:span><text:span text:style-name="T16">N</text:span><text:span text:style-name="T18"> <text:s/>¦ 3.384¦ 1.175¦ 0.827¦</text:span></text:p>
            <text:p text:style-name="P66">¦ <text:s/>R <text:s text:c="2"/>¦ 0.075¦ 0.410¦ 1.173¦</text:p>
            <text:p text:style-name="P66">¦ <text:s/>r <text:s text:c="2"/>¦ 0.002¦ 0.259¦ 0.587¦</text:p>
            <text:p text:style-name="P66">+---------------------------+</text:p>
            <text:p text:style-name="P69"><text:s text:c="22"/>Tabelle 2</text:p>
          </table:table-cell>
          <table:table-cell table:style-name="Tabelle1.A1" office:value-type="string">
            <text:p text:style-name="P75"/>
            <text:p text:style-name="P51">Grafische Darstellung</text:p>
            <text:p text:style-name="P62">+-------------------------------+</text:p>
            <text:p text:style-name="P64">¦ <text:s/>^ <text:s text:c="27"/>¦</text:p>
            <text:p text:style-name="P64">¦ <text:s/>¦ <text:s text:c="3"/>++ <text:s text:c="17"/>++ <text:s/>¦</text:p>
            <text:p text:style-name="P64">¦ 4¦ <text:s text:c="2"/>++++ <text:s text:c="15"/>+++ <text:s/>¦</text:p>
            <text:p text:style-name="P64">¦ <text:s/>¦ <text:s/>++ <text:s/>++ <text:s text:c="13"/>++ <text:s text:c="3"/>¦</text:p>
            <text:p text:style-name="P64">¦ 2¦ ++ <text:s text:c="3"/>++ <text:s text:c="11"/>++ <text:s text:c="4"/>¦</text:p>
            <text:p text:style-name="P64">¦ <text:s/>¦++ <text:s text:c="5"/>++ <text:s text:c="9"/>++ <text:s text:c="5"/>¦</text:p>
            <text:p text:style-name="P64">¦ 0+---------+-----------------&gt;¦</text:p>
            <text:p text:style-name="P64">¦ <text:s/>¦ 2 <text:s text:c="2"/>6 <text:s/>10++14 <text:s/>18++22 <text:s/>26 <text:s/>¦</text:p>
            <text:p text:style-name="P64">¦-2¦ <text:s text:c="10"/>++ <text:s text:c="3"/>++ <text:s text:c="8"/>¦</text:p>
            <text:p text:style-name="P64">¦ <text:s/>¦ <text:s text:c="11"/>++ <text:s/>++ <text:s text:c="9"/>¦</text:p>
            <text:p text:style-name="P64">¦-4¦ <text:s text:c="12"/>++++ <text:s text:c="10"/>¦</text:p>
            <text:p text:style-name="P62">¦ <text:s/>¦ <text:s text:c="13"/>++ <text:s text:c="11"/>¦</text:p>
            <text:p text:style-name="P62">+-------------------------------+</text:p>
            <text:p text:style-name="P64">Originalwerte <text:s text:c="13"/>Bild 4</text:p>
            <text:p text:style-name="P64"/>
            <text:p text:style-name="P64"><text:s text:c="33"/></text:p>
            <text:p text:style-name="P64">+-------------------------------+</text:p>
            <text:p text:style-name="P64">¦ <text:s/>^ <text:s text:c="27"/>¦</text:p>
            <text:p text:style-name="P64">¦ <text:s/>¦ <text:s text:c="27"/>¦</text:p>
            <text:p text:style-name="P64">¦ 4¦ <text:s text:c="27"/>¦</text:p>
            <text:p text:style-name="P64">¦ <text:s/>¦ <text:s text:c="27"/>¦</text:p>
            <text:p text:style-name="P64">¦ 2¦ <text:s text:c="27"/>¦</text:p>
            <text:p text:style-name="P64">¦ <text:s/>¦+----+ <text:s text:c="8"/>+---------+ <text:s/>¦</text:p>
            <text:p text:style-name="P64">¦ 0+-----+---------+---------+-&gt;¦</text:p>
            <text:p text:style-name="P64">¦ <text:s/>¦ 2 <text:s text:c="2"/>+---------+18 <text:s/>22 <text:s text:c="2"/>+ <text:s/>¦</text:p>
            <text:p text:style-name="P64">¦-2¦ <text:s text:c="4"/>6 <text:s/>10 <text:s/>14 <text:s/>18 <text:s text:c="5"/>26 <text:s/>¦</text:p>
            <text:p text:style-name="P64">¦ <text:s/>¦ <text:s text:c="27"/>¦</text:p>
            <text:p text:style-name="P62">¦-4¦ <text:s text:c="27"/>¦</text:p>
            <text:p text:style-name="P62">¦ <text:s/>¦ <text:s text:c="27"/>¦</text:p>
            <text:p text:style-name="P64">+-------------------------------+</text:p>
            <text:p text:style-name="P64">Erste Differenzen <text:s text:c="8"/>Bild 5</text:p>
            <text:p text:style-name="P64"><text:s text:c="33"/></text:p>
            <text:p text:style-name="P64"/>
            <text:p text:style-name="P64">+-------------------------------+</text:p>
            <text:p text:style-name="P64">¦ <text:s/>^ <text:s text:c="27"/>¦</text:p>
            <text:p text:style-name="P64">¦ <text:s/>¦ <text:s text:c="27"/>¦</text:p>
            <text:p text:style-name="P64">¦ 4¦ <text:s text:c="27"/>¦</text:p>
            <text:p text:style-name="P64">¦ <text:s/>¦ <text:s text:c="27"/>¦</text:p>
            <text:p text:style-name="P64">¦ 2¦ <text:s text:c="14"/>++ <text:s text:c="10"/>¦</text:p>
            <text:p text:style-name="P64">¦ <text:s/>¦++ <text:s text:c="12"/>¦¦ <text:s text:c="10"/>¦</text:p>
            <text:p text:style-name="P64">¦ 0+-+-------------+-----------&gt;¦</text:p>
            <text:p text:style-name="P64">¦ <text:s/>¦ 2 <text:s text:c="2"/>¦¦ 10 <text:s/>14 <text:s/>18 <text:s text:c="2"/>22 <text:s/>¦ <text:s/>¦</text:p>
            <text:p text:style-name="P64">¦-2¦ <text:s text:c="4"/>++ <text:s text:c="17"/>+ <text:s/>¦</text:p>
            <text:p text:style-name="P62">¦ <text:s/>¦ <text:s text:c="4"/>6 <text:s text:c="17"/>26 <text:s/>¦</text:p>
            <text:p text:style-name="P62">¦-4¦ <text:s text:c="27"/>¦</text:p>
            <text:p text:style-name="P64">¦ <text:s/>¦ <text:s text:c="27"/>¦</text:p>
            <text:p text:style-name="P62">+-------------------------------+</text:p>
            <text:p text:style-name="P62">Zweite Differenzen <text:s text:c="8"/>Bild 6</text:p>
            <text:p text:style-name="P60"/>
          </table:table-cell>
        </table:table-row>
      </table:table>
      <text:p text:style-name="P40">Wie an den letzten 5 Tabellenzeilen zu sehen ist, nimmt Zeichenumfang und Entropie durch Differenzbildung ab, die Redundanz zu. Die erzielbaren Kompressionsgrade werden besser.</text:p>
      <text:p text:style-name="P13"/>
      <text:p text:style-name="Heading_20_2">Erste Differenzen</text:p>
      <text:p text:style-name="P12">Werden statt des Originalsignals erste Differenzen übertragen, so wird jeweils aus zwei aufeinander folgenden Originalsignalen die Differenz berechnet und übertragen/komprimiert.</text:p>
      <text:p text:style-name="P12"/>
      <text:p text:style-name="P39"><text:span text:style-name="T8">Es sei allgemein eine Zahlenfolge </text:span><text:span text:style-name="T18">X</text:span><text:span text:style-name="T16">N</text:span><text:span text:style-name="T18"> = {x</text:span><text:span text:style-name="T16">1</text:span><text:span text:style-name="T18">, x</text:span><text:span text:style-name="T16">2</text:span><text:span text:style-name="T18">, x</text:span><text:span text:style-name="T16">3</text:span><text:span text:style-name="T18">, ..., x</text:span><text:span text:style-name="T16">N-1</text:span><text:span text:style-name="T18">, x</text:span><text:span text:style-name="T16">N</text:span><text:span text:style-name="T18">}</text:span><text:span text:style-name="T8"> aus </text:span><text:span text:style-name="T18">N</text:span><text:span text:style-name="T8"> Elementen gegeben. Die Zahlenfolge der ersten Differenzen </text:span><text:span text:style-name="T18">Y</text:span><text:span text:style-name="T16">N</text:span><text:span text:style-name="T18"> = {y</text:span><text:span text:style-name="T16">1</text:span><text:span text:style-name="T18">, y</text:span><text:span text:style-name="T16">2</text:span><text:span text:style-name="T18">, y</text:span><text:span text:style-name="T16">3</text:span><text:span text:style-name="T18">, ..., y</text:span><text:span text:style-name="T16">N-1</text:span><text:span text:style-name="T18">, y</text:span><text:span text:style-name="T16">N</text:span><text:span text:style-name="T18">}</text:span><text:span text:style-name="T8"> berechnet sich dann wie in Formel </text:span><text:span text:style-name="T18">F.10</text:span><text:span text:style-name="T8"> und in der zweiten Spalte von </text:span><text:span text:style-name="T18">Tabelle 3 </text:span><text:span text:style-name="T8">angegeben. Die Darstellung der Rekonstruktionsformeln steht in Formel </text:span><text:span text:style-name="T18">F.11</text:span><text:span text:style-name="T8"> und in der dritten Spalte von </text:span><text:span text:style-name="T18">Tabelle 3</text:span><text:span text:style-name="T8">.</text:span></text:p>
      <text:p text:style-name="P39"><text:span text:style-name="T8">Der für die Berechnung von </text:span><text:span text:style-name="T18">y</text:span><text:span text:style-name="T16">1</text:span><text:span text:style-name="T8"> theoretisch benötigte Wert </text:span><text:span text:style-name="T18">x</text:span><text:span text:style-name="T16">0</text:span><text:span text:style-name="T8"> wird zu 0 angenommen. <text:s/></text:span></text:p>
      <text:p text:style-name="P4"/>
      <text:p text:style-name="P61"><text:soft-page-break/><text:span text:style-name="T9">Formel</text:span><text:span text:style-name="T8">: Erste Differenzen </text:span><text:span text:style-name="T18">y</text:span><text:span text:style-name="T16">n</text:span><text:span text:style-name="T8"> aus Originalwerten </text:span><text:span text:style-name="T18">x</text:span><text:span text:style-name="T16">n</text:span><text:span text:style-name="T8"> berechnen</text:span></text:p>
      <text:p text:style-name="P64"/>
      <text:p text:style-name="P64"><text:s text:c="30"/>+----------------+</text:p>
      <text:p text:style-name="P57"><text:span text:style-name="T18"><text:s text:c="30"/>¦ y</text:span><text:span text:style-name="T16">n</text:span><text:span text:style-name="T18"> = x</text:span><text:span text:style-name="T16">n</text:span><text:span text:style-name="T18"> - x</text:span><text:span text:style-name="T16">n-1</text:span><text:span text:style-name="T18"> ¦</text:span></text:p>
      <text:p text:style-name="P64"><text:s text:c="30"/>+----------------+ <text:s text:c="25"/>F.10</text:p>
      <text:p text:style-name="P57"><text:span text:style-name="T18"><text:s text:c="27"/>mit 1&lt;= n &lt;= N; x</text:span><text:span text:style-name="T16">0</text:span><text:span text:style-name="T18"> = 0.</text:span></text:p>
      <text:p text:style-name="P26"/>
      <text:p text:style-name="P61"><text:span text:style-name="T9">Formel</text:span><text:span text:style-name="T8">: Originalwerte </text:span><text:span text:style-name="T18">x</text:span><text:span text:style-name="T16">n</text:span><text:span text:style-name="T8"> aus ersten Differenzen </text:span><text:span text:style-name="T18">y</text:span><text:span text:style-name="T16">n</text:span><text:span text:style-name="T8"> berechnen</text:span></text:p>
      <text:p text:style-name="P72"/>
      <text:p text:style-name="P64"><text:s text:c="29"/>+----------------+</text:p>
      <text:p text:style-name="P57"><text:span text:style-name="T18"><text:s text:c="29"/>¦ x</text:span><text:span text:style-name="T16">n</text:span><text:span text:style-name="T18"> = y</text:span><text:span text:style-name="T16">n</text:span><text:span text:style-name="T18"> + x</text:span><text:span text:style-name="T16">n-1</text:span><text:span text:style-name="T18"> ¦</text:span></text:p>
      <text:p text:style-name="P64"><text:s text:c="29"/>+----------------+ <text:s text:c="26"/>F.11</text:p>
      <text:p text:style-name="P57"><text:span text:style-name="T18"><text:s text:c="27"/>mit 1&lt;= n &lt;= N; x</text:span><text:span text:style-name="T16">0</text:span><text:span text:style-name="T18"> = 0.</text:span></text:p>
      <text:p text:style-name="P27"/>
      <text:p text:style-name="P64"><text:s text:c="12"/>+---------------------------------------------------+</text:p>
      <text:p text:style-name="P64"><text:s text:c="12"/>¦ <text:s text:c="5"/>¦ Erste Differenzen <text:s/>¦ <text:s text:c="3"/>Rekonstruktion <text:s text:c="4"/>¦</text:p>
      <text:p text:style-name="P57"><text:span text:style-name="T18"><text:s text:c="12"/>¦ X</text:span><text:span text:style-name="T16">N</text:span><text:span text:style-name="T18"> <text:s text:c="2"/>¦ Y</text:span><text:span text:style-name="T16">N</text:span><text:span text:style-name="T18"> <text:s text:c="2"/>¦ aus den X</text:span><text:span text:style-name="T16">N</text:span><text:span text:style-name="T18"> <text:s/>¦ X</text:span><text:span text:style-name="T16">N</text:span><text:span text:style-name="T18"> <text:s text:c="2"/>¦ <text:s text:c="2"/>aus den Y</text:span><text:span text:style-name="T16">N</text:span><text:span text:style-name="T18"> <text:s text:c="2"/>¦</text:span></text:p>
      <text:p text:style-name="P64"><text:s text:c="12"/>+------+--------------------+-----------------------¦</text:p>
      <text:p text:style-name="P57"><text:span text:style-name="T18"><text:s text:c="12"/>¦ x</text:span><text:span text:style-name="T16">1</text:span><text:span text:style-name="T18"> <text:s text:c="2"/>¦ y</text:span><text:span text:style-name="T16">1</text:span><text:span text:style-name="T18"> <text:s text:c="2"/>= x</text:span><text:span text:style-name="T16">1</text:span><text:span text:style-name="T18"> <text:s text:c="9"/>¦ x</text:span><text:span text:style-name="T16">1</text:span><text:span text:style-name="T18"> <text:s text:c="2"/>= y</text:span><text:span text:style-name="T16">1</text:span><text:span text:style-name="T18"> <text:s text:c="12"/>¦</text:span></text:p>
      <text:p text:style-name="P57"><text:span text:style-name="T18"><text:s text:c="12"/>¦ <text:s/></text:span><text:span text:style-name="T16"><text:s text:c="3"/></text:span><text:span text:style-name="T18"><text:s/>¦ <text:s/></text:span><text:span text:style-name="T16"><text:s text:c="3"/></text:span><text:span text:style-name="T18"><text:s text:c="4"/></text:span><text:span text:style-name="T16"><text:s text:c="3"/></text:span><text:span text:style-name="T18"><text:s text:c="4"/></text:span><text:span text:style-name="T16"><text:s text:c="3"/></text:span><text:span text:style-name="T18"><text:s/>¦ <text:s/></text:span><text:span text:style-name="T16"><text:s text:c="3"/></text:span><text:span text:style-name="T18"><text:s text:c="11"/></text:span><text:span text:style-name="T16"><text:s text:c="3"/></text:span><text:span text:style-name="T18"><text:s text:c="4"/>¦</text:span></text:p>
      <text:p text:style-name="P57"><text:span text:style-name="T18"><text:s text:c="12"/>¦ x</text:span><text:span text:style-name="T16">2</text:span><text:span text:style-name="T18"> <text:s text:c="2"/>¦ y</text:span><text:span text:style-name="T16">2</text:span><text:span text:style-name="T18"> <text:s text:c="2"/>= x</text:span><text:span text:style-name="T16">2</text:span><text:span text:style-name="T18"> <text:s text:c="2"/>- x</text:span><text:span text:style-name="T16">1</text:span><text:span text:style-name="T18"> <text:s text:c="2"/>¦ x</text:span><text:span text:style-name="T16">2</text:span><text:span text:style-name="T18"> <text:s text:c="2"/>= y</text:span><text:span text:style-name="T16">2</text:span><text:span text:style-name="T18"> <text:s text:c="2"/>+ x</text:span><text:span text:style-name="T16">1</text:span><text:span text:style-name="T18"> <text:s text:c="5"/>¦</text:span></text:p>
      <text:p text:style-name="P57"><text:span text:style-name="T18"><text:s text:c="12"/>¦ <text:s/></text:span><text:span text:style-name="T16"><text:s text:c="3"/></text:span><text:span text:style-name="T18"><text:s/>¦ <text:s/></text:span><text:span text:style-name="T16"><text:s text:c="3"/></text:span><text:span text:style-name="T18"><text:s text:c="4"/></text:span><text:span text:style-name="T16"><text:s text:c="3"/></text:span><text:span text:style-name="T18"><text:s text:c="4"/></text:span><text:span text:style-name="T16"><text:s text:c="3"/></text:span><text:span text:style-name="T18"><text:s/>¦ <text:s/></text:span><text:span text:style-name="T16"><text:s text:c="3"/></text:span><text:span text:style-name="T18"><text:s text:c="4"/></text:span><text:span text:style-name="T16"><text:s text:c="3"/></text:span><text:span text:style-name="T18"><text:s text:c="4"/></text:span><text:span text:style-name="T16"><text:s text:c="3"/></text:span><text:span text:style-name="T18"><text:s text:c="4"/>¦</text:span></text:p>
      <text:p text:style-name="P57"><text:span text:style-name="T18"><text:s text:c="12"/>¦ x</text:span><text:span text:style-name="T16">3</text:span><text:span text:style-name="T18"> <text:s text:c="2"/>¦ y</text:span><text:span text:style-name="T16">3</text:span><text:span text:style-name="T18"> <text:s text:c="2"/>= x</text:span><text:span text:style-name="T16">3</text:span><text:span text:style-name="T18"> <text:s text:c="2"/>- x</text:span><text:span text:style-name="T16">2</text:span><text:span text:style-name="T18"> <text:s text:c="2"/>¦ x</text:span><text:span text:style-name="T16">3</text:span><text:span text:style-name="T18"> <text:s text:c="2"/>= y</text:span><text:span text:style-name="T16">3</text:span><text:span text:style-name="T18"> <text:s text:c="2"/>+ x</text:span><text:span text:style-name="T16">2</text:span><text:span text:style-name="T18"> <text:s text:c="5"/>¦</text:span></text:p>
      <text:p text:style-name="P57"><text:span text:style-name="T18"><text:s text:c="12"/>¦ <text:s/></text:span><text:span text:style-name="T16"><text:s text:c="3"/></text:span><text:span text:style-name="T18"><text:s/>¦ <text:s/></text:span><text:span text:style-name="T16"><text:s text:c="3"/></text:span><text:span text:style-name="T18"><text:s text:c="4"/></text:span><text:span text:style-name="T16"><text:s text:c="3"/></text:span><text:span text:style-name="T18"><text:s text:c="4"/></text:span><text:span text:style-name="T16"><text:s text:c="3"/></text:span><text:span text:style-name="T18"><text:s/>¦ <text:s/></text:span><text:span text:style-name="T16"><text:s text:c="3"/></text:span><text:span text:style-name="T18"><text:s text:c="11"/></text:span><text:span text:style-name="T16"><text:s text:c="3"/></text:span><text:span text:style-name="T18"><text:s text:c="4"/>¦</text:span></text:p>
      <text:p text:style-name="P57"><text:span text:style-name="T18"><text:s text:c="12"/>¦ ... <text:s/>¦ ... <text:s text:c="4"/></text:span><text:span text:style-name="T16"><text:s text:c="3"/></text:span><text:span text:style-name="T18"><text:s text:c="4"/></text:span><text:span text:style-name="T16"><text:s text:c="3"/></text:span><text:span text:style-name="T18"><text:s/>¦ ... <text:s text:c="18"/>¦</text:span></text:p>
      <text:p text:style-name="P57"><text:span text:style-name="T18"><text:s text:c="12"/>¦ <text:s/></text:span><text:span text:style-name="T16"><text:s text:c="3"/></text:span><text:span text:style-name="T18"><text:s/>¦ <text:s/></text:span><text:span text:style-name="T16"><text:s text:c="3"/></text:span><text:span text:style-name="T18"><text:s text:c="4"/></text:span><text:span text:style-name="T16"><text:s text:c="3"/></text:span><text:span text:style-name="T18"><text:s text:c="4"/></text:span><text:span text:style-name="T16"><text:s text:c="3"/></text:span><text:span text:style-name="T18"><text:s/>¦ <text:s/></text:span><text:span text:style-name="T16"><text:s text:c="3"/></text:span><text:span text:style-name="T18"><text:s text:c="11"/></text:span><text:span text:style-name="T16"><text:s text:c="3"/></text:span><text:span text:style-name="T18"><text:s text:c="4"/>¦</text:span></text:p>
      <text:p text:style-name="P57"><text:span text:style-name="T18"><text:s text:c="12"/>¦ x</text:span><text:span text:style-name="T16">n</text:span><text:span text:style-name="T18"> <text:s text:c="2"/>¦ y</text:span><text:span text:style-name="T16">n</text:span><text:span text:style-name="T18"> <text:s text:c="2"/>= x</text:span><text:span text:style-name="T16">n <text:s/></text:span><text:span text:style-name="T18"><text:s/>- x</text:span><text:span text:style-name="T16">n-1</text:span><text:span text:style-name="T18"> ¦ x</text:span><text:span text:style-name="T16">n</text:span><text:span text:style-name="T18"> <text:s text:c="2"/>= y</text:span><text:span text:style-name="T16">n</text:span><text:span text:style-name="T18"> <text:s text:c="2"/>+ x</text:span><text:span text:style-name="T16">n-1</text:span><text:span text:style-name="T18"> <text:s text:c="3"/>¦</text:span></text:p>
      <text:p text:style-name="P57"><text:span text:style-name="T18"><text:s text:c="12"/>¦ <text:s/></text:span><text:span text:style-name="T16"><text:s text:c="3"/></text:span><text:span text:style-name="T18"><text:s/>¦ <text:s/></text:span><text:span text:style-name="T16"><text:s text:c="3"/></text:span><text:span text:style-name="T18"><text:s text:c="4"/></text:span><text:span text:style-name="T16"><text:s text:c="3"/></text:span><text:span text:style-name="T18"><text:s text:c="4"/></text:span><text:span text:style-name="T16"><text:s text:c="3"/></text:span><text:span text:style-name="T18"><text:s/>¦ <text:s/></text:span><text:span text:style-name="T16"><text:s text:c="3"/></text:span><text:span text:style-name="T18"><text:s text:c="11"/></text:span><text:span text:style-name="T16"><text:s text:c="3"/></text:span><text:span text:style-name="T18"><text:s text:c="4"/>¦</text:span></text:p>
      <text:p text:style-name="P57"><text:span text:style-name="T18"><text:s text:c="12"/>¦ ... <text:s/>¦ ... <text:s text:c="4"/></text:span><text:span text:style-name="T16"><text:s text:c="3"/></text:span><text:span text:style-name="T18"><text:s text:c="4"/></text:span><text:span text:style-name="T16"><text:s text:c="3"/></text:span><text:span text:style-name="T18"><text:s/>¦ ... <text:s text:c="4"/></text:span><text:span text:style-name="T16"><text:s text:c="3"/></text:span><text:span text:style-name="T18"><text:s text:c="4"/></text:span><text:span text:style-name="T16"><text:s text:c="3"/></text:span><text:span text:style-name="T18"><text:s text:c="4"/>¦</text:span></text:p>
      <text:p text:style-name="P57"><text:span text:style-name="T18"><text:s text:c="12"/>¦ <text:s/></text:span><text:span text:style-name="T16"><text:s text:c="3"/></text:span><text:span text:style-name="T18"><text:s/>¦ <text:s/></text:span><text:span text:style-name="T16"><text:s text:c="3"/></text:span><text:span text:style-name="T18"><text:s text:c="4"/></text:span><text:span text:style-name="T16"><text:s text:c="3"/></text:span><text:span text:style-name="T18"><text:s text:c="4"/></text:span><text:span text:style-name="T16"><text:s text:c="3"/></text:span><text:span text:style-name="T18"><text:s/>¦ <text:s/></text:span><text:span text:style-name="T16"><text:s text:c="3"/></text:span><text:span text:style-name="T18"><text:s text:c="11"/></text:span><text:span text:style-name="T16"><text:s text:c="3"/></text:span><text:span text:style-name="T18"><text:s text:c="4"/>¦</text:span></text:p>
      <text:p text:style-name="P57"><text:span text:style-name="T18"><text:s text:c="12"/>¦ x</text:span><text:span text:style-name="T16">N-2</text:span><text:span text:style-name="T18"> ¦ y</text:span><text:span text:style-name="T16">N-2</text:span><text:span text:style-name="T18"> = x</text:span><text:span text:style-name="T16">N-2</text:span><text:span text:style-name="T18"> - x</text:span><text:span text:style-name="T16">N-3</text:span><text:span text:style-name="T18"> ¦ x</text:span><text:span text:style-name="T16">N-2</text:span><text:span text:style-name="T18"> = y</text:span><text:span text:style-name="T16">N-2</text:span><text:span text:style-name="T18"> + x</text:span><text:span text:style-name="T16">N-3</text:span><text:span text:style-name="T18"> <text:s text:c="3"/>¦</text:span></text:p>
      <text:p text:style-name="P57"><text:span text:style-name="T18"><text:s text:c="12"/>¦ <text:s/></text:span><text:span text:style-name="T16"><text:s text:c="3"/></text:span><text:span text:style-name="T18"><text:s/>¦ <text:s/></text:span><text:span text:style-name="T16"><text:s text:c="3"/></text:span><text:span text:style-name="T18"><text:s text:c="4"/></text:span><text:span text:style-name="T16"><text:s text:c="3"/></text:span><text:span text:style-name="T18"><text:s text:c="4"/></text:span><text:span text:style-name="T16"><text:s text:c="3"/></text:span><text:span text:style-name="T18"><text:s/>¦ <text:s/></text:span><text:span text:style-name="T16"><text:s text:c="3"/></text:span><text:span text:style-name="T18"><text:s text:c="4"/></text:span><text:span text:style-name="T16"><text:s text:c="3"/></text:span><text:span text:style-name="T18"><text:s text:c="4"/></text:span><text:span text:style-name="T16"><text:s text:c="3"/></text:span><text:span text:style-name="T18"><text:s text:c="4"/>¦</text:span></text:p>
      <text:p text:style-name="P57"><text:span text:style-name="T18"><text:s text:c="12"/>¦ x</text:span><text:span text:style-name="T16">N-1</text:span><text:span text:style-name="T18"> ¦ y</text:span><text:span text:style-name="T16">N-1</text:span><text:span text:style-name="T18"> = x</text:span><text:span text:style-name="T16">N-1</text:span><text:span text:style-name="T18"> - x</text:span><text:span text:style-name="T16">N-2</text:span><text:span text:style-name="T18"> ¦ x</text:span><text:span text:style-name="T16">N-1</text:span><text:span text:style-name="T18"> = y</text:span><text:span text:style-name="T16">N-1</text:span><text:span text:style-name="T18"> + x</text:span><text:span text:style-name="T16">N-2</text:span><text:span text:style-name="T18"> <text:s text:c="3"/>¦</text:span></text:p>
      <text:p text:style-name="P57"><text:span text:style-name="T18"><text:s text:c="12"/>¦ <text:s/></text:span><text:span text:style-name="T16"><text:s text:c="3"/></text:span><text:span text:style-name="T18"><text:s/>¦ <text:s/></text:span><text:span text:style-name="T16"><text:s text:c="3"/></text:span><text:span text:style-name="T18"><text:s text:c="4"/></text:span><text:span text:style-name="T16"><text:s text:c="3"/></text:span><text:span text:style-name="T18"><text:s text:c="4"/></text:span><text:span text:style-name="T16"><text:s text:c="3"/></text:span><text:span text:style-name="T18"><text:s/>¦ <text:s/></text:span><text:span text:style-name="T16"><text:s text:c="3"/></text:span><text:span text:style-name="T18"><text:s text:c="4"/></text:span><text:span text:style-name="T16"><text:s text:c="3"/></text:span><text:span text:style-name="T18"><text:s text:c="4"/></text:span><text:span text:style-name="T16"><text:s text:c="3"/></text:span><text:span text:style-name="T18"><text:s text:c="4"/>¦</text:span></text:p>
      <text:p text:style-name="P57"><text:span text:style-name="T18"><text:s text:c="12"/>¦ x</text:span><text:span text:style-name="T16">N</text:span><text:span text:style-name="T18"> <text:s text:c="2"/>¦ y</text:span><text:span text:style-name="T16">N</text:span><text:span text:style-name="T18"> <text:s text:c="2"/>= x</text:span><text:span text:style-name="T16">N <text:s/></text:span><text:span text:style-name="T18"><text:s/>- x</text:span><text:span text:style-name="T16">N-1</text:span><text:span text:style-name="T18"> ¦ x</text:span><text:span text:style-name="T16">N</text:span><text:span text:style-name="T18"> <text:s text:c="2"/>= y</text:span><text:span text:style-name="T16">N</text:span><text:span text:style-name="T18"> <text:s text:c="2"/>+ x</text:span><text:span text:style-name="T16">N-1</text:span><text:span text:style-name="T18"> <text:s text:c="3"/>¦</text:span></text:p>
      <text:p text:style-name="P64"><text:s text:c="12"/>+---------------------------------------------------+</text:p>
      <text:p text:style-name="P64"><text:s text:c="56"/>Tabelle 3</text:p>
      <text:p text:style-name="P28"/>
      <text:p text:style-name="Heading_20_2">Zweite Differenzen</text:p>
      <text:p text:style-name="P12">Werden statt des Originalsignals zweite Differenzen übertragen, so wird jeweils aus zwei aufeinander folgenden Originalsignalen die erste Differenz gebildet und das gleiche Verfahren nocheinmal auf die ersten Differenzen angewendet.</text:p>
      <text:p text:style-name="P12"/>
      <text:p text:style-name="P39"><text:span text:style-name="T8">Es sei allgemein eine Zahlenfolge </text:span><text:span text:style-name="T18">X</text:span><text:span text:style-name="T16">N</text:span><text:span text:style-name="T18"> = {x</text:span><text:span text:style-name="T16">1</text:span><text:span text:style-name="T18">, x</text:span><text:span text:style-name="T16">2</text:span><text:span text:style-name="T18">, x</text:span><text:span text:style-name="T16">3</text:span><text:span text:style-name="T18">, ..., x</text:span><text:span text:style-name="T16">N-1</text:span><text:span text:style-name="T18">, x</text:span><text:span text:style-name="T16">N</text:span><text:span text:style-name="T18">}</text:span><text:span text:style-name="T8"> aus</text:span><text:span text:style-name="T18"> N</text:span><text:span text:style-name="T8"> Elementen gegeben. Die Zahlenfolge der zweiten Differenzen </text:span><text:span text:style-name="T18">Z</text:span><text:span text:style-name="T16">N</text:span><text:span text:style-name="T18"> = {z</text:span><text:span text:style-name="T16">1</text:span><text:span text:style-name="T18">, z</text:span><text:span text:style-name="T16">2</text:span><text:span text:style-name="T18">, z</text:span><text:span text:style-name="T16">3</text:span><text:span text:style-name="T18">, ..., z</text:span><text:span text:style-name="T16">N-1</text:span><text:span text:style-name="T18">, z</text:span><text:span text:style-name="T16">N</text:span><text:span text:style-name="T18">}</text:span><text:span text:style-name="T8"> berechnen sich <text:s/>aus den Originalwerten </text:span><text:span text:style-name="T18">X</text:span><text:span text:style-name="T16">N</text:span><text:span text:style-name="T8"> oder den ersten Differenzen </text:span><text:span text:style-name="T18">Y</text:span><text:span text:style-name="T16">N</text:span><text:span text:style-name="T18"> </text:span><text:span text:style-name="T8">wie in Formel</text:span><text:span text:style-name="T18"> F.12</text:span><text:span text:style-name="T8"> und der zweiten Spalte von </text:span><text:span text:style-name="T18">Tabelle 4</text:span><text:span text:style-name="T8"> angegeben. Die Darstellung der Rekonstruktionsformeln steht in Formel </text:span><text:span text:style-name="T18">F.13</text:span><text:span text:style-name="T8"> und der dritten Spalte von </text:span><text:span text:style-name="T18">Tabelle 4</text:span><text:span text:style-name="T8">.</text:span></text:p>
      <text:p text:style-name="P39"><text:span text:style-name="T8">Die für die Berechnung von </text:span><text:span text:style-name="T18">z</text:span><text:span text:style-name="T16">1</text:span><text:span text:style-name="T18"> </text:span><text:span text:style-name="T8">theoretisch benötigten Werte </text:span><text:span text:style-name="T18">y</text:span><text:span text:style-name="T16">0</text:span><text:span text:style-name="T8"> oder </text:span><text:span text:style-name="T18">x</text:span><text:span text:style-name="T27">-</text:span><text:span text:style-name="T16">1</text:span><text:span text:style-name="T8"> und</text:span><text:span text:style-name="T18"> x</text:span><text:span text:style-name="T16">0</text:span><text:span text:style-name="T8"> werden zu 0 angenommen. <text:s/></text:span></text:p>
      <text:p text:style-name="P8"/>
      <text:p text:style-name="P61"><text:span text:style-name="T9">Formel</text:span><text:span text:style-name="T8">: Zweite Differenzen z</text:span><text:span text:style-name="T15">n</text:span><text:span text:style-name="T8"> aus Originalwerten x</text:span><text:span text:style-name="T15">n</text:span><text:span text:style-name="T8"> berechnen</text:span></text:p>
      <text:p text:style-name="P72"/>
      <text:p text:style-name="P64"><text:s text:c="25"/>+------------------------+</text:p>
      <text:p text:style-name="P57"><text:span text:style-name="T18"><text:s text:c="25"/>¦ z</text:span><text:span text:style-name="T16">n</text:span><text:span text:style-name="T18"> = x</text:span><text:span text:style-name="T16">n</text:span><text:span text:style-name="T18"> - 2x</text:span><text:span text:style-name="T16">n-1</text:span><text:span text:style-name="T18"> + x</text:span><text:span text:style-name="T16">n-2</text:span><text:span text:style-name="T18"> ¦</text:span></text:p>
      <text:p text:style-name="P64"><text:s text:c="25"/>+------------------------+ <text:s text:c="22"/>F.12</text:p>
      <text:p text:style-name="P57"><text:span text:style-name="T18"><text:s text:c="23"/>mit 1&lt;= n &lt;= N; x</text:span><text:span text:style-name="T16">-1</text:span><text:span text:style-name="T18"> = x</text:span><text:span text:style-name="T16">0</text:span><text:span text:style-name="T18"> = 0.</text:span></text:p>
      <text:p text:style-name="P26"/>
      <text:p text:style-name="P61"><text:span text:style-name="T9">Formel</text:span><text:span text:style-name="T8">: Originalwerte x</text:span><text:span text:style-name="T15">n</text:span><text:span text:style-name="T8"> aus zweiten Differenzen z</text:span><text:span text:style-name="T15">n</text:span><text:span text:style-name="T8"> berechnen</text:span></text:p>
      <text:p text:style-name="P72"/>
      <text:p text:style-name="P64"><text:s text:c="26"/>+-----------------------+</text:p>
      <text:p text:style-name="P57"><text:span text:style-name="T18"><text:s text:c="26"/>¦ x</text:span><text:span text:style-name="T16">n </text:span><text:span text:style-name="T18">=z</text:span><text:span text:style-name="T16">n </text:span><text:span text:style-name="T18">+ 2x</text:span><text:span text:style-name="T16">n-1</text:span><text:span text:style-name="T18"> - x</text:span><text:span text:style-name="T16">n-2</text:span><text:span text:style-name="T18"> ¦</text:span></text:p>
      <text:p text:style-name="P64"><text:s text:c="26"/>+-----------------------+ <text:s text:c="22"/>F.13</text:p>
      <text:p text:style-name="P57"><text:span text:style-name="T18"><text:s text:c="23"/>mit 1&lt;= n &lt;= N; x</text:span><text:span text:style-name="T16">-1</text:span><text:span text:style-name="T18"> = x</text:span><text:span text:style-name="T16">0</text:span><text:span text:style-name="T18"> = 0.</text:span></text:p>
      <text:p text:style-name="P27"/>
      <text:p text:style-name="P66"><text:soft-page-break/>+------------------------------------------------------------------+</text:p>
      <text:p text:style-name="P66">¦Org.¦ <text:s text:c="7"/>Zweite Differenzen <text:s text:c="9"/>¦ <text:s text:c="4"/>Rekonstruktion <text:s text:c="4"/>¦</text:p>
      <text:p text:style-name="P59"><text:span text:style-name="T18">¦ X</text:span><text:span text:style-name="T16">N</text:span><text:span text:style-name="T18"> ¦ Z</text:span><text:span text:style-name="T16">N</text:span><text:span text:style-name="T18"> ¦aus den Y</text:span><text:span text:style-name="T16">N</text:span><text:span text:style-name="T18"> ¦ <text:s text:c="3"/>aus den X</text:span><text:span text:style-name="T16">N</text:span><text:span text:style-name="T18"> <text:s text:c="4"/>¦ X</text:span><text:span text:style-name="T16">N</text:span><text:span text:style-name="T18"> ¦ <text:s text:c="3"/>aus den Z</text:span><text:span text:style-name="T16">N</text:span><text:span text:style-name="T18"> <text:s text:c="4"/>¦</text:span></text:p>
      <text:p text:style-name="P66">+----+------------------------------------+------------------------¦</text:p>
      <text:p text:style-name="P59"><text:span text:style-name="T18">¦x</text:span><text:span text:style-name="T16">1</text:span><text:span text:style-name="T18"> <text:s/>¦z</text:span><text:span text:style-name="T16">1</text:span><text:span text:style-name="T18"> <text:s/>=y</text:span><text:span text:style-name="T16">1</text:span><text:span text:style-name="T18"> <text:s text:c="8"/>=x</text:span><text:span text:style-name="T16">1</text:span><text:span text:style-name="T18"> <text:s text:c="16"/>¦x</text:span><text:span text:style-name="T16">1 <text:s/></text:span><text:span text:style-name="T18">=z</text:span><text:span text:style-name="T16">1</text:span><text:span text:style-name="T18"> <text:s text:c="16"/>¦</text:span></text:p>
      <text:p text:style-name="P59"><text:span text:style-name="T18">¦ </text:span><text:span text:style-name="T16"><text:s text:c="3"/></text:span><text:span text:style-name="T18">¦ </text:span><text:span text:style-name="T16"><text:s text:c="3"/></text:span><text:span text:style-name="T18"><text:s text:c="9"/></text:span><text:span text:style-name="T16"><text:s text:c="4"/></text:span><text:span text:style-name="T18"><text:s text:c="19"/>¦ </text:span><text:span text:style-name="T16"><text:s text:c="3"/></text:span><text:span text:style-name="T18"><text:s text:c="2"/></text:span><text:span text:style-name="T16"><text:s text:c="4"/></text:span><text:span text:style-name="T18"><text:s text:c="4"/></text:span><text:span text:style-name="T16"><text:s text:c="10"/></text:span><text:span text:style-name="T18">¦</text:span></text:p>
      <text:p text:style-name="P59"><text:span text:style-name="T18">¦x</text:span><text:span text:style-name="T16">2</text:span><text:span text:style-name="T18"> <text:s/>¦z</text:span><text:span text:style-name="T16">2</text:span><text:span text:style-name="T18"> <text:s/>=y</text:span><text:span text:style-name="T16">2</text:span><text:span text:style-name="T18"> <text:s text:c="2"/>- y</text:span><text:span text:style-name="T16">1</text:span><text:span text:style-name="T18"> <text:s/>=x</text:span><text:span text:style-name="T16">2</text:span><text:span text:style-name="T18"> <text:s text:c="2"/>- 2x</text:span><text:span text:style-name="T16">1</text:span><text:span text:style-name="T18"> <text:s text:c="8"/>¦x</text:span><text:span text:style-name="T16">2 <text:s/></text:span><text:span text:style-name="T18">=z</text:span><text:span text:style-name="T16">2 <text:s text:c="2"/></text:span><text:span text:style-name="T18">+ 2x</text:span><text:span text:style-name="T16">1</text:span><text:span text:style-name="T18"> <text:s text:c="8"/>¦</text:span></text:p>
      <text:p text:style-name="P59"><text:span text:style-name="T18">¦ </text:span><text:span text:style-name="T16"><text:s text:c="3"/></text:span><text:span text:style-name="T18">¦ </text:span><text:span text:style-name="T16"><text:s text:c="3"/></text:span><text:span text:style-name="T18"><text:s text:c="2"/></text:span><text:span text:style-name="T16"><text:s text:c="3"/></text:span><text:span text:style-name="T18"><text:s text:c="4"/></text:span><text:span text:style-name="T16"><text:s text:c="4"/></text:span><text:span text:style-name="T18"><text:s text:c="7"/></text:span><text:span text:style-name="T16"><text:s/></text:span><text:span text:style-name="T18"><text:s text:c="11"/>¦ </text:span><text:span text:style-name="T16"><text:s text:c="3"/></text:span><text:span text:style-name="T18"><text:s text:c="2"/></text:span><text:span text:style-name="T16"><text:s text:c="4"/></text:span><text:span text:style-name="T18"><text:s text:c="4"/></text:span><text:span text:style-name="T16"><text:s text:c="10"/></text:span><text:span text:style-name="T18">¦</text:span></text:p>
      <text:p text:style-name="P59"><text:span text:style-name="T18">¦x</text:span><text:span text:style-name="T16">3</text:span><text:span text:style-name="T18"> <text:s/>¦z</text:span><text:span text:style-name="T16">3</text:span><text:span text:style-name="T18"> <text:s/>=y</text:span><text:span text:style-name="T16">3</text:span><text:span text:style-name="T18"> <text:s text:c="2"/>- y</text:span><text:span text:style-name="T16">2</text:span><text:span text:style-name="T18"> <text:s/>=x</text:span><text:span text:style-name="T16">3</text:span><text:span text:style-name="T18"> <text:s text:c="2"/>- 2x</text:span><text:span text:style-name="T16">2</text:span><text:span text:style-name="T18"> <text:s text:c="2"/>+ x</text:span><text:span text:style-name="T16">1</text:span><text:span text:style-name="T18"> <text:s/>¦x</text:span><text:span text:style-name="T16">3 <text:s/></text:span><text:span text:style-name="T18">=z</text:span><text:span text:style-name="T16">3 <text:s text:c="2"/></text:span><text:span text:style-name="T18">+ 2x</text:span><text:span text:style-name="T16">2 <text:s text:c="2"/></text:span><text:span text:style-name="T18">-</text:span><text:span text:style-name="T16"> </text:span><text:span text:style-name="T18">x</text:span><text:span text:style-name="T16">1 <text:s/></text:span><text:span text:style-name="T18">¦</text:span></text:p>
      <text:p text:style-name="P59"><text:span text:style-name="T18">¦ </text:span><text:span text:style-name="T16"><text:s text:c="3"/></text:span><text:span text:style-name="T18">¦ </text:span><text:span text:style-name="T16"><text:s text:c="3"/></text:span><text:span text:style-name="T18"><text:s text:c="2"/></text:span><text:span text:style-name="T16"><text:s text:c="3"/></text:span><text:span text:style-name="T18"><text:s text:c="4"/></text:span><text:span text:style-name="T16"><text:s text:c="3"/></text:span><text:span text:style-name="T18"><text:s text:c="20"/>¦ </text:span><text:span text:style-name="T16"><text:s text:c="3"/></text:span><text:span text:style-name="T18"><text:s text:c="2"/></text:span><text:span text:style-name="T16"><text:s text:c="4"/></text:span><text:span text:style-name="T18"><text:s text:c="4"/></text:span><text:span text:style-name="T16"><text:s text:c="4"/></text:span><text:span text:style-name="T18"><text:s/></text:span><text:span text:style-name="T16"><text:s/></text:span><text:span text:style-name="T18"><text:s/></text:span><text:span text:style-name="T16"><text:s text:c="3"/></text:span><text:span text:style-name="T18">¦</text:span></text:p>
      <text:p text:style-name="P59"><text:span text:style-name="T18">¦x</text:span><text:span text:style-name="T16">4</text:span><text:span text:style-name="T18"> <text:s/>¦z</text:span><text:span text:style-name="T16">4</text:span><text:span text:style-name="T18"> <text:s/>=y</text:span><text:span text:style-name="T16">4</text:span><text:span text:style-name="T18"> <text:s text:c="2"/>- y</text:span><text:span text:style-name="T16">3</text:span><text:span text:style-name="T18"> <text:s/>=x</text:span><text:span text:style-name="T16">4</text:span><text:span text:style-name="T18"> <text:s text:c="2"/>- 2x</text:span><text:span text:style-name="T16">3</text:span><text:span text:style-name="T18"> <text:s text:c="2"/>+ x</text:span><text:span text:style-name="T16">2</text:span><text:span text:style-name="T18"> <text:s/>¦x</text:span><text:span text:style-name="T16">4 <text:s/></text:span><text:span text:style-name="T18">=z</text:span><text:span text:style-name="T16">4 <text:s text:c="2"/></text:span><text:span text:style-name="T18">+ 2x</text:span><text:span text:style-name="T16">3 <text:s text:c="2"/></text:span><text:span text:style-name="T18">-</text:span><text:span text:style-name="T16"> </text:span><text:span text:style-name="T18">x</text:span><text:span text:style-name="T16">2 <text:s/></text:span><text:span text:style-name="T18">¦</text:span></text:p>
      <text:p text:style-name="P59"><text:span text:style-name="T18">¦ </text:span><text:span text:style-name="T16"><text:s text:c="3"/></text:span><text:span text:style-name="T18">¦ </text:span><text:span text:style-name="T16"><text:s text:c="3"/></text:span><text:span text:style-name="T18"><text:s text:c="2"/></text:span><text:span text:style-name="T16"><text:s text:c="3"/></text:span><text:span text:style-name="T18"><text:s text:c="4"/></text:span><text:span text:style-name="T16"><text:s text:c="3"/></text:span><text:span text:style-name="T18"><text:s text:c="20"/>¦ </text:span><text:span text:style-name="T16"><text:s text:c="3"/></text:span><text:span text:style-name="T18"><text:s text:c="2"/></text:span><text:span text:style-name="T16"><text:s text:c="4"/></text:span><text:span text:style-name="T18"><text:s text:c="4"/></text:span><text:span text:style-name="T16"><text:s text:c="4"/></text:span><text:span text:style-name="T18"><text:s/></text:span><text:span text:style-name="T16"><text:s/></text:span><text:span text:style-name="T18"><text:s/></text:span><text:span text:style-name="T16"><text:s text:c="3"/></text:span><text:span text:style-name="T18">¦</text:span></text:p>
      <text:p text:style-name="P66">¦... ¦... <text:s text:c="32"/>¦... <text:s text:c="20"/>¦</text:p>
      <text:p text:style-name="P59"><text:span text:style-name="T18">¦ </text:span><text:span text:style-name="T16"><text:s text:c="3"/></text:span><text:span text:style-name="T18">¦ </text:span><text:span text:style-name="T16"><text:s text:c="3"/></text:span><text:span text:style-name="T18"><text:s text:c="2"/></text:span><text:span text:style-name="T16"><text:s text:c="3"/></text:span><text:span text:style-name="T18"><text:s text:c="4"/></text:span><text:span text:style-name="T16"><text:s text:c="3"/></text:span><text:span text:style-name="T18"><text:s text:c="20"/>¦ </text:span><text:span text:style-name="T16"><text:s text:c="3"/></text:span><text:span text:style-name="T18"><text:s text:c="2"/></text:span><text:span text:style-name="T16"><text:s text:c="4"/></text:span><text:span text:style-name="T18"><text:s text:c="4"/></text:span><text:span text:style-name="T16"><text:s text:c="4"/></text:span><text:span text:style-name="T18"><text:s/></text:span><text:span text:style-name="T16"><text:s/></text:span><text:span text:style-name="T18"><text:s/></text:span><text:span text:style-name="T16"><text:s text:c="3"/></text:span><text:span text:style-name="T18">¦</text:span></text:p>
      <text:p text:style-name="P59"><text:span text:style-name="T18">¦x</text:span><text:span text:style-name="T16">n</text:span><text:span text:style-name="T18"> <text:s/>¦z</text:span><text:span text:style-name="T16">n</text:span><text:span text:style-name="T18"> <text:s/>=y</text:span><text:span text:style-name="T16">n</text:span><text:span text:style-name="T18"> <text:s text:c="2"/>- y</text:span><text:span text:style-name="T16">n-1</text:span><text:span text:style-name="T18">=x</text:span><text:span text:style-name="T16">n <text:s/></text:span><text:span text:style-name="T18"><text:s/>- 2x</text:span><text:span text:style-name="T16">n-1</text:span><text:span text:style-name="T18"> + x</text:span><text:span text:style-name="T16">n-2</text:span><text:span text:style-name="T18">¦x</text:span><text:span text:style-name="T16">n <text:s/></text:span><text:span text:style-name="T18">=z</text:span><text:span text:style-name="T16">n <text:s text:c="2"/></text:span><text:span text:style-name="T18">+ 2x</text:span><text:span text:style-name="T16">n-1 </text:span><text:span text:style-name="T18">-</text:span><text:span text:style-name="T16"> </text:span><text:span text:style-name="T18">x</text:span><text:span text:style-name="T16">n-2</text:span><text:span text:style-name="T18">¦</text:span></text:p>
      <text:p text:style-name="P59"><text:span text:style-name="T18">¦ </text:span><text:span text:style-name="T16"><text:s text:c="3"/></text:span><text:span text:style-name="T18">¦ </text:span><text:span text:style-name="T16"><text:s text:c="3"/></text:span><text:span text:style-name="T18"><text:s text:c="2"/></text:span><text:span text:style-name="T16"><text:s text:c="3"/></text:span><text:span text:style-name="T18"><text:s text:c="4"/></text:span><text:span text:style-name="T16"><text:s text:c="3"/></text:span><text:span text:style-name="T18"><text:s text:c="20"/>¦ </text:span><text:span text:style-name="T16"><text:s text:c="3"/></text:span><text:span text:style-name="T18"><text:s text:c="2"/></text:span><text:span text:style-name="T16"><text:s text:c="4"/></text:span><text:span text:style-name="T18"><text:s text:c="4"/></text:span><text:span text:style-name="T16"><text:s text:c="4"/></text:span><text:span text:style-name="T18"><text:s/></text:span><text:span text:style-name="T16"><text:s/></text:span><text:span text:style-name="T18"><text:s/></text:span><text:span text:style-name="T16"><text:s text:c="3"/></text:span><text:span text:style-name="T18">¦</text:span></text:p>
      <text:p text:style-name="P66">¦... ¦... <text:s text:c="32"/>¦... <text:s text:c="20"/>¦</text:p>
      <text:p text:style-name="P59"><text:span text:style-name="T18">¦ </text:span><text:span text:style-name="T16"><text:s text:c="3"/></text:span><text:span text:style-name="T18">¦ </text:span><text:span text:style-name="T16"><text:s text:c="3"/></text:span><text:span text:style-name="T18"><text:s text:c="2"/></text:span><text:span text:style-name="T16"><text:s text:c="3"/></text:span><text:span text:style-name="T18"><text:s text:c="4"/></text:span><text:span text:style-name="T16"><text:s text:c="3"/></text:span><text:span text:style-name="T18"><text:s text:c="20"/>¦ </text:span><text:span text:style-name="T16"><text:s text:c="3"/></text:span><text:span text:style-name="T18"><text:s text:c="2"/></text:span><text:span text:style-name="T16"><text:s text:c="4"/></text:span><text:span text:style-name="T18"><text:s text:c="4"/></text:span><text:span text:style-name="T16"><text:s text:c="4"/></text:span><text:span text:style-name="T18"><text:s/></text:span><text:span text:style-name="T16"><text:s/></text:span><text:span text:style-name="T18"><text:s/></text:span><text:span text:style-name="T16"><text:s text:c="3"/></text:span><text:span text:style-name="T18">¦</text:span></text:p>
      <text:p text:style-name="P59"><text:span text:style-name="T18">¦x</text:span><text:span text:style-name="T16">N-2</text:span><text:span text:style-name="T18">¦z</text:span><text:span text:style-name="T16">N-2</text:span><text:span text:style-name="T18">=y</text:span><text:span text:style-name="T16">N-2</text:span><text:span text:style-name="T18"> - y</text:span><text:span text:style-name="T16">N-3</text:span><text:span text:style-name="T18">=x</text:span><text:span text:style-name="T16">N-2</text:span><text:span text:style-name="T18"> - 2x</text:span><text:span text:style-name="T16">N-3</text:span><text:span text:style-name="T18"> + x</text:span><text:span text:style-name="T16">N-4</text:span><text:span text:style-name="T18">¦x</text:span><text:span text:style-name="T16">N-2</text:span><text:span text:style-name="T18">=z</text:span><text:span text:style-name="T16">N-2 </text:span><text:span text:style-name="T18">+ 2x</text:span><text:span text:style-name="T16">N-3 </text:span><text:span text:style-name="T18">-</text:span><text:span text:style-name="T16"> </text:span><text:span text:style-name="T18">x</text:span><text:span text:style-name="T16">N-4</text:span><text:span text:style-name="T18">¦</text:span></text:p>
      <text:p text:style-name="P59"><text:span text:style-name="T18">¦ </text:span><text:span text:style-name="T16"><text:s text:c="3"/></text:span><text:span text:style-name="T18">¦ </text:span><text:span text:style-name="T16"><text:s text:c="3"/></text:span><text:span text:style-name="T18"><text:s text:c="2"/></text:span><text:span text:style-name="T16"><text:s text:c="3"/></text:span><text:span text:style-name="T18"><text:s text:c="4"/></text:span><text:span text:style-name="T16"><text:s text:c="3"/></text:span><text:span text:style-name="T18"><text:s text:c="2"/></text:span><text:span text:style-name="T16"><text:s text:c="2"/></text:span><text:span text:style-name="T18"><text:s/></text:span><text:span text:style-name="T16"><text:s/></text:span><text:span text:style-name="T18"><text:s text:c="4"/></text:span><text:span text:style-name="T16"><text:s text:c="3"/></text:span><text:span text:style-name="T18"><text:s text:c="4"/></text:span><text:span text:style-name="T16"><text:s text:c="3"/></text:span><text:span text:style-name="T18">¦ </text:span><text:span text:style-name="T16"><text:s text:c="3"/></text:span><text:span text:style-name="T18"><text:s text:c="2"/></text:span><text:span text:style-name="T16"><text:s text:c="4"/></text:span><text:span text:style-name="T18"><text:s text:c="4"/></text:span><text:span text:style-name="T16"><text:s text:c="4"/></text:span><text:span text:style-name="T18"><text:s/></text:span><text:span text:style-name="T16"><text:s/></text:span><text:span text:style-name="T18"><text:s/></text:span><text:span text:style-name="T16"><text:s text:c="3"/></text:span><text:span text:style-name="T18">¦</text:span></text:p>
      <text:p text:style-name="P59"><text:span text:style-name="T18">¦x</text:span><text:span text:style-name="T16">N-1</text:span><text:span text:style-name="T18">¦z</text:span><text:span text:style-name="T16">N-1</text:span><text:span text:style-name="T18">=y</text:span><text:span text:style-name="T16">N-1</text:span><text:span text:style-name="T18"> - y</text:span><text:span text:style-name="T16">N-2</text:span><text:span text:style-name="T18">=x</text:span><text:span text:style-name="T16">N-1</text:span><text:span text:style-name="T18"> - 2x</text:span><text:span text:style-name="T16">N-2</text:span><text:span text:style-name="T18"> + x</text:span><text:span text:style-name="T16">N-3</text:span><text:span text:style-name="T18">¦x</text:span><text:span text:style-name="T16">N-1</text:span><text:span text:style-name="T18">=z</text:span><text:span text:style-name="T16">N-1 </text:span><text:span text:style-name="T18">+ 2x</text:span><text:span text:style-name="T16">N-2 </text:span><text:span text:style-name="T18">-</text:span><text:span text:style-name="T16"> </text:span><text:span text:style-name="T18">x</text:span><text:span text:style-name="T16">N-3</text:span><text:span text:style-name="T18">¦</text:span></text:p>
      <text:p text:style-name="P59"><text:span text:style-name="T18">¦ </text:span><text:span text:style-name="T16"><text:s text:c="3"/></text:span><text:span text:style-name="T18">¦ </text:span><text:span text:style-name="T16"><text:s text:c="3"/></text:span><text:span text:style-name="T18"><text:s text:c="2"/></text:span><text:span text:style-name="T16"><text:s text:c="3"/></text:span><text:span text:style-name="T18"><text:s text:c="4"/></text:span><text:span text:style-name="T16"><text:s text:c="3"/></text:span><text:span text:style-name="T18"><text:s text:c="2"/></text:span><text:span text:style-name="T16"><text:s text:c="2"/></text:span><text:span text:style-name="T18"><text:s/></text:span><text:span text:style-name="T16"><text:s/></text:span><text:span text:style-name="T18"><text:s text:c="4"/></text:span><text:span text:style-name="T16"><text:s text:c="3"/></text:span><text:span text:style-name="T18"><text:s text:c="4"/></text:span><text:span text:style-name="T16"><text:s text:c="3"/></text:span><text:span text:style-name="T18">¦ </text:span><text:span text:style-name="T16"><text:s text:c="3"/></text:span><text:span text:style-name="T18"><text:s text:c="2"/></text:span><text:span text:style-name="T16"><text:s text:c="4"/></text:span><text:span text:style-name="T18"><text:s text:c="4"/></text:span><text:span text:style-name="T16"><text:s text:c="4"/></text:span><text:span text:style-name="T18"><text:s/></text:span><text:span text:style-name="T16"><text:s/></text:span><text:span text:style-name="T18"><text:s/></text:span><text:span text:style-name="T16"><text:s text:c="3"/></text:span><text:span text:style-name="T18">¦</text:span></text:p>
      <text:p text:style-name="P59"><text:span text:style-name="T18">¦x</text:span><text:span text:style-name="T16">N</text:span><text:span text:style-name="T18"> <text:s/>¦z</text:span><text:span text:style-name="T16">N</text:span><text:span text:style-name="T18"> <text:s/>=y</text:span><text:span text:style-name="T16">N</text:span><text:span text:style-name="T18"> <text:s text:c="2"/>- y</text:span><text:span text:style-name="T16">N-1</text:span><text:span text:style-name="T18">=x</text:span><text:span text:style-name="T16">N</text:span><text:span text:style-name="T18"> <text:s text:c="2"/>- 2x</text:span><text:span text:style-name="T16">N-1</text:span><text:span text:style-name="T18"> + x</text:span><text:span text:style-name="T16">N</text:span><text:span text:style-name="T18">-</text:span><text:span text:style-name="T16">2</text:span><text:span text:style-name="T18">¦x</text:span><text:span text:style-name="T16">N <text:s/></text:span><text:span text:style-name="T18">=z</text:span><text:span text:style-name="T16">N <text:s text:c="2"/></text:span><text:span text:style-name="T18">+ 2x</text:span><text:span text:style-name="T16">N-1 </text:span><text:span text:style-name="T18">-</text:span><text:span text:style-name="T16"> </text:span><text:span text:style-name="T18">x</text:span><text:span text:style-name="T16">N-2</text:span><text:span text:style-name="T18">¦</text:span></text:p>
      <text:p text:style-name="P66">+------------------------------------------------------------------+</text:p>
      <text:p text:style-name="P80">Tabelle 4</text:p>
      <text:p text:style-name="P4"/>
      <text:p text:style-name="P82">Kompressionsverfahren</text:p>
      <text:p text:style-name="Heading_20_2">Lauflängenkomprimierung</text:p>
      <text:p text:style-name="P12">Die Lauflängenkomprimierung ist ein einfaches, aber wirkungsvolles Verfahren, um Dateien zu komprimieren. Es wird im Datenstrom zwischen komprimierbaren und nichtkomprimierbaren Zeichenfolgen unterschieden.</text:p>
      <text:p text:style-name="P12">Komprimierbare Zeichenfolgen sind solche, die aus drei oder mehr gleichen aufeinander folgenden Zeichen bestehen. Diese Folgen werden auf zwei Zeichen, ein Zähl- und ein Datenzeichen verkürzt. </text:p>
      <text:p text:style-name="P12">Das Zählzeichen sagt aus, wie häufig das komprimierte Datenzeichen im Originaltext aufeinander folgend auftrat. Die nicht komprimierbaren Zeichenfolgen bleiben unverändert, werden allerdings um ein vorangestelltes Zählzeichen erweitert. Dieses Zählzeichen gibt Auskunft darüber, wieviele unkomprimierte Datenzeichen folgen und wann das nächste Zählzeichen im Datenstrom auftaucht. </text:p>
      <text:p text:style-name="P1"><text:span text:style-name="T8">Jetzt muß nur noch eindeutig festgelegt werden, wann ein und wann kein komprimiertes Zeichen auf ein Zählzeichen folgt. Dies wird erreicht, indem der Wert des Zählzeichens, welches N Bit breit ist, auf die unteren N-1 Bit reduziert wird. Die maximale Zeichenzahl, die sich so durch ein Zählbyte markieren läßt, ist 2</text:span><text:span text:style-name="T28">(N-1)</text:span><text:span text:style-name="T8">. Dann folgt das nächste Zählzeichen.</text:span></text:p>
      <text:p text:style-name="P1"><text:span text:style-name="T8">Das N-te Bit, das MSB (</text:span><text:span text:style-name="T9">M</text:span><text:span text:style-name="T8">ost </text:span><text:span text:style-name="T9">S</text:span><text:span text:style-name="T8">ignifikant </text:span><text:span text:style-name="T9">B</text:span><text:span text:style-name="T8">it), dient als Kompressionsindikator. Ist es gesetzt (1), folgt ein komprimiertes Datenzeichen, ist es nicht gesetzt (0) folgt eine </text:span><text:span text:style-name="T10">zählzeichenlange</text:span><text:span text:style-name="T8"> Folge von unkomprimierten Zeichen.</text:span></text:p>
      <text:p text:style-name="P1"><text:span text:style-name="T8">Das Setzen des Komprimierungsbits erfolgt einfach durch die Addition von 2</text:span><text:span text:style-name="T28">N</text:span><text:span text:style-name="T8"> zum Zählzeichen.</text:span></text:p>
      <text:p text:style-name="P12"/>
      <text:p text:style-name="P52">Beispiel:</text:p>
      <text:p text:style-name="P40">Gegeben sei folgende 20 Zeichen lange Zahlenfolge F, die mit dem Lauflängenverfahren komprimiert werden soll. Ein Zeichen hat die Breite von 8 Bit = 1 Byte.</text:p>
      <text:p text:style-name="P69">F= {03,05,06,57,57,57,57,34,98,20,07,92,66,01,01,01,01,01,01,01}</text:p>
      <text:p text:style-name="P39"><text:span text:style-name="T8">Alphabet: </text:span><text:span text:style-name="T18">Z = {03,05,06,57,34,98,20,07,92,66,01}, b</text:span><text:span text:style-name="T16">q</text:span><text:span text:style-name="T18"> = 11</text:span><text:span text:style-name="T8">.</text:span></text:p>
      <text:p text:style-name="P27"/>
      <text:p text:style-name="P66">+-------------------------------------------------------------------+</text:p>
      <text:p text:style-name="P66">¦Unkomp.¦03 05 06 57 57 57 57 34 98 20 07 92 66 01 01 01 01 01 01 01¦</text:p>
      <text:p text:style-name="P66">+-------+-----------------------------------------------------------¦</text:p>
      <text:p text:style-name="P59"><text:span text:style-name="T18">¦Komp. <text:s/>¦</text:span><text:span text:style-name="T19">03</text:span><text:span text:style-name="T18"> 03 05 06 </text:span><text:span text:style-name="T19">132</text:span><text:span text:style-name="T18"> 57 </text:span><text:span text:style-name="T19">06</text:span><text:span text:style-name="T18"> 34 98 20 07 92 66 </text:span><text:span text:style-name="T19">135</text:span><text:span text:style-name="T18"> 01 <text:s text:c="12"/>¦</text:span></text:p>
      <text:p text:style-name="P66">+-------+-----------------------------------------------------------¦</text:p>
      <text:p text:style-name="P66">¦Typ <text:s text:c="3"/>¦ Z <text:s/>U <text:s/>U <text:s/>U <text:s text:c="2"/>Z <text:s/>K <text:s/>Z <text:s/>U <text:s/>U <text:s/>U <text:s/>U <text:s/>U <text:s/>U <text:s text:c="2"/>Z <text:s/>K <text:s text:c="12"/>¦</text:p>
      <text:p text:style-name="P66">¦Wert <text:s text:c="2"/>¦ 3 <text:s text:c="11"/>4 <text:s text:c="4"/>6 <text:s text:c="20"/>7 <text:s text:c="15"/>¦</text:p>
      <text:p text:style-name="P66">¦MSB <text:s text:c="3"/>¦ n <text:s text:c="11"/>j <text:s text:c="4"/>n <text:s text:c="20"/>j <text:s text:c="15"/>¦</text:p>
      <text:p text:style-name="P66">+-------------------------------------------------------------------+</text:p>
      <text:p text:style-name="P49">Beispiel einer Lauflängenkomprimierung <text:s text:c="76"/>Tabelle 5</text:p>
      <text:p text:style-name="P11"/>
      <text:p text:style-name="P53"><text:soft-page-break/>Legende:</text:p>
      <text:p text:style-name="P55"><text:span text:style-name="T18">Unkomp. -</text:span><text:span text:style-name="T8"> Unkomprimierte Zahlenfolge</text:span></text:p>
      <text:p text:style-name="P55"><text:span text:style-name="T18">Komp. <text:s text:c="2"/>-</text:span><text:span text:style-name="T8"> Komprimierte Folge; die </text:span><text:span text:style-name="T10">kursiven</text:span><text:span text:style-name="T8"> Werte sind Zählzeichen</text:span></text:p>
      <text:p text:style-name="P55"><text:span text:style-name="T18">Typ <text:s text:c="4"/>-</text:span><text:span text:style-name="T8"> Zeichentyp: Z-Zählz., U-unkomp. Datenz., K-komp. Datenz.</text:span></text:p>
      <text:p text:style-name="P55"><text:span text:style-name="T18">Wert <text:s text:c="3"/>-</text:span><text:span text:style-name="T8"> Der reine Zählwert des Zählzeichens, ohne gesetztes MSB </text:span></text:p>
      <text:p text:style-name="P55"><text:span text:style-name="T18">MSB <text:s text:c="4"/>-</text:span><text:span text:style-name="T8"> MSB wegen Komprimierung gesetzt? j- ja, n- nein</text:span></text:p>
      <text:p text:style-name="P68"/>
      <text:p text:style-name="P62"><text:s text:c="37"/>15 Zeichen </text:p>
      <text:p text:style-name="P62">Der Kompresssionsgrad ist K = ( 1 - ------------ ) * 100 = 25 %</text:p>
      <text:p text:style-name="P62"><text:s text:c="37"/>20 Zeichen </text:p>
      <text:p text:style-name="P12"/>
      <text:p text:style-name="Heading_20_2">Codes variabler Länge</text:p>
      <text:p text:style-name="P12">Im ASCII-Code werden alle Buchstaben des Alphabets mit 8 Bit = 1 Byte langen Codewörtern, sogenannten Blockcodes, verschlüsselt. </text:p>
      <text:p text:style-name="P12">Die Codes variabler Länge gehen von dem Gedankengang aus, nicht für alle zu codierende Zeichen gleichlange Codes zu verwenden, sondern häufiger vorkommende Zeichen mit einem kürzeren und seltener auftauchende Zeichen mit einem längeren Code zu codieren. </text:p>
      <text:p text:style-name="P12">Die sich dabei ergebende mittlere Wortlänge ist kürzer als die Wortlänge im Blockcode. Diese Idee ist nicht neu; schon Samuel Morse hat sie in seinem Telegraphenalphabet angewandt.</text:p>
      <text:p text:style-name="P12"/>
      <text:p text:style-name="P12">Codierungen variabler Länge haben allerdings einige Nachteile:</text:p>
      <text:p text:style-name="P12"/>
      <table:table table:name="Tabelle2" table:style-name="Tabelle2">
        <table:table-column table:style-name="Tabelle2.A"/>
        <table:table-column table:style-name="Tabelle2.B"/>
        <table:table-row table:style-name="Tabelle2.1">
          <table:table-cell table:style-name="Tabelle2.A1" office:value-type="string">
            <text:p text:style-name="P12">-</text:p>
          </table:table-cell>
          <table:table-cell table:style-name="Tabelle2.A1" office:value-type="string">
            <text:p text:style-name="P12">Nicht byteweise. Computer nutzen vorzugsweise Codes fester Länge. Es ist mit der Codierung und Decodierung ein gewisser Aufwand verbunden.</text:p>
            <text:p text:style-name="P12"/>
          </table:table-cell>
        </table:table-row>
        <table:table-row table:style-name="Tabelle2.1">
          <table:table-cell table:style-name="Tabelle2.A1" office:value-type="string">
            <text:p text:style-name="P12">-</text:p>
          </table:table-cell>
          <table:table-cell table:style-name="Tabelle2.A1" office:value-type="string">
            <text:p text:style-name="P12">Fehleranfälligkeit. Fehlt ein Bit, oder ist es falsch, kann der Originaltext nicht mehr rekonstruiert werden. Bei Blockcodes wäre dagegen nur ein Zeichen fehlerhaft.</text:p>
            <text:p text:style-name="P12"/>
          </table:table-cell>
        </table:table-row>
        <table:table-row table:style-name="Tabelle2.1">
          <table:table-cell table:style-name="Tabelle2.A1" office:value-type="string">
            <text:p text:style-name="P12">-</text:p>
          </table:table-cell>
          <table:table-cell table:style-name="Tabelle2.A1" office:value-type="string">
            <text:p text:style-name="P12">Nichttriviale Modellierung. Das Modell muß so geschickt gewählt werden, daß eine eindeutige Decodierung möglich ist. Kein Codewort darf so aussehen, daß es mit dem Anfang (Präfix) eines anderen Codewortes verwechselt werden kann.</text:p>
            <text:p text:style-name="P1"><text:span text:style-name="T8">Bsp.: Wird ein Zeichen </text:span><text:span text:style-name="T20">a</text:span><text:span text:style-name="T8"> mit 0, ein Zeichen ß mit 1 und ein Zeichen </text:span><text:span text:style-name="T20">O</text:span><text:span text:style-name="T8"> mit 01 codiert, so kann der Code 01 sowohl die Zeichenfolge </text:span><text:span text:style-name="T20">a</text:span><text:span text:style-name="T8">ß als auch das Zeichen </text:span><text:span text:style-name="T20">O</text:span><text:span text:style-name="T8"> darstellen.</text:span></text:p>
            <text:p text:style-name="P12"/>
          </table:table-cell>
        </table:table-row>
        <table:table-row table:style-name="Tabelle2.1">
          <table:table-cell table:style-name="Tabelle2.A1" office:value-type="string">
            <text:p text:style-name="P12">-</text:p>
          </table:table-cell>
          <table:table-cell table:style-name="Tabelle2.A1" office:value-type="string">
            <text:p text:style-name="P12">Wird mit dynamischen Modellierungsverfahren gearbeitet, so muß die Codetabelle zur Decodierung mitübertragen werden, was einen gewissen Overhead mit sich bringt; der Kompressionsgrad leidet.</text:p>
            <text:p text:style-name="P12"/>
          </table:table-cell>
        </table:table-row>
      </table:table>
      <text:p text:style-name="P12"/>
      <text:p text:style-name="P12">Die Vorgehensweise dieses Kompressionsverfahrens ist einfach:</text:p>
      <text:p text:style-name="P19"/>
      <text:p text:style-name="P1"><text:span text:style-name="T10">Modellierung</text:span><text:span text:style-name="T8">:</text:span></text:p>
      <text:p text:style-name="P12">Die zu codierende Datei wird statistisch untersucht und das Ergebnis in einen Codebaum übertragen. Es gibt mehrere Möglichkeiten einen solchen Codebaum aufzubauen (ein solches Modell zu entwickeln); erklärt werden hier die Verfahren von Shannon-Fano (Kapitel 4.2.1) und von Huffman (Kapitel 4.2.3). </text:p>
      <text:p text:style-name="P1"><text:span text:style-name="T8">Codebäume sind spezielle Varianten der Binärbäume; analog zu natürlichen Bäumen beschrieben (Bild 7), besitzen sie sowohl eine </text:span><text:span text:style-name="T10">Wurzel</text:span><text:span text:style-name="T8"> (welche allerdings oben sitzt), </text:span><text:span text:style-name="T10">Äste</text:span><text:span text:style-name="T8">, die sich verzweigen, und </text:span><text:span text:style-name="T10">Blätter</text:span><text:span text:style-name="T8"> (unten). Jeder Ast verzweigt sich in exakt zwei andere Äste oder mündet in ein Blatt. Verzweigungen und Blätter werden auch als Knoten bezeichnet, wobei Blätter Knoten ohne Nachfolger sind.</text:span></text:p>
      <text:p text:style-name="P2"/>
      <text:p text:style-name="P66"><text:soft-page-break/>+-----------------------------------------------+</text:p>
      <text:p text:style-name="P66">¦ <text:s text:c="9"/>(Wurzel) <text:s text:c="12"/>Der abzulesende ¦</text:p>
      <text:p text:style-name="P66">¦ <text:s text:c="9"/>0 <text:s/>¦ <text:s/>1 <text:s text:c="13"/>Code für die <text:s text:c="3"/>¦</text:p>
      <text:p text:style-name="P59"><text:span text:style-name="T18">¦ <text:s text:c="3"/>+---------------+ <text:s text:c="9"/>Zeichen a</text:span><text:span text:style-name="T16">1</text:span><text:span text:style-name="T18"> - a</text:span><text:span text:style-name="T16">4</text:span><text:span text:style-name="T18"> ¦</text:span></text:p>
      <text:p text:style-name="P66">¦ <text:s text:c="3"/>¦ <text:s text:c="3"/>(Knoten) <text:s text:c="2"/>¦ <text:s text:c="9"/>lautet: <text:s text:c="8"/>¦</text:p>
      <text:p text:style-name="P66">¦ <text:s text:c="3"/>¦ <text:s text:c="11"/>0 <text:s/>¦ <text:s/>1 <text:s text:c="6"/>+-------------+ ¦</text:p>
      <text:p text:style-name="P59"><text:span text:style-name="T18">¦ <text:s text:c="3"/>a</text:span><text:span text:style-name="T16">1</text:span><text:span text:style-name="T18"> <text:s text:c="6"/>+------------+ <text:s text:c="3"/>¦Zeichen¦ Code¦ ¦</text:span></text:p>
      <text:p text:style-name="P66">¦ (Blatt) <text:s text:c="4"/>¦ <text:s/>(Knoten) <text:s/>¦ <text:s text:c="3"/>+-------+-----¦ ¦</text:p>
      <text:p text:style-name="P59"><text:span text:style-name="T18">¦ <text:s text:c="9"/>0 <text:s/>¦ <text:s/>1 <text:s text:c="8"/>¦ <text:s text:c="3"/>¦ <text:s text:c="2"/>a</text:span><text:span text:style-name="T16">1</text:span><text:span text:style-name="T18"> <text:s/>¦ 0 <text:s text:c="2"/>¦ ¦</text:span></text:p>
      <text:p text:style-name="P59"><text:span text:style-name="T18">¦ <text:s text:c="7"/>+--------+ <text:s text:c="7"/>a</text:span><text:span text:style-name="T16">2</text:span><text:span text:style-name="T18"> <text:s text:c="2"/>¦ <text:s text:c="2"/>a</text:span><text:span text:style-name="T16">2</text:span><text:span text:style-name="T18"> <text:s/>¦ 11 <text:s/>¦ ¦</text:span></text:p>
      <text:p text:style-name="P59"><text:span text:style-name="T18">¦ <text:s text:c="7"/>¦(Knoten)¦ <text:s text:c="4"/>(Blatt) ¦ <text:s text:c="2"/>a</text:span><text:span text:style-name="T16">3</text:span><text:span text:style-name="T18"> <text:s/>¦ 100 ¦ ¦</text:span></text:p>
      <text:p text:style-name="P59"><text:span text:style-name="T18">¦ <text:s text:c="7"/>a</text:span><text:span text:style-name="T16">3</text:span><text:span text:style-name="T18"> <text:s text:c="6"/>a</text:span><text:span text:style-name="T16">4</text:span><text:span text:style-name="T18"> <text:s text:c="11"/>¦ <text:s text:c="2"/>a</text:span><text:span text:style-name="T16">4</text:span><text:span text:style-name="T18"> <text:s/>¦ 101 ¦ ¦</text:span></text:p>
      <text:p text:style-name="P66">¦ <text:s text:c="4"/>(Blatt) <text:s/>(Blatt) <text:s text:c="9"/>+-------------+ ¦</text:p>
      <text:p text:style-name="P66">+-----------------------------------------------+</text:p>
      <text:p text:style-name="P49">Einfacher Codebaum <text:s text:c="66"/>Bild 7</text:p>
      <text:p text:style-name="P12"/>
      <text:p text:style-name="P12">In der Modellierung werden die zu codierenden Zeichen Blättern zugeordnet. Die zugehörigen Codes variabler Länge werden gebildet, indem der Pfad von der Wurzel der Codebaumes zum Blatt verfolgt wird. Jedem Ast der nach links abzweigt, wird eine 0, und jedem Ast, der nach rechts abzweigt, eine 1 zugeordnet.</text:p>
      <text:p text:style-name="P12"/>
      <text:p text:style-name="P12">Da die Zeichen immer nur den Blättern und nie einer Verzweigung zugeordnet sind, also nie einen Nachfolger haben, ist sichergestellt, daß der resultierende Code niemals beginnender Teil eines anderen Codes sein kann. Damit ist eine wichtige Voraussetzung für Codes variabler Länge, die Eindeutigkeit, erfüllt.</text:p>
      <text:p text:style-name="P1"><text:span text:style-name="T10">Hinweis:<text:tab/></text:span><text:span text:style-name="T8">Zur Programmierung solcher Binärbäume sind verkettete Listen (engl.: Linked Lists) <text:line-break/><text:tab/><text:tab/>hervorragend geeignet.</text:span></text:p>
      <text:p text:style-name="P12"/>
      <text:p text:style-name="P1"><text:span text:style-name="T10">Codierung</text:span><text:span text:style-name="T8">:</text:span></text:p>
      <text:p text:style-name="P12">Das Codierungsverfahren läuft dann ab wie folgt: Das Zeichen (Blatt) wird im Baum gesucht, und von der Wurzel ausgehend wird der Code variabler Länge auf dem Weg zum Blatt, längs der Äste, gebildet. Die Bits des gefundenen Codes werden an den Ausgabestrom angehängt. </text:p>
      <text:p text:style-name="P12"/>
      <text:p text:style-name="Heading_20_2">Shannon-Fano-Codierung</text:p>
      <text:p text:style-name="P12">Der Shannon-Fano-Codebaum wird nach einem einfachen Algorithmus aufgebaut, der die Aufgabe hat, eine effektive Codetabelle zu bilden.</text:p>
      <text:p text:style-name="P12"/>
      <text:p text:style-name="P9">Shannon-Fano-Algorithmus:</text:p>
      <table:table table:name="Tabelle3" table:style-name="Tabelle3">
        <table:table-column table:style-name="Tabelle3.A"/>
        <table:table-column table:style-name="Tabelle3.B"/>
        <table:table-row table:style-name="Tabelle3.1">
          <table:table-cell table:style-name="Tabelle3.A1" office:value-type="string">
            <text:p text:style-name="P12">1.</text:p>
          </table:table-cell>
          <table:table-cell table:style-name="Tabelle3.A1" office:value-type="string">
            <text:p text:style-name="P12">Eine gegebenene Nachricht wird statistisch untersucht. Folgende Fragen sind dabei zu beantworten:</text:p>
            <text:p text:style-name="P12">- <text:s/>Wie ist die Länge der Nachricht (N)? </text:p>
            <text:p text:style-name="P1"><text:span text:style-name="T8">- <text:s/>Wie lautet der Zeichenumfang (b</text:span><text:span text:style-name="T15">q</text:span><text:span text:style-name="T8">)?</text:span></text:p>
            <text:p text:style-name="P12">- <text:s/>Wie lautet das Alphabet (A)?</text:p>
            <text:p text:style-name="P1"><text:span text:style-name="T8">- <text:s/>Wie häufig taucht jedes Zeichen auf (</text:span><text:span text:style-name="T23">Σ</text:span><text:span text:style-name="T8"> I)?</text:span></text:p>
            <text:p text:style-name="P12">Die Antworten auf diese Fragen werden in einer Tabelle abgelegt.</text:p>
            <text:p text:style-name="P12"/>
          </table:table-cell>
        </table:table-row>
        <table:table-row table:style-name="Tabelle3.1">
          <table:table-cell table:style-name="Tabelle3.A1" office:value-type="string">
            <text:p text:style-name="P12">2.</text:p>
          </table:table-cell>
          <table:table-cell table:style-name="Tabelle3.A1" office:value-type="string">
            <text:p text:style-name="P12">Diese Zeichentabelle wird anhand der Häufigkeit sortiert. Das Zeichen das am häufigsten auftritt, kommt an den Tabellenanfang, das am seltensten auftritt, an das Ende.</text:p>
            <text:p text:style-name="P12"/>
          </table:table-cell>
        </table:table-row>
        <table:table-row table:style-name="Tabelle3.1">
          <table:table-cell table:style-name="Tabelle3.A1" office:value-type="string">
            <text:p text:style-name="P12">3.</text:p>
          </table:table-cell>
          <table:table-cell table:style-name="Tabelle3.A1" office:value-type="string">
            <text:p text:style-name="P12">Die Tabelle wird in zwei Hälften geteilt, wobei die Summe der Häufigkeiten der oberen Hälfte, der Summe der Häufigkeiten der unteren Hälfte möglichst entsprechen/gleich sein sollte.</text:p>
            <text:p text:style-name="P12"/>
          </table:table-cell>
        </table:table-row>
        <table:table-row table:style-name="Tabelle3.1">
          <table:table-cell table:style-name="Tabelle3.A1" office:value-type="string">
            <text:p text:style-name="P12">4.</text:p>
          </table:table-cell>
          <table:table-cell table:style-name="Tabelle3.A1" office:value-type="string">
            <text:p text:style-name="P12">Der oberen Tabellenhälfte wird die binäre Ziffer 0 und der unteren Hälfte die binäre Ziffer 1 zugeordnet. Das bedeutet, die Codes der ersten Hälfte beginnen mit 0, die der zweiten mit 1.</text:p>
            <text:p text:style-name="P12"/>
          </table:table-cell>
        </table:table-row>
        <table:table-row table:style-name="Tabelle3.1">
          <table:table-cell table:style-name="Tabelle3.A1" office:value-type="string">
            <text:p text:style-name="P12">5.</text:p>
          </table:table-cell>
          <table:table-cell table:style-name="Tabelle3.A1" office:value-type="string">
            <text:p text:style-name="P12">Die Schritte 3. und 4. müssen nun rekursiv auf beide Tabellenhälften angewendet werden. Dadurch wird die Liste in Gruppen unterteilt und den Codes weitere Bits hinzugefügt. Das geschieht solange, bis jedes Zeichen isoliert und zu einem Blatt des Baumes wird.</text:p>
            <text:p text:style-name="P12"/>
          </table:table-cell>
        </table:table-row>
      </table:table>
      <text:p text:style-name="P1"/>
      <text:p text:style-name="Heading_20_3"><text:soft-page-break/>Beispiel: Palindrom</text:p>
      <text:p text:style-name="P40">Es sei das folgende, bereits bekannte, Palindrom mit dem Shannon-Fano-Verfahren zu codieren:</text:p>
      <text:p text:style-name="P63"><text:s text:c="20"/>+------------------------------------------+</text:p>
      <text:p text:style-name="P65"><text:s text:c="20"/>¦ EIN NEGER MIT GAZELLE ZAGT IM REGEN NIE. ¦</text:p>
      <text:p text:style-name="P63"><text:s text:c="20"/>+------------------------------------------+</text:p>
      <text:p text:style-name="P44">Text 1</text:p>
      <text:p text:style-name="P40"/>
      <text:p text:style-name="P40">Groß- und Kleinschreibung sowie Leer- und Satzzeichen sollen unberücksichtigt bleiben.</text:p>
      <text:p text:style-name="P12"/>
      <text:p text:style-name="P40">Länge der Nachricht: N = 32 Zeichen</text:p>
      <text:p text:style-name="P39"><text:span text:style-name="T8">Zeichenumfang: b</text:span><text:span text:style-name="T15">q</text:span><text:span text:style-name="T8"> = 10</text:span></text:p>
      <text:p text:style-name="P40">Alphabet: A = {E, I, N, G, R, M, T, A, Z, L}</text:p>
      <text:p text:style-name="P40"/>
      <text:p text:style-name="P66">+-----------------------------------+</text:p>
      <text:p text:style-name="P79">¦ Nr.¦Zeichen¦ ΣI ¦ Nr.¦Zeichen¦ ΣI ¦</text:p>
      <text:p text:style-name="P66">+----+-------+----+----+-------+----¦</text:p>
      <text:p text:style-name="P66">¦ <text:s/>1 ¦ <text:s text:c="2"/>E <text:s text:c="2"/>¦ <text:s/>8 ¦ <text:s/>6 ¦ <text:s text:c="2"/>M <text:s text:c="2"/>¦ <text:s/>2 ¦</text:p>
      <text:p text:style-name="P66">¦ <text:s/>2 ¦ <text:s text:c="2"/>I <text:s text:c="2"/>¦ <text:s/>4 ¦ <text:s/>7 ¦ <text:s text:c="2"/>T <text:s text:c="2"/>¦ <text:s/>2 ¦</text:p>
      <text:p text:style-name="P66">¦ <text:s/>3 ¦ <text:s text:c="2"/>N <text:s text:c="2"/>¦ <text:s/>4 ¦ <text:s/>8 ¦ <text:s text:c="2"/>A <text:s text:c="2"/>¦ <text:s/>2 ¦</text:p>
      <text:p text:style-name="P66">¦ <text:s/>4 ¦ <text:s text:c="2"/>G <text:s text:c="2"/>¦ <text:s/>4 ¦ <text:s/>9 ¦ <text:s text:c="2"/>Z <text:s text:c="2"/>¦ <text:s/>2 ¦</text:p>
      <text:p text:style-name="P66">¦ <text:s/>5 ¦ <text:s text:c="2"/>R <text:s text:c="2"/>¦ <text:s/>2 ¦ 10 ¦ <text:s text:c="2"/>L <text:s text:c="2"/>¦ <text:s/>2 ¦</text:p>
      <text:p text:style-name="P66">+-----------------------------------+</text:p>
      <text:p text:style-name="P49">Tabelle 6</text:p>
      <text:p text:style-name="P11"/>
      <text:p text:style-name="P11"/>
      <text:p text:style-name="P29"><text:span text:style-name="T8">Durch die statistische Untersuchung wurde folgende Häufigkeitstabelle mit dem Zeichenumfang </text:span><text:span text:style-name="T18">b</text:span><text:span text:style-name="T16">q</text:span><text:span text:style-name="T18"> = 10</text:span><text:span text:style-name="T8"> gebildet. In sie wird das Alphabet, welche bereits nach der Häufigkeit geordnet ist, eingetragen.</text:span></text:p>
      <text:p text:style-name="P16"/>
      <text:p text:style-name="P16"/>
      <text:p text:style-name="P66">+-----------------------------------------+</text:p>
      <text:p text:style-name="P79">¦ <text:s/>Nr. <text:s/>Zeichen <text:s text:c="3"/>ΣI <text:s text:c="2"/>Code <text:s text:c="13"/>¦</text:p>
      <text:p text:style-name="P66">¦ <text:s text:c="40"/>¦</text:p>
      <text:p text:style-name="P66">¦ <text:s text:c="2"/>1 <text:s text:c="5"/>E <text:s text:c="7"/>8 <text:s text:c="3"/>0 <text:s text:c="15"/>¦</text:p>
      <text:p text:style-name="P66">¦ <text:s text:c="2"/>2 <text:s text:c="5"/>I <text:s text:c="7"/>4 <text:s text:c="3"/>0 <text:s text:c="15"/>¦</text:p>
      <text:p text:style-name="P66">¦ <text:s text:c="2"/>3 <text:s text:c="5"/>N <text:s text:c="7"/>4 <text:s text:c="3"/>0 <text:s text:c="15"/>¦</text:p>
      <text:p text:style-name="P66">¦ <text:s/>-------------------------- 1. Teilung <text:s/>¦</text:p>
      <text:p text:style-name="P66">¦ <text:s text:c="2"/>4 <text:s text:c="5"/>G <text:s text:c="7"/>4 <text:s text:c="3"/>1 <text:s text:c="15"/>¦</text:p>
      <text:p text:style-name="P66">¦ <text:s text:c="2"/>5 <text:s text:c="5"/>R <text:s text:c="7"/>2 <text:s text:c="3"/>1 <text:s text:c="15"/>¦</text:p>
      <text:p text:style-name="P66">¦ <text:s text:c="2"/>6 <text:s text:c="5"/>M <text:s text:c="7"/>2 <text:s text:c="3"/>1 <text:s text:c="15"/>¦</text:p>
      <text:p text:style-name="P66">¦ <text:s text:c="2"/>7 <text:s text:c="5"/>T <text:s text:c="7"/>2 <text:s text:c="3"/>1 <text:s text:c="15"/>¦</text:p>
      <text:p text:style-name="P66">¦ <text:s text:c="2"/>8 <text:s text:c="5"/>A <text:s text:c="7"/>2 <text:s text:c="3"/>1 <text:s text:c="15"/>¦</text:p>
      <text:p text:style-name="P66">¦ <text:s text:c="2"/>9 <text:s text:c="5"/>Z <text:s text:c="7"/>2 <text:s text:c="3"/>1 <text:s text:c="15"/>¦</text:p>
      <text:p text:style-name="P66">¦ <text:s/>10 <text:s text:c="5"/>L <text:s text:c="7"/>2 <text:s text:c="3"/>1 <text:s text:c="15"/>¦</text:p>
      <text:p text:style-name="P66">+-----------------------------------------+</text:p>
      <text:p text:style-name="P49">Tabelle 7</text:p>
      <text:p text:style-name="P11"/>
      <text:p text:style-name="P11"/>
      <text:p text:style-name="P16">Wird die Tabelle 6 nach Zeichen Nummer 3 geteilt, so ergibt sich für die Summe der Häufigkeit für jede Hälfte 16. Zeichen 1 bis 3 erhalten dadurch als erstes Bit eine 0, Zeichen 4 bis 10 eine 1 (Tabelle 7). Dann wird die obere Tabellenhälfte geteilt (Häufigkeit/gebildeten Block: 8) in Zeichen 1 und Zeichen 2 und 3. Zeichen 1 erhält eine 0, Zeichen 2 und 3 eine 1. Nun wird der verbleibende Block aus Zeichen 2 und Zeichen 3 geteilt, Zeichen 2 erhält eine 0, Zeichen 3 eine 1.</text:p>
      <text:p text:style-name="P16"/>
      <text:p text:style-name="P16">Mit der verbleibenden unteren Tabellenhälfte wird analog verfahren (siehe Tabelle 8).</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6"><text:soft-page-break/></text:p>
      <text:p text:style-name="P12"/>
      <text:p text:style-name="P66"/>
      <text:p text:style-name="P66">+-----------------------------------------------------------------+</text:p>
      <text:p text:style-name="P79">¦ <text:s/>Nr. <text:s/>Zeichen <text:s text:c="3"/>ΣI <text:s text:c="3"/>Code <text:s text:c="36"/>¦</text:p>
      <text:p text:style-name="P66">¦ <text:s text:c="64"/>¦</text:p>
      <text:p text:style-name="P66">¦ <text:s text:c="2"/>1 <text:s text:c="5"/>E <text:s text:c="7"/>8 <text:s text:c="3"/>00 <text:s text:c="38"/>¦</text:p>
      <text:p text:style-name="P66">¦ <text:s/>----------------------------- 2. Teilung <text:s text:c="22"/>¦</text:p>
      <text:p text:style-name="P66">¦ <text:s text:c="2"/>2 <text:s text:c="5"/>I <text:s text:c="7"/>4 <text:s text:c="3"/>010 <text:s text:c="37"/>¦</text:p>
      <text:p text:style-name="P66">¦ <text:s/>-------------------------------- 3. Teilung <text:s text:c="19"/>¦</text:p>
      <text:p text:style-name="P66">¦ <text:s text:c="2"/>3 <text:s text:c="5"/>N <text:s text:c="7"/>4 <text:s text:c="3"/>011 <text:s text:c="37"/>¦</text:p>
      <text:p text:style-name="P66">¦ <text:s/>-------------------------- 1. Teilung <text:s text:c="25"/>¦</text:p>
      <text:p text:style-name="P66">¦ <text:s text:c="2"/>4 <text:s text:c="5"/>G <text:s text:c="7"/>4 <text:s text:c="3"/>100 <text:s text:c="37"/>¦</text:p>
      <text:p text:style-name="P66">¦ <text:s/>-------------------------------------- 5. Teilung <text:s text:c="13"/>¦</text:p>
      <text:p text:style-name="P66">¦ <text:s text:c="2"/>5 <text:s text:c="5"/>R <text:s text:c="7"/>2 <text:s text:c="3"/>1010 <text:s text:c="36"/>¦</text:p>
      <text:p text:style-name="P66">¦ <text:s/>----------------------------------------- 6. Teilung <text:s text:c="10"/>¦</text:p>
      <text:p text:style-name="P66">¦ <text:s text:c="2"/>6 <text:s text:c="5"/>M <text:s text:c="7"/>2 <text:s text:c="3"/>1011 <text:s text:c="36"/>¦</text:p>
      <text:p text:style-name="P66">¦ <text:s/>----------------------------------- 4. Teilung <text:s text:c="16"/>¦</text:p>
      <text:p text:style-name="P66">¦ <text:s text:c="2"/>7 <text:s text:c="5"/>T <text:s text:c="7"/>2 <text:s text:c="3"/>1100 <text:s text:c="36"/>¦</text:p>
      <text:p text:style-name="P66">¦ <text:s/>----------------------------------------------- 8. Teilung <text:s text:c="4"/>¦</text:p>
      <text:p text:style-name="P66">¦ <text:s text:c="2"/>8 <text:s text:c="5"/>A <text:s text:c="7"/>2 <text:s text:c="3"/>1101 <text:s text:c="36"/>¦</text:p>
      <text:p text:style-name="P66">¦ <text:s/>-------------------------------------------- 7. Teilung <text:s text:c="7"/>¦</text:p>
      <text:p text:style-name="P66">¦ <text:s text:c="2"/>9 <text:s text:c="5"/>Z <text:s text:c="7"/>2 <text:s text:c="3"/>1110 <text:s text:c="36"/>¦</text:p>
      <text:p text:style-name="P66">¦ <text:s/>-------------------------------------------------- 9. Teilung <text:s/>¦</text:p>
      <text:p text:style-name="P66">¦ <text:s/>10 <text:s text:c="5"/>L <text:s text:c="7"/>2 <text:s text:c="3"/>1111 <text:s text:c="36"/>¦</text:p>
      <text:p text:style-name="P66">+-----------------------------------------------------------------+</text:p>
      <text:p text:style-name="P49">Tabelle 8</text:p>
      <text:p text:style-name="P16"/>
      <text:p text:style-name="P50">Aus Tabelle 8 läßt sich folgender Codebaum bilden:</text:p>
      <text:p text:style-name="P62"/>
      <text:p text:style-name="P66">+-------------------------------------------------------+</text:p>
      <text:p text:style-name="P66">¦ <text:s text:c="54"/>¦</text:p>
      <text:p text:style-name="P66">¦ <text:s text:c="16"/>0 ¦ 1 <text:s text:c="32"/>¦</text:p>
      <text:p text:style-name="P66">¦ <text:s text:c="5"/>+----------------------------+ <text:s text:c="18"/>¦</text:p>
      <text:p text:style-name="P59"><text:span text:style-name="T18">¦ <text:s text:c="3"/>0 ¦ 1 <text:s text:c="8"/>1.</text:span><text:span text:style-name="T19">T</text:span><text:span text:style-name="T18"> <text:s text:c="11"/>0 ¦ 1 <text:s text:c="16"/>¦</text:span></text:p>
      <text:p text:style-name="P66">¦ +---------+ <text:s text:c="12"/>+-------------------+ <text:s text:c="8"/>¦</text:p>
      <text:p text:style-name="P59"><text:span text:style-name="T18">¦ ¦ <text:s text:c="2"/>2.</text:span><text:span text:style-name="T19">T</text:span><text:span text:style-name="T18"> 0 ¦ 1 <text:s text:c="8"/>0 ¦ 1 <text:s text:c="5"/>4.</text:span><text:span text:style-name="T19">T</text:span><text:span text:style-name="T18"> <text:s text:c="5"/>0 ¦ 1 <text:s text:c="6"/>¦</text:span></text:p>
      <text:p text:style-name="P66">¦ E <text:s text:c="3"/>+---------+ <text:s text:c="2"/>+---------+ <text:s text:c="8"/>+---------+ <text:s text:c="3"/>¦</text:p>
      <text:p text:style-name="P59"><text:span text:style-name="T18">¦ <text:s text:c="5"/>¦ <text:s text:c="2"/>3.</text:span><text:span text:style-name="T19">T</text:span><text:span text:style-name="T18"> <text:s text:c="2"/>¦ <text:s text:c="2"/>¦ <text:s text:c="2"/>5.</text:span><text:span text:style-name="T19">T</text:span><text:span text:style-name="T18"> 0 ¦ 1 <text:s text:c="4"/>0 ¦ 1 7.</text:span><text:span text:style-name="T19">T</text:span><text:span text:style-name="T18"> 0 ¦ 1 <text:s/>¦</text:span></text:p>
      <text:p text:style-name="P66">¦ <text:s text:c="5"/>I <text:s text:c="8"/>N <text:s text:c="2"/>G <text:s text:c="5"/>+-----+ <text:s text:c="2"/>+-----+ <text:s text:c="2"/>+-----+ ¦</text:p>
      <text:p text:style-name="P59"><text:span text:style-name="T18">¦ <text:s text:c="26"/>¦ 6.</text:span><text:span text:style-name="T19">T</text:span><text:span text:style-name="T18"> ¦ <text:s text:c="2"/>¦ 8.</text:span><text:span text:style-name="T19">T</text:span><text:span text:style-name="T18"> ¦ <text:s text:c="2"/>¦ 9.</text:span><text:span text:style-name="T19">T</text:span><text:span text:style-name="T18"> ¦ ¦</text:span></text:p>
      <text:p text:style-name="P66">¦ <text:s text:c="26"/>R <text:s text:c="4"/>M <text:s text:c="2"/>T <text:s text:c="4"/>A <text:s text:c="2"/>Z <text:s text:c="4"/>L ¦</text:p>
      <text:p text:style-name="P59"><text:span text:style-name="T18">¦ </text:span><text:span text:style-name="T19">T</text:span><text:span text:style-name="T18"> : Teilung <text:s text:c="42"/>¦</text:span></text:p>
      <text:p text:style-name="P66">+-------------------------------------------------------+</text:p>
      <text:p text:style-name="P49">Bild 9</text:p>
      <text:p text:style-name="P16"/>
      <text:p text:style-name="P50">Die komprimierte Bitfolge sieht wie folgt aus:</text:p>
      <text:p text:style-name="P50">(Das codierte Zeichen steht jeweils über dem ersten Bit seines Code.)</text:p>
      <text:p text:style-name="P50"/>
      <text:p text:style-name="P66">+-----------------------------------------------------------------+</text:p>
      <text:p text:style-name="P66">¦ Zeichenfolge ¦E I <text:s/>N <text:s/>N <text:s/>E G <text:s/>E R <text:s text:c="2"/>M <text:s text:c="2"/>I <text:s/>T <text:s text:c="2"/>G <text:s/>A <text:s text:c="2"/>Z <text:s text:c="2"/>E L <text:s text:c="2"/>¦</text:p>
      <text:p text:style-name="P66">¦ Code var. Lg.¦00010011011001000010101011010110010011011110001111¦</text:p>
      <text:p text:style-name="P66">¦--------------+--------------------------------------------------¦</text:p>
      <text:p text:style-name="P66">¦ Zeichenfolge ¦L <text:s text:c="2"/>E Z <text:s text:c="2"/>A <text:s text:c="2"/>G <text:s/>T <text:s text:c="2"/>I <text:s/>M <text:s text:c="2"/>R <text:s text:c="2"/>E G <text:s/>E N <text:s/>N <text:s/>I <text:s/>E ¦</text:p>
      <text:p text:style-name="P66">¦ Code var. Lg.¦11110011101101100110001010111010001000001101101000¦</text:p>
      <text:p text:style-name="P66">+-----------------------------------------------------------------+</text:p>
      <text:p text:style-name="P49">Tabelle 9</text:p>
      <text:p text:style-name="P11"/>
      <text:p text:style-name="P55"><text:span text:style-name="T8">Die unkomprimierte Dateilänge</text:span><text:span text:style-name="T18"> (8 Bit Blockcode) </text:span><text:span text:style-name="T8">ist</text:span><text:span text:style-name="T18"> 32 * 8 Bit = 256 Bit</text:span></text:p>
      <text:p text:style-name="P55"><text:span text:style-name="T8">Die komprimierte Dateilänge ist:</text:span><text:span text:style-name="T18"> 100 Bit</text:span></text:p>
      <text:p text:style-name="P62"/>
      <text:p text:style-name="P62"><text:s text:c="37"/>100 Bit </text:p>
      <text:p text:style-name="P62">Der Kompresssionsgrad ist K = ( 1 - --------- ) * 100 = 61%</text:p>
      <text:p text:style-name="P62"><text:s text:c="37"/>256 Bit </text:p>
      <text:p text:style-name="P12"/>
      <text:p text:style-name="P12"/>
      <text:p text:style-name="P12"/>
      <text:p text:style-name="P12"/>
      <text:p text:style-name="P12"/>
      <text:p text:style-name="P12"/>
      <text:p text:style-name="Heading_20_2"><text:soft-page-break/>Huffman-Codierung</text:p>
      <text:p text:style-name="P12"/>
      <text:p text:style-name="P12">Der Huffman-Codebaum hat die gleichen Charakteristika wie der Shannon-Fano-Codebaum, wird aber nach einem anderen Algorithmus aufgebaut. Der Shannon-Fano-Codebaum wird von der Wurzel zu den Blättern aufgebaut, der Huffman-Codebaum dagegen beginnt bei den Blättern. Er erzeugt im allgemeinen gleiche oder höhere Komprimierungsgrade wie der von Shannon-Fano. </text:p>
      <text:p text:style-name="P12"/>
      <text:p text:style-name="P9">Huffman-Algorithmus:</text:p>
      <text:p text:style-name="P12"/>
      <table:table table:name="Tabelle4" table:style-name="Tabelle4">
        <table:table-column table:style-name="Tabelle4.A"/>
        <table:table-column table:style-name="Tabelle4.B"/>
        <table:table-row table:style-name="Tabelle4.1">
          <table:table-cell table:style-name="Tabelle4.A1" office:value-type="string">
            <text:p text:style-name="P12">1.</text:p>
          </table:table-cell>
          <table:table-cell table:style-name="Tabelle4.A1" office:value-type="string">
            <text:p text:style-name="P12">Die zu codierende Nachricht wird statistisch untersucht. Folgende Fragen sind dabei zu beantworten:</text:p>
            <text:p text:style-name="P1"><text:span text:style-name="T8">- <text:s/>Wie ist die Länge der Nachricht </text:span><text:span text:style-name="T18">(N)</text:span><text:span text:style-name="T8">? </text:span></text:p>
            <text:p text:style-name="P1"><text:span text:style-name="T8">- <text:s/>Wie lautet der Zeichenumfang </text:span><text:span text:style-name="T18">(b</text:span><text:span text:style-name="T16">q</text:span><text:span text:style-name="T18">)</text:span><text:span text:style-name="T8">?</text:span></text:p>
            <text:p text:style-name="P1"><text:span text:style-name="T8">- <text:s/>Wie lautet das Alphabet </text:span><text:span text:style-name="T18">(A)</text:span><text:span text:style-name="T8">?</text:span></text:p>
            <text:p text:style-name="P1"><text:span text:style-name="T8">- <text:s/>Wie häufig taucht jedes Zeichen auf </text:span><text:span text:style-name="T18">(</text:span><text:span text:style-name="T29"></text:span><text:span text:style-name="T18">I)</text:span><text:span text:style-name="T8">?</text:span></text:p>
            <text:p text:style-name="P12">Die Antworten auf diese Fragen werden in einer Liste abgelegt.</text:p>
            <text:p text:style-name="P12"/>
          </table:table-cell>
        </table:table-row>
        <table:table-row table:style-name="Tabelle4.1">
          <table:table-cell table:style-name="Tabelle4.A1" office:value-type="string">
            <text:p text:style-name="P12">2.</text:p>
          </table:table-cell>
          <table:table-cell table:style-name="Tabelle4.A1" office:value-type="string">
            <text:p text:style-name="P12">Die Zeichentabelle muß anhand der Häufigkeit sortiert werden. Das Zeichen, das am häufigsten auftritt, kommt an den Tabellenanfang, das am seltensten auftritt, an das Ende.</text:p>
            <text:p text:style-name="P12"/>
          </table:table-cell>
        </table:table-row>
        <table:table-row table:style-name="Tabelle4.1">
          <table:table-cell table:style-name="Tabelle4.A1" office:value-type="string">
            <text:p text:style-name="P12">3.</text:p>
          </table:table-cell>
          <table:table-cell table:style-name="Tabelle4.A1" office:value-type="string">
            <text:p text:style-name="P12">Von den in der Tabelle eingetragen Zeichen, im folgenden als Knoten bezeichnet, werden die beiden mit den geringsten Häufigkeiten ermittelt.</text:p>
            <text:p text:style-name="P12"/>
          </table:table-cell>
        </table:table-row>
        <table:table-row table:style-name="Tabelle4.1">
          <table:table-cell table:style-name="Tabelle4.A1" office:value-type="string">
            <text:p text:style-name="P12">4.</text:p>
          </table:table-cell>
          <table:table-cell table:style-name="Tabelle4.A1" office:value-type="string">
            <text:p text:style-name="P12">Diese beiden Knoten, werden zu einem Knoten (Verzweigung) zusammengefaßt. Diesem neuen Knoten wird eine Häufigkeit zugewiesen, die sich aus den Häufigkeiten der beiden ehemaligen Knoten zusammensetzt.</text:p>
            <text:p text:style-name="P12"/>
          </table:table-cell>
        </table:table-row>
        <table:table-row table:style-name="Tabelle4.1">
          <table:table-cell table:style-name="Tabelle4.A1" office:value-type="string">
            <text:p text:style-name="P12">5.</text:p>
          </table:table-cell>
          <table:table-cell table:style-name="Tabelle4.A1" office:value-type="string">
            <text:p text:style-name="P12">Der neue Knoten wird entsprechend seiner Häufigkeit in die Tabelle eingeordnet, die beiden alten Knoten werden gelöscht.</text:p>
            <text:p text:style-name="P12"/>
          </table:table-cell>
        </table:table-row>
        <table:table-row table:style-name="Tabelle4.1">
          <table:table-cell table:style-name="Tabelle4.A1" office:value-type="string">
            <text:p text:style-name="P12">6.</text:p>
          </table:table-cell>
          <table:table-cell table:style-name="Tabelle4.A1" office:value-type="string">
            <text:p text:style-name="P12">Einem der beiden Knoten wird eine 0, dem anderen eine 1 als Code zugeordnet.</text:p>
            <text:p text:style-name="P12"/>
          </table:table-cell>
        </table:table-row>
        <table:table-row table:style-name="Tabelle4.1">
          <table:table-cell table:style-name="Tabelle4.A1" office:value-type="string">
            <text:p text:style-name="P12">7.</text:p>
          </table:table-cell>
          <table:table-cell table:style-name="Tabelle4.A1" office:value-type="string">
            <text:p text:style-name="P12">Die Schritte 3. bis 5. werden nun rekursiv solange ausgeführt, bis nur noch ein freier Knoten vorhanden ist. Dieser hat dann die Häufigkeit N. Er wird als Wurzel des Codebaumes bezeichnet.</text:p>
            <text:p text:style-name="P12"/>
          </table:table-cell>
        </table:table-row>
      </table:table>
      <text:p text:style-name="P1"/>
      <text:p text:style-name="Heading_20_3">Beispiel Palindrom</text:p>
      <text:p text:style-name="P12"/>
      <text:p text:style-name="P40">Das Beispiel-Palindrom sei mit dem Huffman-Verfahren zu codieren:</text:p>
      <text:p text:style-name="P40"/>
      <text:p text:style-name="P63"><text:s text:c="20"/>+------------------------------------------+</text:p>
      <text:p text:style-name="P65"><text:s text:c="20"/>¦ EIN NEGER MIT GAZELLE ZAGT IM REGEN NIE. ¦</text:p>
      <text:p text:style-name="P63"><text:s text:c="20"/>+------------------------------------------+</text:p>
      <text:p text:style-name="P44">Text 3</text:p>
      <text:p text:style-name="P13"/>
      <text:p text:style-name="P40">Groß- und Kleinschreibung sowie Leer- und Satzzeichen sollen unberücksichtigt bleiben.</text:p>
      <table:table table:name="Tabelle5" table:style-name="Tabelle5">
        <table:table-column table:style-name="Tabelle5.A"/>
        <table:table-row table:style-name="Tabelle5.1">
          <table:table-cell table:style-name="Tabelle5.A1" office:value-type="string">
            <text:p text:style-name="P48"/>
            <text:p text:style-name="P60"><text:span text:style-name="T8">Länge der Nachricht: <text:s/></text:span><text:span text:style-name="T18">N = 32</text:span></text:p>
            <text:p text:style-name="P60"><text:span text:style-name="T8">Zeichenumfang: <text:s/></text:span><text:span text:style-name="T18">bq = 10</text:span></text:p>
            <text:p text:style-name="P60"><text:span text:style-name="T8">Alphabet: <text:s/></text:span><text:span text:style-name="T18">A = {E,I,N,G,R,M,T,A,Z,L}</text:span></text:p>
            <text:p text:style-name="P72"/>
            <text:p text:style-name="P46">Durch die statistische <text:s/>Untersuchung wurde die vorgehend genannte Tabelle 6 gebildet, die bereits geordnet ist. <text:s text:c="3"/></text:p>
            <text:p text:style-name="P46"/>
          </table:table-cell>
        </table:table-row>
      </table:table>
      <text:p text:style-name="P13"/>
      <text:p text:style-name="P1"><text:span text:style-name="T8">In Bild 8 sind die einzelnen Entwicklungsschritte des Huffman-Codebaumes aus dem Beispiel-</text:span><text:span text:style-name="T10">Palindrom </text:span><text:span text:style-name="T8">dargestellt.</text:span></text:p>
      <text:p text:style-name="P12"/>
      <text:p text:style-name="P66"><text:soft-page-break/>+-------------------------------------------------------------------+</text:p>
      <text:p text:style-name="P66">¦ <text:s text:c="3"/>+---------+ <text:s text:c="3"/>+---------+ <text:s text:c="3"/>+---------+ <text:s text:c="3"/>+---------+ <text:s text:c="6"/>¦</text:p>
      <text:p text:style-name="P59"><text:span text:style-name="T18">¦ <text:s text:c="3"/>¦</text:span><text:span text:style-name="T24">Knoten ΣI</text:span><text:span text:style-name="T18">¦ <text:s text:c="3"/>¦</text:span><text:span text:style-name="T24">Knoten ΣI</text:span><text:span text:style-name="T18">¦ <text:s text:c="3"/>¦</text:span><text:span text:style-name="T24">Knoten ΣI</text:span><text:span text:style-name="T18">¦ <text:s text:c="3"/>¦</text:span><text:span text:style-name="T24">Knoten ΣI</text:span><text:span text:style-name="T18">¦ <text:s text:c="6"/>¦</text:span></text:p>
      <text:p text:style-name="P66">¦ <text:s text:c="3"/>¦ <text:s text:c="2"/>E <text:s text:c="3"/>8¦ <text:s text:c="3"/>¦ <text:s text:c="2"/>E <text:s text:c="3"/>8¦ <text:s text:c="3"/>¦ <text:s text:c="2"/>E <text:s text:c="3"/>8¦ <text:s text:c="3"/>¦ <text:s text:c="2"/>E <text:s text:c="3"/>8¦ <text:s text:c="6"/>¦</text:p>
      <text:p text:style-name="P66">¦ <text:s text:c="3"/>¦ <text:s text:c="2"/>I <text:s text:c="3"/>4¦ <text:s text:c="3"/>¦ <text:s text:c="2"/>I <text:s text:c="3"/>4¦ <text:s text:c="3"/>¦ <text:s text:c="2"/>I <text:s text:c="3"/>4¦ <text:s text:c="3"/>¦ <text:s text:c="2"/>I <text:s text:c="3"/>4¦ <text:s text:c="6"/>¦</text:p>
      <text:p text:style-name="P66">¦ <text:s text:c="3"/>¦ <text:s text:c="2"/>N <text:s text:c="3"/>4¦ <text:s text:c="3"/>¦ <text:s text:c="2"/>N <text:s text:c="3"/>4¦ <text:s text:c="3"/>¦ <text:s text:c="2"/>N <text:s text:c="3"/>4¦ <text:s text:c="3"/>¦ <text:s text:c="2"/>N <text:s text:c="3"/>4¦ <text:s text:c="6"/>¦</text:p>
      <text:p text:style-name="P66">¦ <text:s text:c="3"/>¦ <text:s text:c="2"/>G <text:s text:c="3"/>4¦ <text:s text:c="3"/>¦ <text:s text:c="2"/>G <text:s text:c="3"/>4¦ <text:s text:c="3"/>¦ <text:s text:c="2"/>G <text:s text:c="3"/>4¦ <text:s text:c="3"/>¦ <text:s text:c="2"/>G <text:s text:c="3"/>4¦ <text:s text:c="6"/>¦</text:p>
      <text:p text:style-name="P66">¦ <text:s text:c="3"/>¦ <text:s text:c="2"/>R <text:s text:c="3"/>2¦ <text:s text:c="3"/>¦ 0 ¦ 1 <text:s text:c="2"/>¦ <text:s text:c="3"/>¦ 0 ¦ 1 <text:s text:c="2"/>¦ <text:s text:c="3"/>¦ 0 ¦ 1 <text:s text:c="2"/>¦ <text:s text:c="6"/>¦</text:p>
      <text:p text:style-name="P66">¦ <text:s text:c="3"/>¦ <text:s text:c="2"/>M <text:s text:c="3"/>2¦ <text:s text:c="3"/>¦+-----+ 4¦ <text:s text:c="3"/>¦+-----+ 4¦ <text:s text:c="3"/>¦+-----+ 4¦ <text:s text:c="6"/>¦</text:p>
      <text:p text:style-name="P66">¦ <text:s text:c="3"/>¦ <text:s text:c="2"/>T <text:s text:c="3"/>2¦ <text:s text:c="3"/>¦Z <text:s text:c="4"/>L <text:s/>¦ <text:s text:c="3"/>¦Z <text:s text:c="4"/>L <text:s/>¦ <text:s text:c="3"/>¦Z <text:s text:c="4"/>L <text:s/>¦ <text:s text:c="6"/>¦</text:p>
      <text:p text:style-name="P66">¦ <text:s text:c="3"/>¦ <text:s text:c="2"/>A <text:s text:c="3"/>2¦ <text:s text:c="3"/>¦ <text:s text:c="2"/>R <text:s text:c="3"/>2¦ <text:s text:c="3"/>¦ 0 ¦ 1 <text:s text:c="2"/>¦ <text:s text:c="3"/>¦ 0 ¦ 1 <text:s text:c="2"/>¦ <text:s text:c="6"/>¦</text:p>
      <text:p text:style-name="P66">¦ <text:s text:c="3"/>¦ <text:s text:c="2"/>Z <text:s text:c="3"/>2¦ <text:s text:c="3"/>¦ <text:s text:c="2"/>M <text:s text:c="3"/>2¦ <text:s text:c="3"/>¦+-----+ 4¦ <text:s text:c="3"/>¦+-----+ 4¦ <text:s text:c="6"/>¦</text:p>
      <text:p text:style-name="P66">¦ <text:s text:c="3"/>¦ <text:s text:c="2"/>L <text:s text:c="3"/>2¦ <text:s text:c="3"/>¦ <text:s text:c="2"/>T <text:s text:c="3"/>2¦ <text:s text:c="3"/>¦T <text:s text:c="4"/>A <text:s/>¦ <text:s text:c="3"/>¦T <text:s text:c="4"/>A <text:s/>¦ <text:s text:c="6"/>¦</text:p>
      <text:p text:style-name="P66">¦ <text:s text:c="3"/>¦ <text:s text:c="8"/>¦ <text:s text:c="3"/>¦ <text:s text:c="2"/>A <text:s text:c="3"/>2¦ <text:s text:c="3"/>¦ <text:s text:c="2"/>R <text:s text:c="3"/>2¦ <text:s text:c="3"/>¦ 0 ¦ 1 <text:s text:c="2"/>¦ <text:s text:c="6"/>¦</text:p>
      <text:p text:style-name="P66">¦ <text:s text:c="3"/>¦ <text:s text:c="8"/>¦ <text:s text:c="3"/>¦ <text:s text:c="8"/>¦ <text:s text:c="3"/>¦ <text:s text:c="2"/>M <text:s text:c="3"/>2¦ <text:s text:c="3"/>¦+-----+ 4¦ <text:s text:c="6"/>¦</text:p>
      <text:p text:style-name="P66">¦ <text:s text:c="3"/>¦ <text:s text:c="8"/>¦ <text:s text:c="3"/>¦ <text:s text:c="8"/>¦ <text:s text:c="3"/>¦ <text:s text:c="8"/>¦ <text:s text:c="3"/>¦R <text:s text:c="4"/>M <text:s/>¦ <text:s text:c="6"/>¦</text:p>
      <text:p text:style-name="P66">¦ <text:s text:c="3"/>+---------+ <text:s text:c="3"/>+---------+ <text:s text:c="3"/>+---------+ <text:s text:c="3"/>+---------+ <text:s text:c="6"/>¦</text:p>
      <text:p text:style-name="P66">¦ <text:s text:c="2"/>geordnete Tab. <text:s text:c="2"/>Schritt 1 <text:s text:c="5"/>Schritt 2 <text:s text:c="5"/>Schritt 3 <text:s text:c="7"/>¦</text:p>
      <text:p text:style-name="P66">¦ <text:s text:c="66"/>¦</text:p>
      <text:p text:style-name="P66">¦+-----------------+ +-----------------+ +-------------------------+¦</text:p>
      <text:p text:style-name="P59"><text:span text:style-name="T18">¦¦ <text:s text:c="3"/></text:span><text:span text:style-name="T24">Knoten <text:s text:c="4"/>ΣI</text:span><text:span text:style-name="T18">¦ ¦ <text:s text:c="3"/></text:span><text:span text:style-name="T24">Knoten <text:s text:c="4"/>ΣI</text:span><text:span text:style-name="T18">¦ ¦ <text:s text:c="4"/></text:span><text:span text:style-name="T24">Knoten <text:s text:c="11"/>ΣI</text:span><text:span text:style-name="T18">¦¦</text:span></text:p>
      <text:p text:style-name="P66">¦¦ <text:s text:c="6"/>E <text:s text:c="7"/>8¦ ¦ <text:s text:c="6"/>E <text:s text:c="7"/>8¦ ¦ <text:s text:c="5"/>0 ¦ 1 <text:s text:c="13"/>¦¦</text:p>
      <text:p text:style-name="P66">¦¦ <text:s text:c="4"/>0 ¦ 1 <text:s text:c="6"/>¦ ¦ <text:s text:c="4"/>0 ¦ 1 <text:s text:c="6"/>¦ ¦ <text:s text:c="2"/>+----------+ <text:s text:c="7"/>16¦¦</text:p>
      <text:p text:style-name="P66">¦¦ <text:s text:c="2"/>+-------+ <text:s text:c="3"/>8¦ ¦ <text:s text:c="2"/>+-------+ <text:s text:c="3"/>8¦ ¦ 0 ¦ 1 <text:s text:c="5"/>0 ¦ 1 <text:s text:c="7"/>¦¦</text:p>
      <text:p text:style-name="P66">¦¦ 0 ¦ 1 <text:s text:c="2"/>0 ¦ 1 <text:s text:c="2"/>¦ ¦ 0 ¦ 1 <text:s text:c="2"/>0 ¦ 1 <text:s text:c="2"/>¦ ¦+-----+ <text:s text:c="2"/>+-------+ <text:s text:c="5"/>¦¦</text:p>
      <text:p text:style-name="P66">¦¦+-----+ +-----+ <text:s/>¦ ¦+-----+ +-----+ <text:s/>¦ ¦¦ <text:s text:c="4"/>¦ <text:s text:c="2"/>¦ <text:s text:c="4"/>0 ¦ 1 <text:s text:c="3"/>¦¦</text:p>
      <text:p text:style-name="P66">¦¦T <text:s text:c="4"/>A R <text:s text:c="4"/>M <text:s/>¦ ¦T <text:s text:c="4"/>A R <text:s text:c="4"/>M <text:s/>¦ ¦I <text:s text:c="4"/>N <text:s text:c="2"/>G <text:s text:c="3"/>+-----+ <text:s text:c="2"/>¦¦</text:p>
      <text:p text:style-name="P66">¦¦ <text:s text:c="6"/>I <text:s text:c="7"/>4¦ ¦ <text:s text:c="4"/>0 ¦ 1 <text:s text:c="6"/>¦ ¦ <text:s text:c="14"/>Z <text:s text:c="4"/>L <text:s text:c="2"/>¦¦</text:p>
      <text:p text:style-name="P66">¦¦ <text:s text:c="6"/>N <text:s text:c="7"/>4¦ ¦ <text:s text:c="2"/>+-------+ <text:s text:c="3"/>8¦ ¦ <text:s text:c="7"/>E <text:s text:c="14"/>8¦¦</text:p>
      <text:p text:style-name="P66">¦¦ <text:s text:c="6"/>G <text:s text:c="7"/>4¦ ¦ <text:s text:c="2"/>¦ <text:s text:c="4"/>0 ¦ 1 <text:s text:c="2"/>¦ ¦ <text:s text:c="5"/>0 ¦ 1 <text:s text:c="13"/>¦¦</text:p>
      <text:p text:style-name="P66">¦¦ <text:s text:c="4"/>0 ¦ 1 <text:s text:c="6"/>¦ ¦ <text:s text:c="2"/>G <text:s text:c="3"/>+-----+ <text:s/>¦ ¦ <text:s text:c="3"/>+-------+ <text:s text:c="10"/>8¦¦</text:p>
      <text:p text:style-name="P66">¦¦ <text:s text:c="3"/>+-----+ <text:s text:c="4"/>4¦ ¦ <text:s text:c="7"/>Z <text:s text:c="4"/>L <text:s/>¦ ¦ <text:s/>0 ¦ 1 <text:s text:c="2"/>0 ¦ 1 <text:s text:c="9"/>¦¦</text:p>
      <text:p text:style-name="P66">¦¦ <text:s text:c="3"/>Z <text:s text:c="4"/>L <text:s text:c="5"/>¦ ¦ <text:s text:c="6"/>I <text:s text:c="7"/>4¦ ¦ +-----+ +-----+ <text:s text:c="8"/>¦¦</text:p>
      <text:p text:style-name="P66">¦¦ <text:s text:c="16"/>¦ ¦ <text:s text:c="6"/>N <text:s text:c="7"/>4¦ ¦ T <text:s text:c="4"/>A R <text:s text:c="4"/>M <text:s text:c="8"/>¦¦</text:p>
      <text:p text:style-name="P66">¦+-----------------+ +-----------------+ +-------------------------+¦</text:p>
      <text:p text:style-name="P66">¦ <text:s text:c="4"/>Schritt 4 <text:s text:c="10"/>Schritt 5 <text:s text:c="13"/>Schritt 6 <text:s text:c="9"/>¦</text:p>
      <text:p text:style-name="P66">¦ <text:s text:c="66"/>¦</text:p>
      <text:p text:style-name="P66">¦ <text:s text:c="66"/>¦</text:p>
      <text:p text:style-name="P66">¦+-----------------------++----------------------------------------+¦</text:p>
      <text:p text:style-name="P59"><text:span text:style-name="T18">¦¦ <text:s text:c="3"/></text:span><text:span text:style-name="T24">Knoten <text:s text:c="10"/>ΣI</text:span><text:span text:style-name="T18">¦¦ <text:s text:c="11"/></text:span><text:span text:style-name="T24">Knoten <text:s text:c="19"/>ΣI</text:span><text:span text:style-name="T18">¦¦</text:span></text:p>
      <text:p text:style-name="P66">¦¦ <text:s text:c="4"/>0 ¦ 1 <text:s text:c="12"/>¦¦ <text:s text:c="39"/>¦¦</text:p>
      <text:p text:style-name="P66">¦¦ <text:s text:c="2"/>+--------+ <text:s text:c="7"/>16¦¦ <text:s text:c="11"/>(Wurzel) <text:s text:c="19"/>¦¦</text:p>
      <text:p text:style-name="P66">¦¦ 0 ¦ 1 <text:s text:c="3"/>0 ¦ 1 <text:s text:c="7"/>¦¦ <text:s text:c="12"/>0 ¦ 1 <text:s text:c="21"/>¦¦</text:p>
      <text:p text:style-name="P66">¦¦+-----+ +-------+ <text:s text:c="5"/>¦¦ <text:s text:c="3"/>+--------------------+ <text:s text:c="11"/>32¦¦</text:p>
      <text:p text:style-name="P66">¦¦¦ <text:s text:c="4"/>¦ ¦ <text:s text:c="4"/>0 ¦ 1 <text:s text:c="3"/>¦¦ <text:s/>0 ¦ 1 <text:s text:c="15"/>0 ¦ 1 <text:s text:c="11"/>¦¦</text:p>
      <text:p text:style-name="P66">¦¦I <text:s text:c="4"/>N G <text:s text:c="3"/>+-----+ <text:s text:c="2"/>¦¦+--------+ <text:s text:c="10"/>+--------+ <text:s text:c="8"/>¦¦</text:p>
      <text:p text:style-name="P66">¦¦ <text:s text:c="12"/>Z <text:s text:c="4"/>L <text:s text:c="2"/>¦¦¦ <text:s text:c="5"/>0 ¦ 1 <text:s text:c="6"/>0 ¦ 1 <text:s text:c="3"/>0 ¦ 1 <text:s text:c="6"/>¦¦</text:p>
      <text:p text:style-name="P66">¦¦ <text:s text:c="4"/>0 ¦ 1 <text:s text:c="12"/>¦¦E <text:s text:c="3"/>+-------+ <text:s text:c="3"/>+-----+ +-------+ <text:s text:c="4"/>¦¦</text:p>
      <text:p text:style-name="P66">¦¦ <text:s text:c="2"/>+--------+ <text:s text:c="7"/>16¦¦ <text:s text:c="2"/>0 ¦ 1 <text:s text:c="2"/>0 ¦ 1 <text:s/>¦ <text:s text:c="4"/>¦ ¦ <text:s text:c="4"/>0 ¦ 1 <text:s text:c="2"/>¦¦</text:p>
      <text:p text:style-name="P66">¦¦ <text:s text:c="2"/>¦ <text:s text:c="5"/>0 ¦ 1 <text:s text:c="7"/>¦¦ <text:s/>+-----+ +-----+ I <text:s text:c="4"/>N G <text:s text:c="3"/>+-----+ <text:s/>¦¦</text:p>
      <text:p text:style-name="P66">¦¦ <text:s text:c="2"/>E <text:s text:c="3"/>+-------+ <text:s text:c="5"/>¦¦ <text:s/>T <text:s text:c="4"/>A R <text:s text:c="4"/>M <text:s text:c="13"/>Z <text:s text:c="4"/>L <text:s/>¦¦</text:p>
      <text:p text:style-name="P66">¦¦ <text:s text:c="5"/>0 ¦ 1 <text:s text:c="2"/>0 ¦ 1 <text:s text:c="3"/>¦¦ <text:s text:c="39"/>¦¦</text:p>
      <text:p text:style-name="P66">¦¦ <text:s text:c="4"/>+-----+ +-----+ <text:s text:c="2"/>¦¦ <text:s text:c="39"/>¦¦</text:p>
      <text:p text:style-name="P66">¦¦ <text:s text:c="4"/>T <text:s text:c="4"/>A R <text:s text:c="4"/>M <text:s text:c="2"/>¦¦ <text:s text:c="39"/>¦¦</text:p>
      <text:p text:style-name="P66">¦+-----------------------++----------------------------------------+¦</text:p>
      <text:p text:style-name="P66">¦ <text:s text:c="4"/>Schritt 7 <text:s text:c="18"/>Fertiger Huffman-Codebaum <text:s text:c="8"/>¦</text:p>
      <text:p text:style-name="P66">+-------------------------------------------------------------------+</text:p>
      <text:p text:style-name="P44">Entwicklung des Huffman-Codebaumes am Beispiel <text:s text:c="61"/>Bild 8</text:p>
      <text:p text:style-name="P12"/>
      <text:p text:style-name="P40">In eine Tabelle eingetragen:</text:p>
      <text:p text:style-name="P66">+---------------------------------------------+</text:p>
      <text:p text:style-name="P66">¦ <text:s/>Nr. <text:s/>Zeichen <text:s/>Code <text:s/>¦ <text:s/>Nr. <text:s/>Zeichen <text:s/>Code <text:s/>¦</text:p>
      <text:p text:style-name="P66">+----------------------+----------------------¦</text:p>
      <text:p text:style-name="P66">¦ <text:s text:c="2"/>1 <text:s text:c="5"/>E <text:s text:c="4"/>00 <text:s text:c="3"/>¦ <text:s text:c="2"/>6 <text:s text:c="5"/>M <text:s text:c="4"/>0101 <text:s/>¦</text:p>
      <text:p text:style-name="P66">¦ <text:s text:c="2"/>2 <text:s text:c="5"/>I <text:s text:c="4"/>100 <text:s text:c="2"/>¦ <text:s text:c="2"/>7 <text:s text:c="5"/>T <text:s text:c="4"/>0110 <text:s/>¦</text:p>
      <text:p text:style-name="P66">¦ <text:s text:c="2"/>3 <text:s text:c="5"/>N <text:s text:c="4"/>101 <text:s text:c="2"/>¦ <text:s text:c="2"/>8 <text:s text:c="5"/>A <text:s text:c="4"/>0111 <text:s/>¦</text:p>
      <text:p text:style-name="P66">¦ <text:s text:c="2"/>4 <text:s text:c="5"/>G <text:s text:c="4"/>110 <text:s text:c="2"/>¦ <text:s text:c="2"/>9 <text:s text:c="5"/>Z <text:s text:c="4"/>1110 <text:s/>¦</text:p>
      <text:p text:style-name="P66">¦ <text:s text:c="2"/>5 <text:s text:c="5"/>R <text:s text:c="4"/>0100 <text:s/>¦ <text:s/>10 <text:s text:c="5"/>L <text:s text:c="4"/>1111 <text:s/>¦</text:p>
      <text:p text:style-name="P66">+---------------------------------------------+</text:p>
      <text:p text:style-name="P44">Tabelle 10</text:p>
      <text:p text:style-name="P12"/>
      <text:p text:style-name="P40"><text:soft-page-break/>Die komprimierte Bitfolge sieht wie folgt aus:</text:p>
      <text:p text:style-name="P40">(Das codierte Zeichen steht jeweils über dem ersten Bit seines Code.)</text:p>
      <text:p text:style-name="P40"/>
      <text:p text:style-name="P66">+-----------------------------------------------------------------+</text:p>
      <text:p text:style-name="P66">¦ Zeichenfolge ¦E I <text:s/>N <text:s/>N <text:s/>E G <text:s/>E R <text:s text:c="2"/>M <text:s text:c="2"/>I <text:s/>T <text:s text:c="2"/>G <text:s/>A <text:s text:c="2"/>Z <text:s text:c="2"/>E L <text:s text:c="2"/>¦</text:p>
      <text:p text:style-name="P66">¦ Code var. Lg.¦00100101101001100001000101100011011001111110001111¦</text:p>
      <text:p text:style-name="P66">¦--------------+--------------------------------------------------¦</text:p>
      <text:p text:style-name="P66">¦ Zeichenfolge ¦L <text:s text:c="2"/>E Z <text:s text:c="2"/>A <text:s text:c="2"/>G <text:s/>T <text:s text:c="2"/>I <text:s/>M <text:s text:c="2"/>R <text:s text:c="2"/>E G <text:s/>E N <text:s/>N <text:s/>I <text:s/>E ¦</text:p>
      <text:p text:style-name="P66">¦ Code var. Lg.¦11110011100111110011010001010100001100010110110000¦</text:p>
      <text:p text:style-name="P66">+-----------------------------------------------------------------+</text:p>
      <text:p text:style-name="P44">Tabelle 11</text:p>
      <text:p text:style-name="P12"/>
      <text:p text:style-name="P39"><text:span text:style-name="T8">Die unkomprimierte Dateilänge (8 Bit Blockcode) ist</text:span><text:span text:style-name="T18"> 32 * 8 Bit = 256 Bit</text:span></text:p>
      <text:p text:style-name="P39"><text:span text:style-name="T8">Die komprimierte Dateilänge ist:</text:span><text:span text:style-name="T18"> 100 Bit</text:span></text:p>
      <text:p text:style-name="P40"/>
      <text:p text:style-name="P62"><text:s text:c="37"/>100 Bit </text:p>
      <text:p text:style-name="P62">Der Kompresssionsgrad ist K = ( 1 - --------- ) * 100 = 61%</text:p>
      <text:p text:style-name="P62"><text:s text:c="37"/>256 Bit </text:p>
      <text:p text:style-name="P12"/>
      <text:p text:style-name="Heading_20_2">Zif-Lempel-Codierung</text:p>
      <text:p text:style-name="P12"/>
      <text:p text:style-name="P1"><text:span text:style-name="T8">1977 wurde von </text:span><text:span text:style-name="T10">Zif</text:span><text:span text:style-name="T8"> und </text:span><text:span text:style-name="T10">Lempel</text:span><text:span text:style-name="T8"> ein Kompressionsverfahren beschrieben, welches 1984 von </text:span><text:span text:style-name="T10">Welch</text:span><text:span text:style-name="T8"> erstmals praktisch umgesetzt wurde und wegen seiner hohen Verarbeitungsgeschwindigkeit und guten Kompressionsgrade eine weite Verbreitung fand. Die bekanntesten Implementierungen sind der LZ77- oder auch LZW-Algoritmus und dessen optimierte Form, der LZ78, in Programmen wie COMPRESS (UNIX) und PKZIP, LHarc (DOS).</text:span></text:p>
      <text:p text:style-name="P1"><text:span text:style-name="T8">Benutzt wird eine Verfahren, welches sich lapidar mit </text:span><text:span text:style-name="T10">"Alles schon mal dagewesen</text:span><text:span text:style-name="T8">" beschreiben lässt.</text:span></text:p>
      <text:p text:style-name="P12">Ausgegangen wird von der Idee, daß sich Redundanzen hauptsächlich durch sich wiederholende typische Zeichenketten, sogenannte Phrasen, äußern. Tritt der Fall auf, wird solch eine Phrasen nicht nocheinmal gesendet, sondern als Zeiger auf die erstmalig auftretende Phrase codiert. </text:p>
      <text:p text:style-name="P1"><text:span text:style-name="T8">Eine zu komprimierende Nachricht wird von einem LZ77-Programm eingelesen und mittels eines </text:span><text:span text:style-name="T10">gleitenden Textfensters</text:span><text:span text:style-name="T8"> codiert. Zuerst wird der Textanfang in ein Referenzfenster eingelesen. Dann wird der nächste Teil in einen Pufferfenster gelesen und mit den Zeichen im Referenzfenster verglichen. </text:span></text:p>
      <text:p text:style-name="P12">Wird eine Übereinstimmung gefunden, so wird sie als Zeiger auf den Referenzteil codiert, und dem Ausgabestrom übergeben.</text:p>
      <text:p text:style-name="P1"><text:span text:style-name="T8">Dieser Zeiger besteht aus </text:span><text:span text:style-name="T10">Offset</text:span><text:span text:style-name="T8">, </text:span><text:span text:style-name="T10">Anzahl</text:span><text:span text:style-name="T8"> und </text:span><text:span text:style-name="T10">Folgezeichen</text:span><text:span text:style-name="T8">. Er wird interpretiert als: "Gehe </text:span><text:span text:style-name="T10">Offset</text:span><text:span text:style-name="T8"> viele Zeichen zurück und kopiere von dort aus </text:span><text:span text:style-name="T10">Anzahl</text:span><text:span text:style-name="T8"> viele Zeichen an diese Stelle. Das nächste Zeichen ist das </text:span><text:span text:style-name="T10">Folgezeichen</text:span><text:span text:style-name="T8"> im Orginaltext."</text:span></text:p>
      <text:p text:style-name="P12">Anschliesend wandern die Fensterum die Zahl der dekodierten Zeichen weiter über die Nachricht.</text:p>
      <text:p text:style-name="P12"/>
      <text:p text:style-name="P52">Beispiel:</text:p>
      <text:p text:style-name="P40">Es soll ein Teil aus einem C-Programm codiert werden. </text:p>
      <text:p text:style-name="P47"/>
      <text:p text:style-name="P66">+------------------------------------------------------------------+</text:p>
      <text:p text:style-name="P66">¦ for (i=0; i&lt;MAX-1; i++) \r for (j=0; j&lt;MAX; j++) \r r[i] = j; \r ¦</text:p>
      <text:p text:style-name="P66">+------------------------------------------------------------------+</text:p>
      <text:p text:style-name="P66"><text:s text:c="62"/>Text 4</text:p>
      <text:p text:style-name="P12"/>
      <text:p text:style-name="P40">Normalerweise umfaßt das Referenzfenster mehrere 100 und das Pufferfenster einige 10 Zeichen; hier 39 und 14.</text:p>
      <text:p text:style-name="P47"/>
      <text:p text:style-name="P47"/>
      <text:p text:style-name="P66">+------------------------------------------------------+</text:p>
      <text:p text:style-name="P66">¦ for (i=0; i&lt;MAX-1; i++) \r for (j=0; j¦&lt;MAX; j++) \r ¦</text:p>
      <text:p text:style-name="P66">+------------------------------------------------------+</text:p>
      <text:p text:style-name="P66">Referenzfenster <text:s text:c="25"/>Puffer <text:s/>Text 4a</text:p>
      <text:p text:style-name="P13"/>
      <text:p text:style-name="P1"><text:span text:style-name="T8">Im Beispiel enthält der Puffer "</text:span><text:span text:style-name="T18">&lt;MAX; j++) \r </text:span><text:span text:style-name="T8">". Durchsucht man die Referenz, so findet sich "</text:span><text:span text:style-name="T18">&lt;MAX</text:span><text:span text:style-name="T8">" an Position 13 mit der Länge 4. Das Folgezeichen im Puffer lautet "</text:span><text:span text:style-name="T18">;</text:span><text:span text:style-name="T8">". Der Zeiger erhält als Eintrag "13,4,;". Daraufhin schiebt sich das Referenzfenster die Anzahl der codierten Zeichen, hier "</text:span><text:span text:style-name="T18">&lt;MAX</text:span><text:span text:style-name="T8">" und "</text:span><text:span text:style-name="T18">;</text:span><text:span text:style-name="T8">" also 5, weiter und 5 neue Zeichen werden in den Puffer eingelesen.</text:span></text:p>
      <text:p text:style-name="P13"/>
      <text:p text:style-name="P66"><text:soft-page-break/>+------------------------------------------------------+</text:p>
      <text:p text:style-name="P66">¦(i=0; i&lt;MAX-1; i++) \r for (j=0; j&lt;MAX;¦ j++) \r r[i] ¦</text:p>
      <text:p text:style-name="P66">+------------------------------------------------------+</text:p>
      <text:p text:style-name="P66">Referenzfenster <text:s text:c="25"/>Puffer <text:s/>Text 4b</text:p>
      <text:p text:style-name="P40"/>
      <text:p text:style-name="P39"><text:span text:style-name="T8">Nun wird "</text:span><text:span text:style-name="T18"> j</text:span><text:span text:style-name="T8">" als Zeiger "</text:span><text:span text:style-name="T18">33,2,+"</text:span><text:span text:style-name="T8"> codiert. Die Textfenster rutschen um 3 Zeichen weiter.</text:span></text:p>
      <text:p text:style-name="P13"/>
      <text:p text:style-name="P66">+------------------------------------------------------+</text:p>
      <text:p text:style-name="P66">¦0; i&lt;MAX-1; i++) \r for (j=0; j&lt;MAX; j+¦+) \r r[i] = j¦</text:p>
      <text:p text:style-name="P66">+------------------------------------------------------+</text:p>
      <text:p text:style-name="P66">Referenzfenster <text:s text:c="25"/>Puffer <text:s/>Text 4c</text:p>
      <text:p text:style-name="P47"/>
      <text:p text:style-name="P39"><text:span text:style-name="T8">Es wird "</text:span><text:span text:style-name="T18">+) \r </text:span><text:span text:style-name="T8">" als Zeiger "15,6,r" codiert, das Textfenster rutscht um 7 Zeichen weiter. Der folgende, </text:span><text:span text:style-name="T10">leere</text:span><text:span text:style-name="T8"> Zeiger, für das zum ersten Mal auftauchende Zeichen "</text:span><text:span text:style-name="T18">[</text:span><text:span text:style-name="T8">" lautet dann "</text:span><text:span text:style-name="T18">0,0,[</text:span><text:span text:style-name="T8">". usw. </text:span></text:p>
      <text:p text:style-name="P12"/>
      <text:p text:style-name="P12">Ein leicht nachvollziehbares Beispiel für ein sehr gut zu komprimierenden Text mit dieser Methode ist ein Telefonbuch.</text:p>
      <text:p text:style-name="P12"/>
      <text:p text:style-name="P12">Das Problem, das bei diesem Verfahren auftritt, ist, ob es sich bei einem gelesenen Zeichen bei der Decodierung um ein Originalzeichen oder den Teil eines Rückbezuges handelt. Die Lösungsansätze hierzu sind verschieden:</text:p>
      <text:p text:style-name="P12"/>
      <table:table table:name="Tabelle6" table:style-name="Tabelle6">
        <table:table-column table:style-name="Tabelle6.A"/>
        <table:table-column table:style-name="Tabelle6.B"/>
        <table:table-row table:style-name="Tabelle6.1">
          <table:table-cell table:style-name="Tabelle6.A1" office:value-type="string">
            <text:p text:style-name="P12">-</text:p>
          </table:table-cell>
          <table:table-cell table:style-name="Tabelle6.A1" office:value-type="string">
            <text:p text:style-name="P12">Jedem Rückbezug folgt eine genau festgelegte Anzahl von Originalzeichen (Meist genau ein Zeichen). Falls <text:line-break/>nötig, fügt man eben Pseudorückbezüge, leere Zeiger (Offset=Länge=0), ein.</text:p>
            <text:p text:style-name="P12"/>
          </table:table-cell>
        </table:table-row>
        <table:table-row table:style-name="Tabelle6.1">
          <table:table-cell table:style-name="Tabelle6.A1" office:value-type="string">
            <text:p text:style-name="P12">-</text:p>
          </table:table-cell>
          <table:table-cell table:style-name="Tabelle6.A1" office:value-type="string">
            <text:p text:style-name="P12">Zeiger und Originalwerte können beliebig wechseln, die Unterscheidung zwischen ihnen erfolgt durch ein <text:line-break/>einleitendes Bit, ähnlich dem Kennzeichnungsbit im Lauflängenverfahren (Kapitel 4.1.) beziehungsweise durch den vorgegebenen Wertebereich. Es werden beispielsweise 8-Bit-Werte (Wertebereich 0-255) als 16-Bit-Zahlen übertragen und festgelegt, das Werte unter 256 als Originalwerte zu interpretieren sind.</text:p>
            <text:p text:style-name="P12"/>
          </table:table-cell>
        </table:table-row>
      </table:table>
      <text:p text:style-name="P81"/>
      <text:p text:style-name="Heading_20_1"><text:tab/>Aufgabenstellung</text:p>
      <text:p text:style-name="P12">Die geforderten Programme sind in den Sprachen C, C++, PASCAL zu schreiben; Struktogramme und Quelltexte gehören mit in den Versuchsbericht.</text:p>
      <text:p text:style-name="P13"/>
      <text:p text:style-name="Heading_20_2">Softwarearbeiten</text:p>
      <table:table table:name="Tabelle7" table:style-name="Tabelle7">
        <table:table-column table:style-name="Tabelle7.A"/>
        <table:table-column table:style-name="Tabelle7.B"/>
        <table:table-row table:style-name="Tabelle7.1">
          <table:table-cell table:style-name="Tabelle7.A1" office:value-type="string">
            <text:p text:style-name="P12">-</text:p>
          </table:table-cell>
          <table:table-cell table:style-name="Tabelle7.A1" office:value-type="string">
            <text:p text:style-name="P1"><text:span text:style-name="T8">Entwerfen Sie ein Konzeptstruktogramm für ein Programm mit dem Namen </text:span><text:span text:style-name="T18">EINSDIFF.EXE</text:span><text:span text:style-name="T8">, welches aus einer existierenden 500 Byte langen Datei deren erste Differenzen (Kapitel 6.3) berechnet. Die Orginaldatendatei enthält 500 Meßwerte im Wertebereich von -31 bis 32, die als 1-Byte lange Werte abgespeichert sind. Das Ergebnis soll in einer Datei abspeichert werden. Die Originaldatei soll einen beliebigem, in der Kommandozeile anzugebenden Namen der Form </text:span><text:span text:style-name="T18">xxxxxxxx.MES</text:span><text:span text:style-name="T8"> haben und die erzeugte Datei soll </text:span><text:span text:style-name="T18">xxxxxxxx.1ST</text:span><text:span text:style-name="T8"> heißen. Sie hat ebenfalls die Länge 500 Byte.</text:span></text:p>
            <text:p text:style-name="P1"><text:span text:style-name="T10">Beispielaufruf</text:span><text:span text:style-name="T8">: </text:span><text:span text:style-name="T18">C:\KOMPRESS&gt;</text:span><text:span text:style-name="T21">EINSDIFF.EXE ASCII.MES</text:span></text:p>
            <text:p text:style-name="P1"><text:span text:style-name="T10">Erzeugte Datei</text:span><text:span text:style-name="T8">: </text:span><text:span text:style-name="T18">ASCII.1ST</text:span></text:p>
            <text:p text:style-name="P12"/>
          </table:table-cell>
        </table:table-row>
        <table:table-row table:style-name="Tabelle7.1">
          <table:table-cell table:style-name="Tabelle7.A1" office:value-type="string">
            <text:p text:style-name="P12">-</text:p>
          </table:table-cell>
          <table:table-cell table:style-name="Tabelle7.A1" office:value-type="string">
            <text:p text:style-name="P12">Schreiben Sie dieses Programm.</text:p>
            <text:p text:style-name="P12"/>
          </table:table-cell>
        </table:table-row>
        <table:table-row table:style-name="Tabelle7.1">
          <table:table-cell table:style-name="Tabelle7.A1" office:value-type="string">
            <text:p text:style-name="P12">-</text:p>
          </table:table-cell>
          <table:table-cell table:style-name="Tabelle7.A1" office:value-type="string">
            <text:p text:style-name="P1"><text:span text:style-name="T8">Entwerfen Sie ein Konzeptstruktogramm für eine Programm mit dem Namen </text:span><text:span text:style-name="T18">ZWEIDIFF</text:span><text:span text:style-name="T8">.</text:span><text:span text:style-name="T18">EXE</text:span><text:span text:style-name="T8">, welches aus einer existierenden 500 Byte langen Datei deren zweite Differenzen (Kapitel 6.4) berechnet. Die Orginaldatendatei enthält 500 Meßwerte im Wertebereich von -31 bis 32, die als 1-Byte lange Werte abgespeichert sind. Das Ergebnis soll in einer Datei abspeichert werden. Die Originaldatei soll einen beliebigem, in der Kommandozeile anzugebenden Namen der Form </text:span><text:span text:style-name="T18">xxxxxxxx</text:span><text:span text:style-name="T8">.</text:span><text:span text:style-name="T18">MES</text:span><text:span text:style-name="T8"> haben und die erzeugte Datei soll </text:span><text:span text:style-name="T18">xxxxxxxx</text:span><text:span text:style-name="T8">.</text:span><text:span text:style-name="T18">2ND</text:span><text:span text:style-name="T8"> heißen. Sie hat ebenfalls die Länge 500 Byte.</text:span></text:p>
            <text:p text:style-name="P1"><text:span text:style-name="T10">Beispielaufruf</text:span><text:span text:style-name="T8">: </text:span><text:span text:style-name="T18">C:\KOMPRESS&gt;</text:span><text:span text:style-name="T21">ZWEIDIFF.EXE ASCII.MES</text:span></text:p>
            <text:p text:style-name="P1"><text:span text:style-name="T10">Erzeugte Datei</text:span><text:span text:style-name="T8">: </text:span><text:span text:style-name="T18">ASCII.2ND</text:span></text:p>
            <text:p text:style-name="P12"/>
          </table:table-cell>
        </table:table-row>
        <table:table-row table:style-name="Tabelle7.1">
          <table:table-cell table:style-name="Tabelle7.A1" office:value-type="string">
            <text:p text:style-name="P12">-</text:p>
          </table:table-cell>
          <table:table-cell table:style-name="Tabelle7.A1" office:value-type="string">
            <text:p text:style-name="P12">Schreiben Sie dieses Programm.</text:p>
            <text:p text:style-name="P12"/>
          </table:table-cell>
        </table:table-row>
        <table:table-row table:style-name="Tabelle7.1">
          <table:table-cell table:style-name="Tabelle7.A1" office:value-type="string">
            <text:p text:style-name="P12">-</text:p>
          </table:table-cell>
          <table:table-cell table:style-name="Tabelle7.A1" office:value-type="string">
            <text:p text:style-name="P1"><text:span text:style-name="T8">Entwerfen Sie ein Konzeptstruktogramm für ein Programm, welches aus einer existierenden 500 Byte langen Datei mit beliebigem, in der Kommandozeile anzugebenden Namen der Form </text:span><text:span text:style-name="T18">xxxxxxxx.yyy</text:span><text:span text:style-name="T8"> eine komprimierte Datei erzeugt. Ihr Dateiname soll </text:span><text:span text:style-name="T18">xxxxxxxx.y__</text:span><text:span text:style-name="T8"> lauten.</text:span></text:p>
            <text:p text:style-name="P1"><text:soft-page-break/><text:span text:style-name="T8">Als Kompressionsverfahren ist </text:span><text:span text:style-name="T9">eines</text:span><text:span text:style-name="T8"> der in Kapitel 7.1, 7.2 und 7.3 vorgestellten Verfahren auszuwählen. Wird das Verfahren der Huffmancodierung gewählt, so soll die Tabelle nicht mit abgespeichert werden. Dies führt zwar für die Betrachtung des Kompressionsgrades zu einem systematischen Fehler, wird aber angesichts der Kürze der Dateien in Kauf genommen.</text:span></text:p>
            <text:p text:style-name="P12">Sie können auch ein anderes Kompressionsverfahren wählen, müssen dann jedoch außerdem den theoretischen Hintergrund dieses Verfahrens erklären.</text:p>
            <text:p text:style-name="P1"><text:span text:style-name="T10">Beispiel</text:span><text:span text:style-name="T8">: </text:span><text:span text:style-name="T18">C:\KOMPRESS&gt;</text:span><text:span text:style-name="T21">DATEI.EXE ASCII.MES <text:s/></text:span><text:span text:style-name="T10">Erz. Datei</text:span><text:span text:style-name="T8">:</text:span><text:span text:style-name="T18"> ASCII.M__</text:span></text:p>
            <text:p text:style-name="P1"><text:span text:style-name="T10">Beispiel</text:span><text:span text:style-name="T8">: </text:span><text:span text:style-name="T18">C:\KOMPRESS&gt;</text:span><text:span text:style-name="T21">DATEI.EXE ASCII.1ST <text:s/></text:span><text:span text:style-name="T10">Erz. Datei</text:span><text:span text:style-name="T8">:</text:span><text:span text:style-name="T18"> ASCII.1__</text:span></text:p>
            <text:p text:style-name="P1"><text:span text:style-name="T10">Beispiel</text:span><text:span text:style-name="T8">: </text:span><text:span text:style-name="T18">C:\KOMPRESS&gt;</text:span><text:span text:style-name="T21">DATEI.EXE ASCII.2ND <text:s/></text:span><text:span text:style-name="T10">Erz. Datei</text:span><text:span text:style-name="T8">: </text:span><text:span text:style-name="T18">ASCII.2__</text:span></text:p>
            <text:p text:style-name="P12"/>
          </table:table-cell>
        </table:table-row>
        <table:table-row table:style-name="Tabelle7.1">
          <table:table-cell table:style-name="Tabelle7.A1" office:value-type="string">
            <text:p text:style-name="P12">-</text:p>
          </table:table-cell>
          <table:table-cell table:style-name="Tabelle7.A1" office:value-type="string">
            <text:p text:style-name="P12">Schreiben Sie dieses Programm.</text:p>
            <text:p text:style-name="P12"/>
          </table:table-cell>
        </table:table-row>
        <table:table-row table:style-name="Tabelle7.1">
          <table:table-cell table:style-name="Tabelle7.A1" office:value-type="string">
            <text:p text:style-name="P12">-</text:p>
          </table:table-cell>
          <table:table-cell table:style-name="Tabelle7.A1" office:value-type="string">
            <text:p text:style-name="P12">Beschreiben Sie kurz (als Text) ein Dekompressionsverfahren, das aus den von Ihnen komprimierten Dateien wieder die Originaldateien herstellen kann. </text:p>
            <text:p text:style-name="P12"/>
          </table:table-cell>
        </table:table-row>
      </table:table>
      <text:p text:style-name="P1"/>
      <text:p text:style-name="Heading_20_2">Praktischer Teil</text:p>
      <text:p text:style-name="P40">Nehmen Sie mit dem vorhandenen Versuchsaufbau (Bild 9) folgende Spannungssignale auf:</text:p>
      <text:p text:style-name="P42"><text:tab/>-<text:tab/>eine Rechteckspannung,<text:tab/><text:tab/>-<text:tab/>eine Dreieckspannung,</text:p>
      <text:p text:style-name="P42"><text:tab/>- <text:tab/>eine Gleichspannung,<text:tab/><text:tab/>-<text:tab/>eine Sinusspannung,</text:p>
      <text:p text:style-name="P40"><text:tab/>- <text:tab/>eine Rauschspannung.</text:p>
      <text:p text:style-name="P1"><text:span text:style-name="T8">Wechseln Sie für die Meßwertaufnahme in das Verzeichnis </text:span><text:span text:style-name="T18">C:\KOMPRESS</text:span><text:span text:style-name="T8"> und benutzen Sie dafür das Programm </text:span><text:span text:style-name="T18">C:\KOMPRESS\KOMPRESS.COM</text:span><text:span text:style-name="T8"> (Bild 10).</text:span></text:p>
      <text:p text:style-name="P1"><text:span text:style-name="T18">KOMPRESS.COM</text:span><text:span text:style-name="T8"> ist menügeführt. Es stellt den Funktionsgenerator (Signalquelle) ein (per IEC-BUS), nimmt Meßwerte vom Multimeter auf (per IEC-BUS), rechnet sie von 14-Byte langen Strings, zwischengespeichert in der Datei </text:span><text:span text:style-name="T18">DATEI.MES</text:span><text:span text:style-name="T8">, in 1 Byte lange Werte um (Wertebereich -31 bis 32) und speichert sie in Dateien zu 500 Byte ab (siehe 17 Bild).</text:span></text:p>
      <text:p text:style-name="P39"><text:span text:style-name="T10">Aufruf</text:span><text:span text:style-name="T8">: </text:span><text:span text:style-name="T18">C:\KOMPRESS&gt;</text:span><text:span text:style-name="T21">KOMPRESS.COM</text:span></text:p>
      <text:p text:style-name="P70">+---------------------------------------------------------------------------+</text:p>
      <text:p text:style-name="P70">¦ <text:s text:c="5"/>Bildschirm <text:s text:c="16"/>Meßgerät/ <text:s text:c="18"/>Signalquelle <text:s/>¦</text:p>
      <text:p text:style-name="P70">¦ +-----------------+ <text:s text:c="11"/>Multimeter <text:s text:c="16"/>+--------------+¦</text:p>
      <text:p text:style-name="P70">¦ ¦ +-------------+ ¦ <text:s/>IEC- +-------------------+ <text:s text:c="3"/>Meß- <text:s text:c="2"/>¦ <text:s text:c="2"/>HP33120A <text:s text:c="2"/>¦¦</text:p>
      <text:p text:style-name="P70">¦ ¦ ¦C:\&gt; <text:s text:c="8"/>¦ ¦ <text:s text:c="2"/>Bus ¦ <text:s/>HP 3478A <text:s text:c="8"/>+-+ kabel <text:s text:c="2"/>¦ +----------+ ¦¦</text:p>
      <text:p text:style-name="P70">¦ ¦ ¦ <text:s text:c="12"/>¦ ¦ <text:s/>+----¦ +--------+ +-----+¦ +---------¦ ¦++ <text:s/>++ <text:s/>++¦ ¦¦</text:p>
      <text:p text:style-name="P70">¦ ¦ ¦ <text:s text:c="12"/>¦ ¦ <text:s/>¦ <text:s text:c="3"/>¦ +--------+ +-----++-+ <text:s text:c="8"/>¦ ¦++++++++++¦ ¦¦</text:p>
      <text:p text:style-name="P70">¦ ¦ +-------------+ ¦ <text:s/>¦ <text:s text:c="3"/>+-------------------+ <text:s/>IEC-Bus <text:s/>¦ ¦ <text:s/>++ <text:s/>++ <text:s/>¦ ¦¦</text:p>
      <text:p text:style-name="P70">¦ ¦ IBM <text:s text:c="12"/>¦ <text:s/>¦------------------------------------¦ +----------+ ¦¦</text:p>
      <text:p text:style-name="P70">¦ +-----------------+ <text:s/>¦ <text:s text:c="2"/>+-------------------+ +--+ <text:s text:c="6"/>+--------------+¦</text:p>
      <text:p text:style-name="P70">¦+-------------------+ ¦ +-¦+-----------++-++-++-+ +++ <text:s text:c="21"/>¦</text:p>
      <text:p text:style-name="P70">¦¦ MC <text:s text:c="5"/>+-------+ ¦-+ ¦ ¦¦+++++++++++¦+-+¦+¦¦ <text:s text:c="2"/>+-¦ <text:s text:c="21"/>¦</text:p>
      <text:p text:style-name="P70">¦¦ <text:s text:c="8"/>+-------+ +---+ ¦+-----------+---+-+¦ <text:s text:c="2"/>¦ ¦ <text:s text:c="21"/>¦</text:p>
      <text:p text:style-name="P70">¦+-------------------+ <text:s text:c="4"/>+-------------------+ <text:s text:c="2"/>+-+ <text:s text:c="21"/>¦</text:p>
      <text:p text:style-name="P70">¦ <text:s text:c="4"/>Computer <text:s text:c="19"/>Tastatur <text:s text:c="8"/>Maus <text:s text:c="20"/>¦</text:p>
      <text:p text:style-name="P70">+---------------------------------------------------------------------------+</text:p>
      <text:p text:style-name="P43">Versuchsaufbau Datenkompression <text:s text:c="108"/>Bild 9</text:p>
      <text:p text:style-name="P26"/>
      <text:p text:style-name="P70"><text:soft-page-break/>+-------------------------------------------------------------------+</text:p>
      <text:p text:style-name="P70">¦ +-- * FH Hannover * FG Datenverarbeitung * Datenkompression * --+ ¦</text:p>
      <text:p text:style-name="P70">¦ ¦ <text:s text:c="2"/>Info <text:s text:c="2"/>Rechteck <text:s/>Dreieck <text:s/>Sinus <text:s/>Gleichspg. <text:s/>Noise <text:s/>ASCII <text:s text:c="2"/>¦ ¦</text:p>
      <text:p text:style-name="P70">¦ +---------------------------------------------------------------+ ¦</text:p>
      <text:p text:style-name="P76"><text:span text:style-name="T18">¦ ¦¦</text:span><text:span text:style-name="T22"> <text:s/>Über... <text:s text:c="10"/></text:span><text:span text:style-name="T18">¦¦¦¦¦¦¦¦¦¦¦¦¦¦¦¦¦¦¦¦¦¦¦¦¦¦¦¦¦¦¦¦¦¦¦¦¦¦¦¦¦¦¦ ¦</text:span></text:p>
      <text:p text:style-name="P70">¦ ¦¦ <text:s/>Copyright <text:s text:c="8"/>¦¦¦¦¦¦¦¦¦¦¦¦¦¦¦¦¦¦¦¦¦¦¦¦¦¦¦¦¦¦¦¦¦¦¦¦¦¦¦¦¦¦¦ ¦</text:p>
      <text:p text:style-name="P70">¦ ¦¦ <text:s/>Verzeichnise <text:s text:c="5"/>¦¦¦¦¦¦¦¦¦¦¦¦¦¦¦¦¦¦¦¦¦¦¦¦¦¦¦¦¦¦¦¦¦¦¦¦¦¦¦¦¦¦¦ ¦</text:p>
      <text:p text:style-name="P70">¦ ¦¦ <text:s/>Programm beenden <text:s/>¦¦¦¦¦¦¦¦¦¦¦¦¦¦¦¦¦¦¦¦¦¦¦¦¦¦¦¦¦¦¦¦¦¦¦¦¦¦¦¦¦¦¦ ¦</text:p>
      <text:p text:style-name="P70">¦ ¦+--------------------+¦¦¦¦¦¦¦¦¦¦¦¦¦¦¦¦¦¦¦¦¦¦¦¦¦¦¦¦¦¦¦¦¦¦¦¦¦¦¦¦¦¦ ¦</text:p>
      <text:p text:style-name="P70">¦ ¦¦¦¦¦¦¦¦¦¦¦¦¦¦¦¦¦¦¦¦¦¦¦¦¦¦¦¦¦¦¦¦¦¦¦¦¦¦¦¦¦¦¦¦¦¦¦¦¦¦¦¦¦¦¦¦¦¦¦¦¦¦¦¦¦ ¦</text:p>
      <text:p text:style-name="P70">¦ ¦¦¦+---------------------------------------------------------+¦¦¦ ¦</text:p>
      <text:p text:style-name="P70">¦ ¦¦¦¦ <text:s text:c="56"/>¦¦¦¦ ¦</text:p>
      <text:p text:style-name="P70">¦ ¦¦¦¦ <text:s/>+--------+----+ <text:s/>Fachhochschule Hannover <text:s text:c="14"/>¦¦¦¦ ¦</text:p>
      <text:p text:style-name="P70">¦ ¦¦¦¦ <text:s/>¦ <text:s text:c="7"/>¦ <text:s text:c="3"/>¦ <text:s/>Fachbereich Elektrotechnik <text:s text:c="11"/>¦¦¦¦ ¦</text:p>
      <text:p text:style-name="P70">¦ ¦¦¦¦ <text:s/>¦ <text:s text:c="3"/>----+ <text:s text:c="3"/>¦ <text:s/>Fachgebiet Datenverarbeitung <text:s text:c="9"/>¦¦¦¦ ¦</text:p>
      <text:p text:style-name="P70">¦ ¦¦¦¦ <text:s/>¦ <text:s text:c="3"/>¦¦¦¦¦ <text:s text:c="3"/>¦ <text:s text:c="39"/>¦¦¦¦ ¦</text:p>
      <text:p text:style-name="P70">¦ ¦¦¦¦ <text:s/>¦ <text:s text:c="3"/>¦¦¦¦¦ <text:s text:c="3"/>¦ <text:s/>KOMPRESS.COM Meß- und Steuerprogramm <text:s/>¦¦¦¦ ¦</text:p>
      <text:p text:style-name="P70">¦ ¦¦¦¦ <text:s/>¦ <text:s text:c="3"/>¦¦¦¦¦ <text:s text:c="3"/>¦ <text:s/>zum Versuch Datenkompression <text:s text:c="9"/>¦¦¦¦ ¦</text:p>
      <text:p text:style-name="P70">¦ ¦¦¦¦ <text:s/>+---- <text:s text:c="4"/>----+ <text:s/>c96 FH Hannover - FG DV <text:s text:c="14"/>¦¦¦¦ ¦</text:p>
      <text:p text:style-name="P70">¦ ¦¦¦¦ <text:s text:c="56"/>¦¦¦¦ ¦</text:p>
      <text:p text:style-name="P70">¦ ¦¦¦+-------------------------- Weiter mit irgendeiner Taste -+¦¦¦ ¦</text:p>
      <text:p text:style-name="P70">¦ ¦¦¦¦¦¦¦¦¦¦¦¦¦¦¦¦¦¦¦¦¦¦¦¦¦¦¦¦¦¦¦¦¦¦¦¦¦¦¦¦¦¦¦¦¦¦¦¦¦¦¦¦¦¦¦¦¦¦¦¦¦¦¦¦¦ ¦</text:p>
      <text:p text:style-name="P70">¦ Programmende: &lt;ESC&gt;, Menüauswahl: &lt;RETURN&gt; <text:s text:c="7"/>c96 FH Hannover ¦</text:p>
      <text:p text:style-name="P70">+-------------------------------------------------------------------+</text:p>
      <text:p text:style-name="P76"><text:span text:style-name="T8">Screenshot </text:span><text:span text:style-name="T18">KOMPRESS.COM</text:span><text:span text:style-name="T8">, Startbildschirm <text:s text:c="74"/>Bild 10</text:span></text:p>
      <text:p text:style-name="P13"/>
      <text:p text:style-name="P10">Außerdem bietet es die Möglichkeit, sich die Meßwerte, die ersten und zweiten Differenzen grafisch oder numerisch anzuzeigen.</text:p>
      <text:p text:style-name="P70">+-------------------------------------------------------------------+</text:p>
      <text:p text:style-name="P70">¦ +-- * FH Hannover * FG Datenverarbeitung * Datenkompression * --+ ¦</text:p>
      <text:p text:style-name="P70">¦ ¦ <text:s text:c="2"/>Info <text:s text:c="2"/>Rechteck <text:s/>Dreieck <text:s/>Sinus <text:s/>Gleichspg. <text:s/>Noise <text:s/>ASCII <text:s text:c="2"/>¦ ¦</text:p>
      <text:p text:style-name="P70">¦ +---------------------------------------------------------------+ ¦</text:p>
      <text:p text:style-name="P70">¦ ¦¦¦¦¦¦¦¦¦¦ <text:s/>Messung starten <text:s text:c="4"/>¦¦¦¦¦¦¦¦¦¦¦¦¦¦¦¦¦¦¦¦¦¦¦¦¦¦¦¦¦¦¦¦¦ ¦</text:p>
      <text:p text:style-name="P76"><text:span text:style-name="T18">¦ ¦¦¦¦¦¦¦¦¦¦</text:span><text:span text:style-name="T22"> <text:s/>Meßwerte ansehen <text:s text:c="3"/></text:span><text:span text:style-name="T18">¦¦¦¦¦¦¦¦¦¦¦¦¦¦¦¦¦¦¦¦¦¦¦¦¦¦¦¦¦¦¦¦¦ ¦</text:span></text:p>
      <text:p text:style-name="P70">¦ ¦¦¦¦¦¦¦¦¦¦ <text:s/>Häufigkeit ansehen <text:s/>¦¦¦¦¦¦¦¦¦¦¦¦¦¦¦¦¦¦¦¦¦¦¦¦¦¦¦¦¦¦¦¦¦ ¦</text:p>
      <text:p text:style-name="P70">¦ ¦¦¦¦¦¦¦¦¦+----------------------+¦¦¦¦¦¦¦¦¦¦¦¦¦¦¦¦¦¦¦¦¦¦¦¦¦¦¦¦¦¦¦¦ ¦</text:p>
      <text:p text:style-name="P70">¦ ¦¦¦¦¦¦¦¦¦¦¦¦¦¦¦¦¦¦¦¦¦¦¦¦¦¦¦¦¦¦¦¦¦¦¦¦¦¦¦¦¦¦¦¦¦¦¦¦¦¦¦¦¦¦¦¦¦¦¦¦¦¦¦¦¦ ¦</text:p>
      <text:p text:style-name="P70">¦ ¦¦¦¦¦¦¦¦¦¦¦¦¦+---------- Rechteck-Messung ----------+¦¦¦¦¦¦¦¦¦¦¦¦ ¦</text:p>
      <text:p text:style-name="P70">¦ ¦¦¦¦¦¦¦¦¦¦¦¦¦¦ <text:s text:c="37"/>¦¦¦¦¦¦¦¦¦¦¦¦¦ ¦</text:p>
      <text:p text:style-name="P76"><text:span text:style-name="T18">¦ ¦¦¦¦¦¦¦¦¦¦¦¦¦¦</text:span><text:span text:style-name="T22"> <text:s/>Meßwerte numerisch anzeigen <text:s text:c="8"/></text:span><text:span text:style-name="T18">¦¦¦¦¦¦¦¦¦¦¦¦¦ ¦</text:span></text:p>
      <text:p text:style-name="P70">¦ ¦¦¦¦¦¦¦¦¦¦¦¦¦¦ <text:s/>1. Differenzen numerisch anzeigen <text:s text:c="2"/>¦¦¦¦¦¦¦¦¦¦¦¦¦ ¦</text:p>
      <text:p text:style-name="P70">¦ ¦¦¦¦¦¦¦¦¦¦¦¦¦¦ <text:s/>2. Differenzen numerisch anzeigen <text:s text:c="2"/>¦¦¦¦¦¦¦¦¦¦¦¦¦ ¦</text:p>
      <text:p text:style-name="P70">¦ ¦¦¦¦¦¦¦¦¦¦¦¦¦¦ <text:s/>Meßwerte graphisch anzeigen <text:s text:c="8"/>¦¦¦¦¦¦¦¦¦¦¦¦¦ ¦</text:p>
      <text:p text:style-name="P70">¦ ¦¦¦¦¦¦¦¦¦¦¦¦¦¦ <text:s/>1. Differenzen graphisch anzeigen <text:s text:c="2"/>¦¦¦¦¦¦¦¦¦¦¦¦¦ ¦</text:p>
      <text:p text:style-name="P70">¦ ¦¦¦¦¦¦¦¦¦¦¦¦¦¦ <text:s/>2. Differenzen graphisch anzeigen <text:s text:c="2"/>¦¦¦¦¦¦¦¦¦¦¦¦¦ ¦</text:p>
      <text:p text:style-name="P70">¦ ¦¦¦¦¦¦¦¦¦¦¦¦¦¦ <text:s text:c="37"/>¦¦¦¦¦¦¦¦¦¦¦¦¦ ¦</text:p>
      <text:p text:style-name="P70">¦ ¦¦¦¦¦¦¦¦¦¦¦¦¦+- Auswahl mit &lt;-+, Abbruch mit &lt;ESC&gt; -+¦¦¦¦¦¦¦¦¦¦¦¦ ¦</text:p>
      <text:p text:style-name="P70">¦ ¦¦¦¦¦¦¦¦¦¦¦¦¦¦¦¦¦¦¦¦¦¦¦¦¦¦¦¦¦¦¦¦¦¦¦¦¦¦¦¦¦¦¦¦¦¦¦¦¦¦¦¦¦¦¦¦¦¦¦¦¦¦¦¦¦ ¦</text:p>
      <text:p text:style-name="P70">¦ Programmende: &lt;ESC&gt;, Menüauswahl: &lt;RETURN&gt; <text:s text:c="7"/>c96 FH Hannover ¦</text:p>
      <text:p text:style-name="P71">+-------------------------------------------------------------------+</text:p>
      <text:p text:style-name="P77"><text:span text:style-name="T8">Screenshot </text:span><text:span text:style-name="T18">KOMPRESS.COM</text:span><text:span text:style-name="T8">, Auswahlmenü: Meßwerte zeigen <text:s text:c="49"/>Bild 11</text:span></text:p>
      <text:p text:style-name="P17"/>
      <text:p text:style-name="P45"><text:soft-page-break/><draw:frame draw:style-name="fr1" draw:name="Grafik1" text:anchor-type="as-char" svg:width="15.748cm" svg:height="11.792cm" draw:z-index="0"><draw:image xlink:href="Pictures/20000009000042250000319C4B9C4BBB.svm" xlink:type="simple" xlink:show="embed" xlink:actuate="onLoad"/></draw:frame></text:p>
      <text:p text:style-name="P45">Screenshot: Anzeige der Meßwerte als Text <text:s text:c="88"/>Bild 12</text:p>
      <text:p text:style-name="P17"/>
      <text:p text:style-name="P45"><draw:frame draw:style-name="fr1" draw:name="Grafik2" text:anchor-type="as-char" svg:width="15.748cm" svg:height="11.792cm" draw:z-index="1"><draw:image xlink:href="Pictures/20000009000042250000319CEE6A074C.svm" xlink:type="simple" xlink:show="embed" xlink:actuate="onLoad"/></draw:frame></text:p>
      <text:p text:style-name="P45">Screenshot: Anzeige der Meßwerte als Grafik <text:s text:c="87"/>Bild 13</text:p>
      <text:p text:style-name="P17"/>
      <text:p text:style-name="P17"><text:soft-page-break/>Ebenfalls werden die Häufigkeitsverteilungen der Meßwerte, der ersten und zweiten Differenzen numerisch und graphisch angezeigt.</text:p>
      <text:p text:style-name="P15"/>
      <text:p text:style-name="P70">+-------------------------------------------------------------------+</text:p>
      <text:p text:style-name="P70">¦ +-- * FH Hannover * FG Datenverarbeitung * Datenkompression * --+ ¦</text:p>
      <text:p text:style-name="P70">¦ ¦ <text:s text:c="2"/>Info <text:s text:c="2"/>Rechteck <text:s/>Dreieck <text:s/>Sinus <text:s/>Gleichspg. <text:s/>Noise <text:s/>ASCII <text:s text:c="2"/>¦ ¦</text:p>
      <text:p text:style-name="P70">¦ +---------------------------------------------------------------+ ¦</text:p>
      <text:p text:style-name="P70">¦ ¦¦¦¦¦¦¦¦¦¦ <text:s/>Messung starten <text:s text:c="4"/>¦¦¦¦¦¦¦¦¦¦¦¦¦¦¦¦¦¦¦¦¦¦¦¦¦¦¦¦¦¦¦¦¦ ¦</text:p>
      <text:p text:style-name="P70">¦ ¦¦¦¦¦¦¦¦¦¦ <text:s/>Meßwerte ansehen <text:s text:c="3"/>¦¦¦¦¦¦¦¦¦¦¦¦¦¦¦¦¦¦¦¦¦¦¦¦¦¦¦¦¦¦¦¦¦ ¦</text:p>
      <text:p text:style-name="P76"><text:span text:style-name="T18">¦ ¦¦¦¦¦¦¦¦¦¦</text:span><text:span text:style-name="T22"> <text:s/>Häufigkeit ansehen <text:s/></text:span><text:span text:style-name="T18">¦¦¦¦¦¦¦¦¦¦¦¦¦¦¦¦¦¦¦¦¦¦¦¦¦¦¦¦¦¦¦¦¦ ¦</text:span></text:p>
      <text:p text:style-name="P70">¦ ¦¦¦¦¦¦¦¦¦+----------------------+¦¦¦¦¦¦¦¦¦¦¦¦¦¦¦¦¦¦¦¦¦¦¦¦¦¦¦¦¦¦¦¦ ¦</text:p>
      <text:p text:style-name="P70">¦ ¦¦¦¦¦¦¦¦¦¦¦¦¦¦¦¦¦¦¦¦¦¦¦¦¦¦¦¦¦¦¦¦¦¦¦¦¦¦¦¦¦¦¦¦¦¦¦¦¦¦¦¦¦¦¦¦¦¦¦¦¦¦¦¦¦ ¦</text:p>
      <text:p text:style-name="P70">¦ ¦¦¦¦¦¦¦¦¦¦¦¦¦¦+--- Rechteck-Messung - Häufigkeit ---+¦¦¦¦¦¦¦¦¦¦¦¦ ¦</text:p>
      <text:p text:style-name="P70">¦ ¦¦¦¦¦¦¦¦¦¦¦¦¦¦¦ <text:s text:c="36"/>¦¦¦¦¦¦¦¦¦¦¦¦¦ ¦</text:p>
      <text:p text:style-name="P70">¦ ¦¦¦¦¦¦¦¦¦¦¦¦¦¦¦ Häufigkeitsverteilung der ... <text:s text:c="6"/>¦¦¦¦¦¦¦¦¦¦¦¦¦ ¦</text:p>
      <text:p text:style-name="P76"><text:span text:style-name="T18">¦ ¦¦¦¦¦¦¦¦¦¦¦¦¦¦¦</text:span><text:span text:style-name="T22"> - Meßwerte numerisch anzeigen <text:s text:c="6"/></text:span><text:span text:style-name="T18">¦¦¦¦¦¦¦¦¦¦¦¦¦ ¦</text:span></text:p>
      <text:p text:style-name="P70">¦ ¦¦¦¦¦¦¦¦¦¦¦¦¦¦¦ - 1. Differenzen numerisch anzeigen ¦¦¦¦¦¦¦¦¦¦¦¦¦ ¦</text:p>
      <text:p text:style-name="P70">¦ ¦¦¦¦¦¦¦¦¦¦¦¦¦¦¦ - 2. Differenzen numerisch anzeigen ¦¦¦¦¦¦¦¦¦¦¦¦¦ ¦</text:p>
      <text:p text:style-name="P70">¦ ¦¦¦¦¦¦¦¦¦¦¦¦¦¦¦ - Meßwerte graphisch anzeigen <text:s text:c="6"/>¦¦¦¦¦¦¦¦¦¦¦¦¦ ¦</text:p>
      <text:p text:style-name="P70">¦ ¦¦¦¦¦¦¦¦¦¦¦¦¦¦¦ - 1. Differenzen graphisch anzeigen ¦¦¦¦¦¦¦¦¦¦¦¦¦ ¦</text:p>
      <text:p text:style-name="P70">¦ ¦¦¦¦¦¦¦¦¦¦¦¦¦¦¦ - 2. Differenzen graphisch anzeigen ¦¦¦¦¦¦¦¦¦¦¦¦¦ ¦</text:p>
      <text:p text:style-name="P70">¦ ¦¦¦¦¦¦¦¦¦¦¦¦¦¦¦ <text:s text:c="36"/>¦¦¦¦¦¦¦¦¦¦¦¦¦ ¦</text:p>
      <text:p text:style-name="P70">¦ ¦¦¦¦¦¦¦¦¦¦¦¦¦¦+- Auswahl mit &lt;-+, Abbruch mit &lt;ESC&gt; +¦¦¦¦¦¦¦¦¦¦¦¦ ¦</text:p>
      <text:p text:style-name="P70">¦ ¦¦¦¦¦¦¦¦¦¦¦¦¦¦¦¦¦¦¦¦¦¦¦¦¦¦¦¦¦¦¦¦¦¦¦¦¦¦¦¦¦¦¦¦¦¦¦¦¦¦¦¦¦¦¦¦¦¦¦¦¦¦¦¦¦ ¦</text:p>
      <text:p text:style-name="P70">¦ Programmende: &lt;ESC&gt;, Menüauswahl: &lt;RETURN&gt; <text:s text:c="7"/>c94 FH Hannover ¦</text:p>
      <text:p text:style-name="P70">+-------------------------------------------------------------------+</text:p>
      <text:p text:style-name="P77"><text:span text:style-name="T8">Screenshot </text:span><text:span text:style-name="T18">KOMPRESS.COM</text:span><text:span text:style-name="T8">, Auswahlmenü: Häufigkeitsverteilung <text:s text:c="41"/>Bild 14</text:span></text:p>
      <text:p text:style-name="P17"/>
      <text:p text:style-name="P45"><draw:frame draw:style-name="fr1" draw:name="Grafik3" text:anchor-type="as-char" svg:width="15.748cm" svg:height="11.792cm" draw:z-index="2"><draw:image xlink:href="Pictures/20000009000042250000319CFC169A83.svm" xlink:type="simple" xlink:show="embed" xlink:actuate="onLoad"/></draw:frame></text:p>
      <text:p text:style-name="P45">Screenshot: Anzeige der Häufigkeit als Text <text:s text:c="87"/>Bild 15</text:p>
      <text:p text:style-name="P13"/>
      <text:p text:style-name="P45"><text:soft-page-break/><draw:frame draw:style-name="fr1" draw:name="Grafik4" text:anchor-type="as-char" svg:width="15.748cm" svg:height="11.792cm" draw:z-index="3"><draw:image xlink:href="Pictures/20000009000042250000319C4FB39236.svm" xlink:type="simple" xlink:show="embed" xlink:actuate="onLoad"/></draw:frame></text:p>
      <text:p text:style-name="P45">Screenshot: Anzeige der Häufigkeit als Grafik <text:s text:c="85"/>Bild 16</text:p>
      <text:p text:style-name="P13"/>
      <text:p text:style-name="P61"><text:span text:style-name="T18">KOMPRESS.COM</text:span><text:span text:style-name="T8"> speichert die Dateien in folgender Dateistruktur:</text:span></text:p>
      <text:p text:style-name="P66">+-------------------------------------------------------------------+</text:p>
      <text:p text:style-name="P66">¦ C:\----- DOS\---------- usw. <text:s text:c="37"/>¦</text:p>
      <text:p text:style-name="P66">¦ <text:s text:c="5"/>¦ <text:s text:c="13"/>+-- usw. <text:s text:c="37"/>¦</text:p>
      <text:p text:style-name="P66">¦ <text:s text:c="5"/>~ <text:s text:c="59"/>¦</text:p>
      <text:p text:style-name="P66">¦ <text:s text:c="5"/>+-- KOMPRESS\----- KOMPRESS.COM <text:s text:c="4"/>-+ <text:s text:c="22"/>¦</text:p>
      <text:p text:style-name="P66">¦ <text:s text:c="20"/>+-- REST_1ST.EXE <text:s text:c="5"/>+- Programme für die <text:s text:c="3"/>¦</text:p>
      <text:p text:style-name="P66">¦ <text:s text:c="20"/>+-- REST_2ND.EXE <text:s text:c="5"/>¦ <text:s/>Versuchsdurchführung ¦</text:p>
      <text:p text:style-name="P66">¦ <text:s text:c="20"/>+-- COMP.COM <text:s text:c="8"/>-+ <text:s text:c="22"/>¦</text:p>
      <text:p text:style-name="P66">¦ <text:s/>Datendateien, <text:s/>+- <text:s/>+-- ASCII.MES <text:s text:c="7"/>(ASCII-Text) <text:s text:c="12"/>¦</text:p>
      <text:p text:style-name="P66">¦ <text:s/>an denen das <text:s text:c="2"/>¦ <text:s text:c="2"/>+-- GLEICHSP.MES <text:s text:c="4"/>(Gleichspannungssignal) <text:s/>¦</text:p>
      <text:p text:style-name="P66">¦ <text:s/>Kompressions- <text:s/>¦ <text:s text:c="2"/>+-- DREIECK.MES <text:s text:c="5"/>(Dreieckspannungssignal) ¦</text:p>
      <text:p text:style-name="P66">¦ <text:s/>programm <text:s text:c="5"/>-¦ <text:s text:c="2"/>+-- RAUSCH.MES <text:s text:c="6"/>(Rauschspannungssignal) <text:s/>¦</text:p>
      <text:p text:style-name="P66">¦ <text:s/>getestet <text:s text:c="6"/>¦ <text:s text:c="2"/>+-- RECHTECK.MES <text:s text:c="4"/>(Rechteckspannungssignal)¦</text:p>
      <text:p text:style-name="P66">¦ <text:s/>werden soll. <text:s text:c="2"/>+- <text:s/>+-- SINUS.MES <text:s text:c="7"/>(Sinusspannungssignal) <text:s text:c="2"/>¦</text:p>
      <text:p text:style-name="P66">+-------------------------------------------------------------------+</text:p>
      <text:p text:style-name="P44">Baumstruktur auf C: <text:s text:c="110"/>Bild 17</text:p>
      <text:p text:style-name="P12"/>
      <text:p text:style-name="P1"><text:span text:style-name="T8">Der Text </text:span><text:span text:style-name="T18">C:\KOMPRESS\ASCII.MES</text:span><text:span text:style-name="T8"> ist ein 500 Byte langer ASCII-Text, der im folgenden analog zu den aufgenommenen Meßwerten untersucht werden soll.</text:span></text:p>
      <text:p text:style-name="P12"/>
      <table:table table:name="Tabelle8" table:style-name="Tabelle8">
        <table:table-column table:style-name="Tabelle8.A"/>
        <table:table-column table:style-name="Tabelle8.B"/>
        <table:table-row table:style-name="Tabelle8.1">
          <table:table-cell table:style-name="Tabelle8.A1" office:value-type="string">
            <text:p text:style-name="P12">-</text:p>
          </table:table-cell>
          <table:table-cell table:style-name="Tabelle8.A1" office:value-type="string">
            <text:p text:style-name="P1"><text:span text:style-name="T8">Drucken Sie zwei der graphischen Darstellungen der Meßsignale mit Hilfe der Taste </text:span><text:span text:style-name="T18">&lt;DRUCK&gt;</text:span><text:span text:style-name="T8"> aus.</text:span></text:p>
            <text:p text:style-name="P12"/>
          </table:table-cell>
        </table:table-row>
        <table:table-row table:style-name="Tabelle8.1">
          <table:table-cell table:style-name="Tabelle8.A1" office:value-type="string">
            <text:p text:style-name="P12">-</text:p>
          </table:table-cell>
          <table:table-cell table:style-name="Tabelle8.A1" office:value-type="string">
            <text:p text:style-name="P1"><text:span text:style-name="T8">Erzeugen Sie aus den Meßwertdateien </text:span><text:span text:style-name="T18">ASCII.MES</text:span><text:span text:style-name="Footnote_20_Symbol"><text:span text:style-name="T18"><text:note text:id="ftn3" text:note-class="footnote"><text:note-citation>3</text:note-citation><text:note-body><text:p text:style-name="Footnote"><text:span text:style-name="T1"><text:s/>Die Datei liegt diesem Umdruck im selbstentpackendem Archiv bei.</text:span></text:p></text:note-body></text:note></text:span></text:span><text:span text:style-name="T18">, GLEICH.MES, DREIECK.MES, RAUSCH.MES, RECHTECK.MES</text:span><text:span text:style-name="T8"> und </text:span><text:span text:style-name="T18">SINUS.MES</text:span><text:span text:style-name="T8"> mit dem selbstgeschriebenen Programm EINSDIFF.EXE die Dateien der ersten Differenzen (</text:span><text:span text:style-name="T18">ASCII.1ST, GLEICH.1ST, DREIECK.1ST, RAUSCH.1ST, RECHTECK.1ST).</text:span></text:p>
            <text:p text:style-name="P12"/>
          </table:table-cell>
        </table:table-row>
        <table:table-row table:style-name="Tabelle8.1">
          <table:table-cell table:style-name="Tabelle8.A1" office:value-type="string">
            <text:p text:style-name="P12">-</text:p>
          </table:table-cell>
          <table:table-cell table:style-name="Tabelle8.A1" office:value-type="string">
            <text:p text:style-name="P1"><text:span text:style-name="T8">Erzeugen Sie aus den </text:span><text:span text:style-name="T18">Meßwertdateien ASCII.MES, GLEICH.MES, DREIECK.MES, RAUSCH.MES, RECHTECK.MES</text:span><text:span text:style-name="T8"> und </text:span><text:span text:style-name="T18">SINUS</text:span><text:span text:style-name="T8">.</text:span><text:span text:style-name="T18">MES</text:span><text:span text:style-name="T8"> mit dem selbstgeschriebenen Programm ZWEIDIFF.EXE die Dateien der zweiten Differenzen</text:span><text:span text:style-name="T18"> (ASCII.2ND, GLEICH.2ND, DREIECK.2ND, RAUSCH.2ND, RECHTECK.2ND).</text:span></text:p>
            <text:p text:style-name="P12"/>
          </table:table-cell>
        </table:table-row>
        <text:soft-page-break/>
        <table:table-row table:style-name="Tabelle8.1">
          <table:table-cell table:style-name="Tabelle8.A1" office:value-type="string">
            <text:p text:style-name="P12">-</text:p>
          </table:table-cell>
          <table:table-cell table:style-name="Tabelle8.A1" office:value-type="string">
            <text:p text:style-name="P1"><text:span text:style-name="T8">Kontrollieren Sie die Richtigkeit ihrer Programme </text:span><text:span text:style-name="T18">EINSDIFF</text:span><text:span text:style-name="T8">.</text:span><text:span text:style-name="T18">EXE</text:span><text:span text:style-name="T8"> und </text:span><text:span text:style-name="T18">ZWEIDIFF</text:span><text:span text:style-name="T8">.</text:span><text:span text:style-name="T18">EXE</text:span><text:span text:style-name="T8"> zur Berechnung der ersten und zweiten Differenzen anhand der Programme </text:span><text:span text:style-name="T18">REST</text:span><text:span text:style-name="T8">_</text:span><text:span text:style-name="T18">1ST</text:span><text:span text:style-name="T8">.</text:span><text:span text:style-name="T18">EXE</text:span><text:span text:style-name="Footnote_20_Symbol"><text:span text:style-name="T18"><text:note text:id="ftn4" text:note-class="footnote"><text:note-citation>4</text:note-citation><text:note-body><text:p text:style-name="Footnote"><text:span text:style-name="T1"><text:s/>Das Programm liegt diesem Umdruck im selbstentpackendem Archiv bei.</text:span></text:p></text:note-body></text:note></text:span></text:span><text:span text:style-name="T8"> und </text:span><text:span text:style-name="T18">REST</text:span><text:span text:style-name="T8">_</text:span><text:span text:style-name="T18">2ND</text:span><text:span text:style-name="T8">.</text:span><text:span text:style-name="T18">EXE</text:span><text:span text:style-name="Footnote_20_Symbol"><text:span text:style-name="T18"><text:note text:id="ftn5" text:note-class="footnote"><text:note-citation>5</text:note-citation><text:note-body><text:p text:style-name="Footnote"><text:s/><text:span text:style-name="T1">Das Programm liegt diesem Umdruck im selbstentpackendem Archiv bei.</text:span></text:p></text:note-body></text:note></text:span></text:span><text:span text:style-name="T8">. Diese Programme, im Verzeichnis </text:span><text:span text:style-name="T18">C:\KOMPRESS</text:span><text:span text:style-name="T8">, berechnen aus den Dateien der ersten, bzw. zweiten Differenzen die Originaldaten. Die Eingabedatei ist in der Kommandozeile mit anzugeben und die Ausgabedatei heißt </text:span><text:span text:style-name="T18">REST.1ST</text:span><text:span text:style-name="T8"> bzw. </text:span><text:span text:style-name="T18">REST.2ND</text:span><text:span text:style-name="T8">. </text:span></text:p>
            <text:p text:style-name="P1"><text:span text:style-name="T10">Beispielaufruf</text:span><text:span text:style-name="T8">: </text:span><text:span text:style-name="T18">C:\KOMPRESS&gt;</text:span><text:span text:style-name="T21">REST_1ST.EXE ASCII.1ST</text:span></text:p>
            <text:p text:style-name="P1"><text:span text:style-name="T10">Erzeugte Datei</text:span><text:span text:style-name="T8">:</text:span><text:span text:style-name="T18"> REST.1ST</text:span></text:p>
            <text:p text:style-name="P1"><text:span text:style-name="T10">Beispielaufruf</text:span><text:span text:style-name="T8">: </text:span><text:span text:style-name="T18">C:\KOMPRESS&gt;</text:span><text:span text:style-name="T21">REST_2ND.EXE ASCII.2ND</text:span></text:p>
            <text:p text:style-name="P1"><text:span text:style-name="T10">Erzeugte Datei</text:span><text:span text:style-name="T18">: REST.2ND</text:span></text:p>
            <text:p text:style-name="P1"><text:span text:style-name="T8">Vergleichen Sie dazu die aus den ersten oder zweiten Differenzen rekonstruierten Dateien mit den Originalen durch das </text:span><text:span text:style-name="T18">DOS</text:span><text:span text:style-name="T8">-Betriebssystemprogramm </text:span><text:span text:style-name="T18">COMP</text:span><text:span text:style-name="T8">.</text:span><text:span text:style-name="T18">COM</text:span><text:span text:style-name="T8">. Aufruf: </text:span><text:span text:style-name="T18">COMP</text:span><text:span text:style-name="T8"> &lt;</text:span><text:span text:style-name="T18">Datei1</text:span><text:span text:style-name="T8">&gt; &lt;</text:span><text:span text:style-name="T18">Datei2</text:span><text:span text:style-name="T8">&gt;</text:span></text:p>
            <text:p text:style-name="P1"><text:span text:style-name="T10">Beispielaufruf</text:span><text:span text:style-name="T19">:</text:span><text:span text:style-name="T18"> C:\KOMPRESS&gt;</text:span><text:span text:style-name="T21">COMP.COM ASCII.MES REST.1ST</text:span></text:p>
            <text:p text:style-name="P1"><text:span text:style-name="T10">oder:</text:span><text:span text:style-name="T8"> <text:s text:c="10"/></text:span><text:span text:style-name="T18">C:\KOMPRESS&gt;</text:span><text:span text:style-name="T21">COMP.COM ASCII.MES REST.2ND</text:span></text:p>
            <text:p text:style-name="P1"><text:span text:style-name="T8">Berechnen ihre Programme </text:span><text:span text:style-name="T18">EINSDIFF</text:span><text:span text:style-name="T8">.</text:span><text:span text:style-name="T18">EXE</text:span><text:span text:style-name="T8"> und </text:span><text:span text:style-name="T18">ZWEIDIFF</text:span><text:span text:style-name="T8">.</text:span><text:span text:style-name="T18">EXE</text:span><text:span text:style-name="T8"> die Differenzen richtig, so erscheint z.B. folgende Meldung:</text:span></text:p>
            <text:p text:style-name="P12"/>
            <text:p text:style-name="P70">+---------------------------------------------------------+</text:p>
            <text:p text:style-name="P70">¦ C:\KOMPRESS&gt;COMP.COM ASCII.MES REST.1ST <text:s text:c="16"/>¦</text:p>
            <text:p text:style-name="P70">¦ Vergleiche ASCII.MES und REST.1ST <text:s text:c="22"/>¦</text:p>
            <text:p text:style-name="P70">¦ Dateien identisch <text:s text:c="38"/>¦</text:p>
            <text:p text:style-name="P70">¦ <text:s text:c="56"/>¦</text:p>
            <text:p text:style-name="P70">¦ Weitere Dateien vergleichen? (J/N) <text:s text:c="21"/>¦</text:p>
            <text:p text:style-name="P70">¦ <text:s text:c="56"/>¦</text:p>
            <text:p text:style-name="P70">+---------------------------------------------------------+</text:p>
            <text:p text:style-name="P44">Bildschirmauszug <text:s text:c="92"/>Bild 18</text:p>
            <text:p text:style-name="P12"/>
          </table:table-cell>
        </table:table-row>
        <table:table-row table:style-name="Tabelle8.1">
          <table:table-cell table:style-name="Tabelle8.A1" office:value-type="string">
            <text:p text:style-name="P12">-</text:p>
          </table:table-cell>
          <table:table-cell table:style-name="Tabelle8.A1" office:value-type="string">
            <text:p text:style-name="P1"><text:span text:style-name="T8">Komprimieren Sie alle Dateien </text:span><text:span text:style-name="T18">( *.MES, *.1ST, *.2ND)</text:span><text:span text:style-name="T8"> mit ihrem Kompressionsprogramm </text:span><text:span text:style-name="T18">COMPRESS</text:span><text:span text:style-name="T8">.</text:span><text:span text:style-name="T18">EXE</text:span><text:span text:style-name="T8">. </text:span></text:p>
          </table:table-cell>
        </table:table-row>
        <table:table-row table:style-name="Tabelle8.1">
          <table:table-cell table:style-name="Tabelle8.A1" office:value-type="string">
            <text:p text:style-name="P12">-</text:p>
          </table:table-cell>
          <table:table-cell table:style-name="Tabelle8.A1" office:value-type="string">
            <text:p text:style-name="P12">Welche Kompressionsgrade ergeben sich?</text:p>
          </table:table-cell>
        </table:table-row>
        <table:table-row table:style-name="Tabelle8.1">
          <table:table-cell table:style-name="Tabelle8.A1" office:value-type="string">
            <text:p text:style-name="P12">-</text:p>
          </table:table-cell>
          <table:table-cell table:style-name="Tabelle8.A1" office:value-type="string">
            <text:p text:style-name="P12">Kommentieren Sie die Ergebnisse.</text:p>
          </table:table-cell>
        </table:table-row>
        <table:table-row table:style-name="Tabelle8.1">
          <table:table-cell table:style-name="Tabelle8.A1" office:value-type="string">
            <text:p text:style-name="P12">-</text:p>
          </table:table-cell>
          <table:table-cell table:style-name="Tabelle8.A1" office:value-type="string">
            <text:p text:style-name="P1"><text:span text:style-name="T9">Haben Sie Anregungen, Kritikpunkte, Verbesserungsvorschläge, etc. zu diesem Versuch, dem Umdruck, dem Labor? Fügen Sie diese bitte dem Bericht bei</text:span><text:span text:style-name="T8">.</text:span></text:p>
          </table:table-cell>
        </table:table-row>
      </table:table>
      <text:p text:style-name="P2"/>
      <text:p text:style-name="P86"><text:tab/>Literatur zur Datenkompression</text:p>
      <table:table table:name="Tabelle9" table:style-name="Tabelle9">
        <table:table-column table:style-name="Tabelle9.A"/>
        <table:table-column table:style-name="Tabelle9.B"/>
        <table:table-row table:style-name="Tabelle9.1">
          <table:table-cell table:style-name="Tabelle9.A1" office:value-type="string">
            <text:p text:style-name="P54">[1]</text:p>
          </table:table-cell>
          <table:table-cell table:style-name="Tabelle9.A1" office:value-type="string">
            <text:p text:style-name="P54">Datenkomprimierung, Effiziente Algorithmen in C, Mark Nelson, Heinz Heise Verlag, </text:p>
            <text:p text:style-name="P54">Hannover, 1993, ISBN 3-88229-022-6</text:p>
          </table:table-cell>
        </table:table-row>
        <table:table-row table:style-name="Tabelle9.1">
          <table:table-cell table:style-name="Tabelle9.A1" office:value-type="string">
            <text:p text:style-name="P54">[2]</text:p>
          </table:table-cell>
          <table:table-cell table:style-name="Tabelle9.A1" office:value-type="string">
            <text:p text:style-name="P54">Data Compression, Techniques and Applications, Thomas J. Lynch,</text:p>
            <text:p text:style-name="P54">Van Nostrand Reinhold Company Inc., New York, 1985, ISBN 0-534-03418-7</text:p>
          </table:table-cell>
        </table:table-row>
        <table:table-row table:style-name="Tabelle9.1">
          <table:table-cell table:style-name="Tabelle9.A1" office:value-type="string">
            <text:p text:style-name="P54">[3]</text:p>
          </table:table-cell>
          <table:table-cell table:style-name="Tabelle9.A1" office:value-type="string">
            <text:p text:style-name="P54">Digitale Kommunikationstechnik, Skript von Prof. D. Stark, FH Hannover, </text:p>
            <text:p text:style-name="P54">FB Elektrotechnik, ASTA Papierverkauf, DKT 9/89</text:p>
          </table:table-cell>
        </table:table-row>
        <table:table-row table:style-name="Tabelle9.1">
          <table:table-cell table:style-name="Tabelle9.A1" office:value-type="string">
            <text:p text:style-name="P54">[4]</text:p>
          </table:table-cell>
          <table:table-cell table:style-name="Tabelle9.A1" office:value-type="string">
            <text:p text:style-name="P54">Informationsverschwendung - Nein danke, Datenkompression durch Huffman-Codierung,</text:p>
            <text:p text:style-name="P54">Zeitschrift c't 01/87, S. 90ff</text:p>
          </table:table-cell>
        </table:table-row>
        <table:table-row table:style-name="Tabelle9.1">
          <table:table-cell table:style-name="Tabelle9.A1" office:value-type="string">
            <text:p text:style-name="P54">[5]</text:p>
          </table:table-cell>
          <table:table-cell table:style-name="Tabelle9.A1" office:value-type="string">
            <text:p text:style-name="P54">Bilderpresse, Datenkompression in der Bildverarbeitung.</text:p>
            <text:p text:style-name="P54">Zeitschrift c't 02/91, S. 44ff</text:p>
          </table:table-cell>
        </table:table-row>
        <table:table-row table:style-name="Tabelle9.1">
          <table:table-cell table:style-name="Tabelle9.A1" office:value-type="string">
            <text:p text:style-name="P54">[6]</text:p>
          </table:table-cell>
          <table:table-cell table:style-name="Tabelle9.A1" office:value-type="string">
            <text:p text:style-name="P54">Imploding... freezing... done, Verfahren und Techniken zur Datenkompression,</text:p>
            <text:p text:style-name="P54">Zeitschrift c't 10/91, S. 278ff</text:p>
          </table:table-cell>
        </table:table-row>
        <table:table-row table:style-name="Tabelle9.1">
          <table:table-cell table:style-name="Tabelle9.A1" office:value-type="string">
            <text:p text:style-name="P54">[7]</text:p>
          </table:table-cell>
          <table:table-cell table:style-name="Tabelle9.A1" office:value-type="string">
            <text:p text:style-name="P54">Einführung in Ansi C, Teil 5 - Einführung in Kompressionsalgorithmen u.a.,</text:p>
            <text:p text:style-name="P54">Zeitschrift PC Professional 04/92, S. 355ff</text:p>
          </table:table-cell>
        </table:table-row>
        <table:table-row table:style-name="Tabelle9.1">
          <table:table-cell table:style-name="Tabelle9.A1" office:value-type="string">
            <text:p text:style-name="P54">[8]</text:p>
          </table:table-cell>
          <table:table-cell table:style-name="Tabelle9.A1" office:value-type="string">
            <text:p text:style-name="P54">Die Entropie der deutsche Sprache, K.Kupfmüller, FTZ 6, Darmstadt, 1954</text:p>
          </table:table-cell>
        </table:table-row>
      </table:table>
      <text:p text:style-name="P2"/>
      <text:p text:style-name="P2"/>
      <text:p text:style-name="P85"><text:span text:style-name="T12">Anhang: <text:tab/></text:span><text:span text:style-name="T13">Grundlagen des IEC-BUS</text:span></text:p>
      <text:p text:style-name="P54">Siehe dazu: Laborumdruck Nr. 13, IEC-B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charset="x-symbol"/>
    <style:font-face style:name="Mangal1" svg:font-family="Mangal"/>
    <style:font-face style:name="Courier" svg:font-family="Courier" style:font-family-generic="modern"/>
    <style:font-face style:name="Courier New" svg:font-family="'Courier New'" style:font-family-generic="modern"/>
    <style:font-face style:name="Courier New Greek" svg:font-family="'Courier New Greek'"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ourier" fo:font-size="12pt" fo:language="de" fo:country="DE" style:font-name-asian="Courier" style:font-size-asian="12pt" style:font-name-complex="Courier"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Times New Roman" fo:font-size="10pt" style:font-name-asian="Times New Roman" style:font-size-asian="10pt" style:font-name-complex="Times New Roman" style:font-size-complex="10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list-style-name="" style:class="text">
      <style:paragraph-properties fo:margin-top="0.423cm" fo:margin-bottom="0.106cm" style:contextual-spacing="false" fo:keep-with-next="always"/>
      <style:text-properties style:font-name="Times New Roman" fo:font-weight="bold" style:letter-kerning="true" style:font-name-asian="Times New Roman" style:font-weight-asian="bold" style:font-name-complex="Times New Roman" style:font-weight-complex="bold"/>
    </style:style>
    <style:style style:name="Heading_20_2" style:display-name="Heading 2" style:family="paragraph" style:parent-style-name="Standard" style:next-style-name="Standard" style:list-style-name="" style:class="text">
      <style:paragraph-properties fo:margin-top="0.423cm" fo:margin-bottom="0.106cm" style:contextual-spacing="false" fo:keep-with-next="always"/>
      <style:text-properties style:font-name="Arial" fo:font-style="italic" fo:font-weight="bold" style:font-name-asian="Arial" style:font-style-asian="italic" style:font-weight-asian="bold" style:font-name-complex="Arial" style:font-style-complex="italic" style:font-weight-complex="bold"/>
    </style:style>
    <style:style style:name="Heading_20_3" style:display-name="Heading 3" style:family="paragraph" style:parent-style-name="Standard" style:next-style-name="Standard" style:list-style-name="" style:class="text">
      <style:paragraph-properties fo:margin-top="0.423cm" fo:margin-bottom="0.106cm" style:contextual-spacing="false" fo:keep-with-next="always"/>
      <style:text-properties style:font-name="Times New Roman" fo:font-weight="bold" style:font-name-asian="Times New Roman" style:font-weight-asian="bold" style:font-name-complex="Times New Roman" style:font-weight-complex="bold"/>
    </style:style>
    <style:style style:name="Heading_20_4" style:display-name="Heading 4" style:family="paragraph" style:parent-style-name="Standard" style:next-style-name="Standard" style:list-style-name="" style:class="text">
      <style:paragraph-properties fo:margin-top="0.423cm" fo:margin-bottom="0.106cm" style:contextual-spacing="false" fo:keep-with-next="always"/>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Heading_20_5" style:display-name="Heading 5" style:family="paragraph" style:parent-style-name="Standard" style:next-style-name="Standard" style:list-style-name="" style:class="text">
      <style:paragraph-properties fo:margin-top="0.423cm" fo:margin-bottom="0.106cm" style:contextual-spacing="false"/>
      <style:text-properties style:font-name="Arial" fo:font-size="11pt" style:font-name-asian="Arial" style:font-size-asian="11pt" style:font-name-complex="Arial" style:font-size-complex="11pt"/>
    </style:style>
    <style:style style:name="Heading_20_6" style:display-name="Heading 6" style:family="paragraph" style:parent-style-name="Standard" style:next-style-name="Standard" style:list-style-name="" style:class="text">
      <style:paragraph-properties fo:margin-top="0.423cm" fo:margin-bottom="0.106cm" style:contextual-spacing="false"/>
      <style:text-properties style:font-name="Arial" fo:font-size="11pt" fo:font-style="italic" style:font-name-asian="Arial" style:font-size-asian="11pt" style:font-style-asian="italic" style:font-name-complex="Arial" style:font-size-complex="11pt" style:font-style-complex="italic"/>
    </style:style>
    <style:style style:name="Heading_20_7" style:display-name="Heading 7" style:family="paragraph" style:parent-style-name="Standard" style:next-style-name="Standard" style:list-style-name="" style:class="text">
      <style:paragraph-properties fo:margin-top="0.423cm" fo:margin-bottom="0.106cm" style:contextual-spacing="false"/>
      <style:text-properties style:font-name="Arial" fo:font-size="10pt" style:font-name-asian="Arial" style:font-size-asian="10pt" style:font-name-complex="Arial" style:font-size-complex="10pt"/>
    </style:style>
    <style:style style:name="Heading_20_8" style:display-name="Heading 8" style:family="paragraph" style:parent-style-name="Standard" style:next-style-name="Standard" style:list-style-name="" style:class="text">
      <style:paragraph-properties fo:margin-top="0.423cm" fo:margin-bottom="0.106cm" style:contextual-spacing="false"/>
      <style:text-properties style:font-name="Arial" fo:font-size="10pt" fo:font-style="italic" style:font-name-asian="Arial"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list-style-name="" style:class="text">
      <style:paragraph-properties fo:margin-top="0.423cm" fo:margin-bottom="0.106cm" style:contextual-spacing="false"/>
      <style:text-properties style:font-name="Arial" fo:font-size="9pt" fo:font-style="italic" style:font-name-asian="Arial" style:font-size-asian="9pt" style:font-style-asian="italic" style:font-name-complex="Arial" style:font-size-complex="9pt" style:font-style-complex="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cm" style:contextual-spacing="false">
        <style:tab-stops>
          <style:tab-stop style:position="16.602cm" style:type="right"/>
        </style:tab-stops>
      </style:paragraph-properties>
      <style:text-properties fo:text-transform="uppercase" style:font-name="Arial" fo:font-weight="bold" style:font-name-asian="Arial" style:font-weight-asian="bold" style:font-name-complex="Arial" style:font-weight-complex="bold"/>
    </style:style>
    <style:style style:name="Contents_20_2" style:display-name="Contents 2" style:family="paragraph" style:parent-style-name="Standard" style:next-style-name="Standard" style:class="index">
      <style:paragraph-properties fo:margin-left="0.423cm" fo:margin-right="0cm" fo:margin-top="0.423cm" fo:margin-bottom="0cm" style:contextual-spacing="false" fo:text-indent="0cm" style:auto-text-indent="false">
        <style:tab-stops>
          <style:tab-stop style:position="16.602cm" style:type="right"/>
        </style:tab-stops>
      </style:paragraph-properties>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16.602cm" style:type="right"/>
        </style:tab-stops>
      </style:paragraph-properties>
      <style:text-properties style:font-name="Times New Roman" fo:font-size="10pt" style:font-name-asian="Times New Roman" style:font-size-asian="10pt" style:font-name-complex="Times New Roman"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602cm" style:type="right"/>
        </style:tab-stops>
      </style:paragraph-properties>
      <style:text-properties style:font-name="Times New Roman" fo:font-size="10pt" style:font-name-asian="Times New Roman" style:font-size-asian="10pt" style:font-name-complex="Times New Roman" style:font-size-complex="10pt"/>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602cm" style:type="right"/>
        </style:tab-stops>
      </style:paragraph-properties>
      <style:text-properties style:font-name="Times New Roman" fo:font-size="10pt" style:font-name-asian="Times New Roman" style:font-size-asian="10pt" style:font-name-complex="Times New Roman" style:font-size-complex="10pt"/>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602cm" style:type="right"/>
        </style:tab-stops>
      </style:paragraph-properties>
      <style:text-properties style:font-name="Times New Roman" fo:font-size="10pt" style:font-name-asian="Times New Roman" style:font-size-asian="10pt" style:font-name-complex="Times New Roman" style:font-size-complex="10pt"/>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602cm" style:type="right"/>
        </style:tab-stops>
      </style:paragraph-properties>
      <style:text-properties style:font-name="Times New Roman" fo:font-size="10pt" style:font-name-asian="Times New Roman" style:font-size-asian="10pt" style:font-name-complex="Times New Roman" style:font-size-complex="10pt"/>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602cm" style:type="right"/>
        </style:tab-stops>
      </style:paragraph-properties>
      <style:text-properties style:font-name="Times New Roman" fo:font-size="10pt" style:font-name-asian="Times New Roman" style:font-size-asian="10pt" style:font-name-complex="Times New Roman" style:font-size-complex="10pt"/>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602cm" style:type="right"/>
        </style:tab-stops>
      </style:paragraph-properties>
      <style:text-properties style:font-name="Times New Roman" fo:font-size="10pt" style:font-name-asian="Times New Roman" style:font-size-asian="10pt" style:font-name-complex="Times New Roman" style:font-size-complex="10pt"/>
    </style:style>
    <style:style style:name="Footnote" style:family="paragraph" style:parent-style-name="Standard" style:class="extra">
      <style:text-properties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Tabelle10" style:family="table">
      <style:table-properties style:width="16.879cm" fo:margin-left="-0.136cm" table:align="left" style:writing-mode="lr-tb"/>
    </style:style>
    <style:style style:name="Tabelle10.A" style:family="table-column">
      <style:table-column-properties style:column-width="6.124cm"/>
    </style:style>
    <style:style style:name="Tabelle10.B" style:family="table-column">
      <style:table-column-properties style:column-width="6.001cm"/>
    </style:style>
    <style:style style:name="Tabelle10.C" style:family="table-column">
      <style:table-column-properties style:column-width="4.75cm"/>
    </style:style>
    <style:style style:name="Tabelle10.1" style:family="table-row">
      <style:table-row-properties fo:keep-together="auto"/>
    </style:style>
    <style:style style:name="Tabelle10.A1" style:family="table-cell">
      <style:table-cell-properties style:vertical-align="top" fo:padding-left="0.123cm" fo:padding-right="0.123cm" fo:padding-top="0cm" fo:padding-bottom="0cm" fo:border-left="0.75pt solid #000000" fo:border-right="none" fo:border-top="0.75pt solid #000000" fo:border-bottom="none" style:writing-mode="lr-tb"/>
    </style:style>
    <style:style style:name="Tabelle10.C1" style:family="table-cell">
      <style:table-cell-properties style:vertical-align="top" fo:padding-left="0.123cm" fo:padding-right="0.123cm" fo:padding-top="0cm" fo:padding-bottom="0cm" fo:border-left="0.75pt solid #000000" fo:border-right="0.75pt solid #000000" fo:border-top="0.75pt solid #000000" fo:border-bottom="none" style:writing-mode="lr-tb"/>
    </style:style>
    <style:style style:name="Tabelle10.A2"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elle10.C2" style:family="table-cell">
      <style:table-cell-properties style:vertical-align="top" fo:padding-left="0.123cm" fo:padding-right="0.123cm" fo:padding-top="0cm" fo:padding-bottom="0cm" fo:border-left="0.75pt solid #000000" fo:border-right="0.75pt solid #000000" fo:border-top="none" fo:border-bottom="0.75pt solid #000000" style:writing-mode="lr-tb"/>
    </style:style>
    <style:style style:name="MP1" style:family="paragraph" style:parent-style-name="Standard">
      <style:paragraph-properties fo:line-height="0.423cm"/>
      <style:text-properties style:font-name="Times New Roman" fo:font-size="11pt" style:font-name-asian="Times New Roman" style:font-size-asian="11pt" style:font-name-complex="Times New Roman" style:font-size-complex="11pt"/>
    </style:style>
    <style:style style:name="MP2" style:family="paragraph" style:parent-style-name="Standard">
      <style:paragraph-properties fo:line-height="0.423cm" fo:text-align="center" style:justify-single-word="false"/>
      <style:text-properties style:font-name="Times New Roman" fo:font-size="11pt" fo:font-weight="bold" style:font-name-asian="Times New Roman" style:font-size-asian="11pt" style:font-weight-asian="bold" style:font-name-complex="Times New Roman" style:font-size-complex="11pt" style:font-weight-complex="bold"/>
    </style:style>
    <style:style style:name="MP3" style:family="paragraph" style:parent-style-name="Standard">
      <style:paragraph-properties fo:line-height="0.423cm" fo:text-align="end" style:justify-single-word="false"/>
      <style:text-properties style:font-name="Times New Roman" fo:font-size="11pt" style:font-name-asian="Times New Roman" style:font-size-asian="11pt" style:font-name-complex="Times New Roman" style:font-size-complex="11pt"/>
    </style:style>
    <style:style style:name="MP4" style:family="paragraph" style:parent-style-name="Standard">
      <style:paragraph-properties fo:line-height="0.423cm" fo:text-align="center" style:justify-single-word="false"/>
    </style:style>
    <style:style style:name="MP5" style:family="paragraph" style:parent-style-name="Standard">
      <style:paragraph-properties fo:line-height="0.423cm" fo:text-align="end" style:justify-single-word="false"/>
    </style:style>
    <style:style style:name="MP6" style:family="paragraph" style:parent-style-name="Standard">
      <style:paragraph-properties fo:text-align="justify" style:justify-single-word="false" fo:keep-together="always" fo:keep-with-next="alway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Times New Roman" style:font-name-asian="Times New Roman" style:font-name-complex="Times New Roman"/>
    </style:style>
    <style:style style:name="MT1" style:family="text">
      <style:text-properties style:font-name="Times New Roman" fo:font-size="11pt" style:font-name-asian="Times New Roman" style:font-size-asian="11pt" style:font-name-complex="Times New Roman" style:font-size-complex="11pt"/>
    </style:style>
    <style:page-layout style:name="Mpm1">
      <style:page-layout-properties fo:page-width="21.001cm" fo:page-height="29.7cm" style:num-format="1" style:print-orientation="portrait" fo:margin-top="1.27cm" fo:margin-bottom="1cm" fo:margin-left="2.4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bottom="0.631cm" style:dynamic-spacing="true"/>
      </style:header-style>
      <style:footer-style/>
    </style:page-layout>
    <style:page-layout style:name="Mpm2">
      <style:page-layout-properties fo:page-width="21.001cm" fo:page-height="29.7cm" style:num-format="1" style:print-orientation="portrait" fo:margin-top="2cm" fo:margin-bottom="1cm" fo:margin-left="2.4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elle10" table:style-name="Tabelle10">
          <table:table-column table:style-name="Tabelle10.A"/>
          <table:table-column table:style-name="Tabelle10.B"/>
          <table:table-column table:style-name="Tabelle10.C"/>
          <table:table-row table:style-name="Tabelle10.1">
            <table:table-cell table:style-name="Tabelle10.A1" office:value-type="string">
              <text:p text:style-name="MP1">Fachhochschule Hannover</text:p>
            </table:table-cell>
            <table:table-cell table:style-name="Tabelle10.A1" office:value-type="string">
              <text:p text:style-name="MP2">Datenkompression</text:p>
            </table:table-cell>
            <table:table-cell table:style-name="Tabelle10.C1" office:value-type="string">
              <text:p text:style-name="MP3">Versuch Nr. 12</text:p>
            </table:table-cell>
          </table:table-row>
          <table:table-row table:style-name="Tabelle10.1">
            <table:table-cell table:style-name="Tabelle10.A2" office:value-type="string">
              <text:p text:style-name="MP1">FG Datenverarbeitung</text:p>
            </table:table-cell>
            <table:table-cell table:style-name="Tabelle10.A2" office:value-type="string">
              <text:p text:style-name="MP4"><text:span text:style-name="MT1">Stand : </text:span><text:span text:style-name="MT1"><text:modification-date style:data-style-name="N30">15.02.00</text:modification-date></text:span></text:p>
            </table:table-cell>
            <table:table-cell table:style-name="Tabelle10.C2" office:value-type="string">
              <text:p text:style-name="MP5"><text:span text:style-name="MT1">Seite </text:span><text:span text:style-name="Page_20_Number"><text:span text:style-name="MT1"><text:page-number text:select-page="current">25</text:page-number></text:span></text:span></text:p>
            </table:table-cell>
          </table:table-row>
        </table:table>
        <text:p text:style-name="Header"/>
      </style:header>
    </style:master-page>
    <style:master-page style:name="First_20_Page" style:display-name="First Page" style:page-layout-name="Mpm2" style:next-style-name="Standard">
      <style:header>
        <text:p text:style-name="Standard"/>
        <text:p text:style-name="MP6"/>
      </style:header>
      <style:footer>
        <text:p text:style-name="Standard"/>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G Datenverarbeitung</meta:initial-creator>
    <meta:creation-date>2000-02-15T10:01:00</meta:creation-date>
    <dc:creator>FG PIA</dc:creator>
    <dc:date>2000-02-15T10:04:00</dc:date>
    <meta:print-date>2000-02-11T10:37:00</meta:print-date>
    <meta:editing-cycles>3</meta:editing-cycles>
    <meta:editing-duration>P15824DT17H31M44S</meta:editing-duration>
    <meta:document-statistic meta:table-count="10" meta:image-count="4" meta:object-count="0" meta:page-count="25" meta:paragraph-count="909" meta:word-count="8930" meta:character-count="70307" meta:non-whitespace-character-count="49465"/>
    <meta:generator>LibreOffice/3.6$Windows_x86 LibreOffice_project/e183d5b-f8ccaf6-3804794-95b4be8-895629</meta:generator>
    <meta:user-defined meta:name="Info 1"/>
    <meta:user-defined meta:name="Info 2"/>
    <meta:user-defined meta:name="Info 3"/>
    <meta:user-defined meta:name="Info 4"/>
  </office:meta>
</office:document-meta>
</file>